
<file path=META-INF/manifest.xml><?xml version="1.0" encoding="utf-8"?>
<manifest:manifest xmlns:manifest="urn:oasis:names:tc:opendocument:xmlns:manifest:1.0">
  <manifest:file-entry manifest:full-path="/" manifest:media-type="application/vnd.oasis.opendocument.text"/>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draw="urn:oasis:names:tc:opendocument:xmlns:drawing:1.0" xmlns:fo="urn:oasis:names:tc:opendocument:xmlns:xsl-fo-compatible:1.0" xmlns:style="urn:oasis:names:tc:opendocument:xmlns:style:1.0" xmlns:number="urn:oasis:names:tc:opendocument:xmlns:datastyle:1.0" xmlns:table="urn:oasis:names:tc:opendocument:xmlns:table:1.0" xmlns:text="urn:oasis:names:tc:opendocument:xmlns:text:1.0" xmlns:xlink="http://www.w3.org/1999/xlink" xmlns:dc="http://purl.org/dc/elements/1.1/" xmlns:svg="urn:oasis:names:tc:opendocument:xmlns:svg-compatible:1.0" xmlns:pcut="urn:cleverage:xmlns:post-processings:pcut">
  <office:scripts/>
  <office:font-face-decls>
    <style:font-face style:name="맑은 고딕" svg:font-family="맑은 고딕" style:font-family-generic="roman"/>
    <style:font-face style:name="굴림" svg:font-family="굴림" style:font-family-generic="roman"/>
    <style:font-face style:name="Arial" svg:font-family="Arial" style:font-family-generic="swiss"/>
    <style:font-face style:name="바탕" svg:font-family="바탕" style:font-family-generic="roman"/>
    <style:font-face style:name="Georgia" svg:font-family="Georgia" style:font-family-generic="roman"/>
  </office:font-face-decls>
  <office:automatic-styles>
    <style:style style:name="ID0ELFBG" style:family="paragraph" style:parent-style-name="Standard" style:master-page-name="Standard">
      <style:paragraph-properties fo:text-align="center" fo:margin-left="0cm" fo:text-indent="0cm" fo:margin-right="0cm" fo:widows="2" fo:orphans="2"/>
    </style:style>
    <style:style style:name="ID0EUFBG" style:family="text">
      <style:text-properties fo:font-weight="bold" fo:color="#577BEF" style:font-size-complex="18pt" fo:font-size="18pt"/>
    </style:style>
    <style:style style:name="ID0E6FBG" style:family="text">
      <style:text-properties fo:font-weight="bold" fo:color="#577BEF" style:font-size-complex="18pt" fo:font-size="18pt"/>
    </style:style>
    <style:style style:name="ID0EKGBG" style:family="text">
      <style:text-properties fo:font-weight="bold" fo:color="#577BEF" style:font-size-complex="18pt" fo:font-size="18pt"/>
    </style:style>
    <style:style style:name="ID0EVGBG" style:family="text">
      <style:text-properties fo:font-weight="bold" fo:color="#577BEF" style:font-size-complex="18pt" fo:font-size="18pt"/>
    </style:style>
    <style:style style:name="ID0EAHBG" style:family="text">
      <style:text-properties fo:font-weight="bold" fo:color="#577BEF" style:font-size-complex="18pt" fo:font-size="18pt"/>
    </style:style>
    <style:style style:name="ID0EKHBG" style:family="table">
      <style:table-properties table:border-model="collapsing" style:width="17.385cm" table:align="center" fo:margin-left="-0.049cm" fo:margin-bottom="0cm"/>
    </style:style>
    <style:style style:name="ID0EGIBG" style:family="table-column">
      <style:table-column-properties style:column-width="3.808cm"/>
    </style:style>
    <style:style style:name="ID0EIIBG" style:family="table-column">
      <style:table-column-properties style:column-width="4.972cm"/>
    </style:style>
    <style:style style:name="ID0EKIBG" style:family="table-column">
      <style:table-column-properties style:column-width="3.995cm"/>
    </style:style>
    <style:style style:name="ID0EMIBG" style:family="table-column">
      <style:table-column-properties style:column-width="4.609cm"/>
    </style:style>
    <style:style style:name="ID0EOIBG" style:family="table-row">
      <style:table-row-properties style:min-row-height="0.801cm" style:keep-together="true"/>
    </style:style>
    <style:style style:name="ID0ETIBG"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AKBG" style:family="paragraph" style:parent-style-name="Standard">
      <style:paragraph-properties fo:text-align="center" fo:margin-left="0cm" fo:text-indent="0cm" fo:margin-right="0cm" fo:widows="2" fo:orphans="2"/>
    </style:style>
    <style:style style:name="ID0EJKBG" style:family="text">
      <style:text-properties fo:font-weight="bold" fo:color="#FFFFFF"/>
    </style:style>
    <style:style style:name="ID0EPKBG"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YLBG" style:family="paragraph" style:parent-style-name="Standard">
      <style:paragraph-properties fo:text-align="center" fo:margin-left="0cm" fo:text-indent="0cm" fo:margin-right="0cm" fo:widows="2" fo:orphans="2"/>
    </style:style>
    <style:style style:name="ID0EBMBG" style:family="text">
      <style:text-properties/>
    </style:style>
    <style:style style:name="ID0EFMBG" style:family="text">
      <style:text-properties style:language-asian="ko" style:country-asian="KR"/>
    </style:style>
    <style:style style:name="ID0EKMBG"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XNBG" style:family="paragraph" style:parent-style-name="Standard">
      <style:paragraph-properties fo:text-align="center" fo:margin-left="0cm" fo:text-indent="0cm" fo:margin-right="0cm" fo:widows="2" fo:orphans="2"/>
    </style:style>
    <style:style style:name="ID0EAOBG" style:family="text">
      <style:text-properties fo:font-weight="bold" fo:color="#FFFFFF"/>
    </style:style>
    <style:style style:name="ID0EGOBG"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FFFFFF"/>
    </style:style>
    <style:style style:name="ID0ETPBG" style:family="paragraph" style:parent-style-name="Standard">
      <style:paragraph-properties fo:text-align="center" fo:margin-left="0cm" fo:text-indent="0cm" fo:margin-right="0cm" fo:widows="2" fo:orphans="2"/>
    </style:style>
    <style:style style:name="ID0E3PBG" style:family="text">
      <style:text-properties/>
    </style:style>
    <style:style style:name="ID0E6PBG" style:family="table-row">
      <style:table-row-properties style:min-row-height="0.801cm" style:keep-together="true"/>
    </style:style>
    <style:style style:name="ID0EEQBG"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RRBG" style:family="paragraph" style:parent-style-name="Standard">
      <style:paragraph-properties fo:text-align="center" fo:margin-left="0cm" fo:text-indent="0cm" fo:margin-right="0cm" fo:widows="2" fo:orphans="2"/>
    </style:style>
    <style:style style:name="ID0E1RBG" style:family="text">
      <style:text-properties fo:font-weight="bold" fo:color="#FFFFFF"/>
    </style:style>
    <style:style style:name="ID0EASBG"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LTBG" style:family="paragraph" style:parent-style-name="Standard">
      <style:paragraph-properties fo:text-align="center" fo:margin-left="0cm" fo:text-indent="0cm" fo:margin-right="0cm" fo:widows="2" fo:orphans="2"/>
    </style:style>
    <style:style style:name="ID0EUTBG" style:family="text">
      <style:text-properties/>
    </style:style>
    <style:style style:name="ID0EXTBG" style:family="paragraph" style:parent-style-name="Standard">
      <style:paragraph-properties fo:margin-left="0cm" fo:text-indent="0cm" fo:margin-right="0cm" fo:widows="2" fo:orphans="2"/>
      <style:text-properties fo:color="#000000" style:font-size-complex="5pt" fo:font-size="5pt"/>
    </style:style>
    <style:style style:name="ID0EFUBG" style:family="paragraph" style:parent-style-name="Standard">
      <style:paragraph-properties fo:margin-left="0cm" fo:text-indent="0cm" fo:margin-right="0cm" fo:widows="2" fo:orphans="2"/>
    </style:style>
    <style:style style:name="ID0EMUBG" style:family="text">
      <style:text-properties fo:font-weight="bold" fo:color="#000000"/>
    </style:style>
    <style:style style:name="ID0ESUBG" style:family="table">
      <style:table-properties table:border-model="collapsing" style:width="17.277cm" table:align="center" fo:margin-left="-0.049cm" fo:margin-bottom="0cm"/>
    </style:style>
    <style:style style:name="ID0EOVBG" style:family="table-column">
      <style:table-column-properties style:column-width="3.729cm"/>
    </style:style>
    <style:style style:name="ID0EQVBG" style:family="table-column">
      <style:table-column-properties style:column-width="2.725cm"/>
    </style:style>
    <style:style style:name="ID0ESVBG" style:family="table-column">
      <style:table-column-properties style:column-width="3.491cm"/>
    </style:style>
    <style:style style:name="ID0EUVBG" style:family="table-column">
      <style:table-column-properties style:column-width="2.796cm"/>
    </style:style>
    <style:style style:name="ID0EWVBG" style:family="table-column">
      <style:table-column-properties style:column-width="4.537cm"/>
    </style:style>
    <style:style style:name="ID0EYVBG" style:family="table-row">
      <style:table-row-properties style:min-row-height="0.884cm" style:keep-together="true"/>
    </style:style>
    <style:style style:name="ID0E4VBG" style:family="table-cell">
      <style:table-cell-properties fo:padding-bottom="0cm" fo:padding-left="0.191cm" fo:padding-right="0.191cm" fo:padding-top="0cm" fo:border-left=".018cm solid #577BEF" fo:border-right=".018cm solid #577BEF" fo:border-bottom=".018cm solid #577BEF" fo:border-top=".018cm solid #577BEF"/>
    </style:style>
    <style:style style:name="ID0EGXBG" style:family="paragraph" style:parent-style-name="Standard">
      <style:paragraph-properties fo:text-align="center" fo:margin-left="0cm" fo:text-indent="0cm" fo:margin-right="0cm" fo:widows="2" fo:orphans="2"/>
      <style:text-properties fo:font-weight="bold"/>
    </style:style>
    <style:style style:name="ID0ERXBG"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5YBG" style:family="paragraph" style:parent-style-name="Standard">
      <style:paragraph-properties fo:text-align="center" fo:margin-left="0cm" fo:text-indent="0cm" fo:margin-right="0cm" fo:widows="2" fo:orphans="2"/>
    </style:style>
    <style:style style:name="ID0EHZBG" style:family="text">
      <style:text-properties fo:font-weight="bold" fo:color="#FFFFFF"/>
    </style:style>
    <style:style style:name="ID0ENZBG"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W1BG" style:family="paragraph" style:parent-style-name="Standard">
      <style:paragraph-properties fo:text-align="center" fo:margin-left="0cm" fo:text-indent="0cm" fo:margin-right="0cm" fo:widows="2" fo:orphans="2"/>
    </style:style>
    <style:style style:name="ID0E61BG" style:family="text">
      <style:text-properties style:language-asian="ko" style:country-asian="KR"/>
    </style:style>
    <style:style style:name="ID0EE2BG"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R3BG" style:family="paragraph" style:parent-style-name="Standard">
      <style:paragraph-properties fo:text-align="center" fo:margin-left="0cm" fo:text-indent="0cm" fo:margin-right="0cm" fo:widows="2" fo:orphans="2"/>
    </style:style>
    <style:style style:name="ID0E13BG" style:family="text">
      <style:text-properties fo:font-weight="bold" fo:color="#FFFFFF"/>
    </style:style>
    <style:style style:name="ID0EA4BG"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J5BG" style:family="paragraph" style:parent-style-name="Standard">
      <style:paragraph-properties fo:text-align="center" fo:margin-left="0cm" fo:text-indent="0cm" fo:margin-right="0cm" fo:widows="2" fo:orphans="2"/>
    </style:style>
    <style:style style:name="ID0ES5BG" style:family="text">
      <style:text-properties style:language-asian="ko" style:country-asian="KR"/>
    </style:style>
    <style:style style:name="ID0EX5BG" style:family="text">
      <style:text-properties/>
    </style:style>
    <style:style style:name="ID0E15BG" style:family="table-row">
      <style:table-row-properties style:min-row-height="1.124cm" style:keep-together="true"/>
    </style:style>
    <style:style style:name="ID0E65BG" style:family="table-cell">
      <style:table-cell-properties fo:padding-bottom="0cm" fo:padding-left="0.191cm" fo:padding-right="0.191cm" fo:padding-top="0cm" fo:border-left=".018cm solid #577BEF" fo:border-right=".018cm solid #577BEF" fo:border-bottom=".018cm solid #577BEF" fo:border-top=".018cm solid #577BEF"/>
    </style:style>
    <style:style style:name="ID0EGAAI" style:family="paragraph" style:parent-style-name="Standard">
      <style:paragraph-properties fo:margin-left="0cm" fo:text-indent="0cm" fo:margin-right="0cm" fo:widows="2" fo:orphans="2"/>
    </style:style>
    <style:style style:name="ID0EMAA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ZBAI" style:family="paragraph" style:parent-style-name="Standard">
      <style:paragraph-properties fo:text-align="center" fo:margin-left="0cm" fo:text-indent="0cm" fo:margin-right="0cm" fo:widows="2" fo:orphans="2"/>
    </style:style>
    <style:style style:name="ID0ECCAI" style:family="text">
      <style:text-properties fo:font-weight="bold" fo:color="#FFFFFF"/>
    </style:style>
    <style:style style:name="ID0EICA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RDAI" style:family="paragraph" style:parent-style-name="Standard">
      <style:paragraph-properties fo:text-align="center" fo:margin-left="0cm" fo:text-indent="0cm" fo:margin-right="0cm" fo:widows="2" fo:orphans="2"/>
    </style:style>
    <style:style style:name="ID0E1DAI" style:family="text">
      <style:text-properties/>
    </style:style>
    <style:style style:name="ID0E4DA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KFAI" style:family="paragraph" style:parent-style-name="Standard">
      <style:paragraph-properties fo:text-align="center" fo:margin-left="0cm" fo:text-indent="0cm" fo:margin-right="0cm" fo:widows="2" fo:orphans="2"/>
    </style:style>
    <style:style style:name="ID0ETFAI" style:family="text">
      <style:text-properties fo:font-weight="bold" fo:color="#FFFFFF"/>
    </style:style>
    <style:style style:name="ID0EZFA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CHAI" style:family="paragraph" style:parent-style-name="Standard">
      <style:paragraph-properties fo:text-align="center" fo:margin-left="0cm" fo:text-indent="0cm" fo:margin-right="0cm" fo:widows="2" fo:orphans="2"/>
    </style:style>
    <style:style style:name="ID0ELHAI" style:family="text">
      <style:text-properties style:language-asian="ko" style:country-asian="KR"/>
    </style:style>
    <style:style style:name="ID0EQHAI" style:family="table-row">
      <style:table-row-properties style:min-row-height="0.727cm" style:keep-together="true"/>
    </style:style>
    <style:style style:name="ID0EVHAI" style:family="table-cell">
      <style:table-cell-properties fo:padding-bottom="0cm" fo:padding-left="0.191cm" fo:padding-right="0.191cm" fo:padding-top="0cm" fo:border-left=".018cm solid #577BEF" fo:border-right=".018cm solid #577BEF" fo:border-bottom=".018cm solid #577BEF" fo:border-top=".018cm solid #577BEF"/>
    </style:style>
    <style:style style:name="ID0E2IAI" style:family="paragraph" style:parent-style-name="Standard">
      <style:paragraph-properties fo:margin-left="0cm" fo:text-indent="0cm" fo:margin-right="0cm" fo:widows="2" fo:orphans="2"/>
    </style:style>
    <style:style style:name="ID0EBJA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OKAI" style:family="paragraph" style:parent-style-name="Standard">
      <style:paragraph-properties fo:text-align="center" fo:margin-left="0cm" fo:text-indent="0cm" fo:margin-right="0cm" fo:widows="2" fo:orphans="2"/>
    </style:style>
    <style:style style:name="ID0EXKAI" style:family="text">
      <style:text-properties fo:font-weight="bold" fo:color="#FFFFFF"/>
    </style:style>
    <style:style style:name="ID0E4KA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IMAI" style:family="paragraph" style:parent-style-name="Standard">
      <style:paragraph-properties fo:text-align="center" fo:margin-left="0.353cm" fo:text-indent="0cm" fo:margin-right="0cm" fo:widows="2" fo:orphans="2"/>
    </style:style>
    <style:style style:name="ID0EVMAI" style:family="text">
      <style:text-properties style:language-asian="ko" style:country-asian="KR"/>
    </style:style>
    <style:style style:name="ID0E1MAI" style:family="paragraph" style:parent-style-name="Standard">
      <style:paragraph-properties fo:margin-left="0cm" fo:text-indent="0cm" fo:margin-right="0cm" fo:widows="2" fo:orphans="2"/>
      <style:text-properties fo:color="#000000" style:font-size-complex="5pt" fo:font-size="5pt"/>
    </style:style>
    <style:style style:name="ID0EINAI" style:family="paragraph" style:parent-style-name="Standard">
      <style:paragraph-properties fo:margin-left="0cm" fo:text-indent="0cm" fo:margin-right="0cm" fo:widows="2" fo:orphans="2"/>
    </style:style>
    <style:style style:name="ID0EPNAI" style:family="text">
      <style:text-properties fo:font-weight="bold" fo:color="#000000"/>
    </style:style>
    <style:style style:name="ID0EVNAI" style:family="table">
      <style:table-properties table:border-model="collapsing" style:width="17.224cm" table:align="center" fo:margin-left="-0.049cm" fo:margin-bottom="0cm"/>
    </style:style>
    <style:style style:name="ID0EROAI" style:family="table-column">
      <style:table-column-properties style:column-width="2.408cm"/>
    </style:style>
    <style:style style:name="ID0ETOAI" style:family="table-column">
      <style:table-column-properties style:column-width="2.829cm"/>
    </style:style>
    <style:style style:name="ID0EVOAI" style:family="table-column">
      <style:table-column-properties style:column-width="2.223cm"/>
    </style:style>
    <style:style style:name="ID0EXOAI" style:family="table-column">
      <style:table-column-properties style:column-width="2.529cm"/>
    </style:style>
    <style:style style:name="ID0EZOAI" style:family="table-column">
      <style:table-column-properties style:column-width="2.752cm"/>
    </style:style>
    <style:style style:name="ID0E2OAI" style:family="table-column">
      <style:table-column-properties style:column-width="4.484cm"/>
    </style:style>
    <style:style style:name="ID0E4OAI" style:family="table-row">
      <style:table-row-properties style:min-row-height="1.004cm" style:keep-together="true"/>
    </style:style>
    <style:style style:name="ID0ECPA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PQAI" style:family="paragraph" style:parent-style-name="Standard">
      <style:paragraph-properties fo:text-align="center" fo:margin-left="0cm" fo:text-indent="0cm" fo:margin-right="0cm" fo:widows="2" fo:orphans="2"/>
    </style:style>
    <style:style style:name="ID0EYQAI" style:family="text">
      <style:text-properties fo:font-weight="bold" fo:color="#FFFFFF"/>
    </style:style>
    <style:style style:name="ID0E5QA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HSAI" style:family="paragraph" style:parent-style-name="Standard">
      <style:paragraph-properties fo:text-align="center" fo:margin-left="0cm" fo:text-indent="0cm" fo:margin-right="0cm" fo:widows="2" fo:orphans="2"/>
    </style:style>
    <style:style style:name="ID0EQSAI" style:family="text">
      <style:text-properties fo:color="#000000"/>
    </style:style>
    <style:style style:name="ID0EVSA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CUAI" style:family="paragraph" style:parent-style-name="Standard">
      <style:paragraph-properties fo:text-align="center" fo:margin-left="0cm" fo:text-indent="0cm" fo:margin-right="0cm" fo:widows="2" fo:orphans="2"/>
    </style:style>
    <style:style style:name="ID0ELUAI" style:family="text">
      <style:text-properties fo:font-weight="bold" fo:color="#FFFFFF"/>
    </style:style>
    <style:style style:name="ID0ERUA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1VAI" style:family="paragraph" style:parent-style-name="Standard">
      <style:paragraph-properties fo:text-align="center" fo:margin-left="0cm" fo:text-indent="0cm" fo:margin-right="0cm" fo:widows="2" fo:orphans="2"/>
    </style:style>
    <style:style style:name="ID0EDWAI" style:family="text">
      <style:text-properties fo:color="#000000"/>
    </style:style>
    <style:style style:name="ID0EIWA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VXAI" style:family="paragraph" style:parent-style-name="Standard">
      <style:paragraph-properties fo:text-align="center" fo:margin-left="0cm" fo:text-indent="0cm" fo:margin-right="0cm" fo:widows="2" fo:orphans="2"/>
    </style:style>
    <style:style style:name="ID0E5XAI" style:family="text">
      <style:text-properties fo:font-weight="bold" fo:color="#FFFFFF"/>
    </style:style>
    <style:style style:name="ID0EEYA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NZAI" style:family="paragraph" style:parent-style-name="Standard">
      <style:paragraph-properties fo:text-align="center" fo:margin-left="0cm" fo:text-indent="0cm" fo:margin-right="0cm" fo:widows="2" fo:orphans="2"/>
    </style:style>
    <style:style style:name="ID0EWZAI" style:family="text">
      <style:text-properties/>
    </style:style>
    <style:style style:name="ID0EZZAI" style:family="paragraph" style:parent-style-name="Standard">
      <style:paragraph-properties fo:margin-left="0cm" fo:text-indent="0cm" fo:margin-right="0cm" fo:widows="2" fo:orphans="2"/>
      <style:text-properties fo:color="#000000" style:font-size-complex="5pt" fo:font-size="5pt"/>
    </style:style>
    <style:style style:name="ID0EH1AI" style:family="paragraph" style:parent-style-name="Standard">
      <style:paragraph-properties fo:margin-left="0cm" fo:text-indent="0cm" fo:margin-right="0cm" fo:widows="2" fo:orphans="2"/>
    </style:style>
    <style:style style:name="ID0EO1AI" style:family="text">
      <style:text-properties fo:font-weight="bold" fo:color="#000000"/>
    </style:style>
    <style:style style:name="ID0EU1AI" style:family="table">
      <style:table-properties table:border-model="collapsing" style:width="17.224cm" table:align="center" fo:margin-left="-0.049cm" fo:margin-bottom="0cm"/>
    </style:style>
    <style:style style:name="ID0EQ2AI" style:family="table-column">
      <style:table-column-properties style:column-width="3.702cm"/>
    </style:style>
    <style:style style:name="ID0ES2AI" style:family="table-column">
      <style:table-column-properties style:column-width="8.11cm"/>
    </style:style>
    <style:style style:name="ID0EU2AI" style:family="table-column">
      <style:table-column-properties style:column-width="2.999cm"/>
    </style:style>
    <style:style style:name="ID0EW2AI" style:family="table-column">
      <style:table-column-properties style:column-width="2.411cm"/>
    </style:style>
    <style:style style:name="ID0EY2AI" style:family="table-row">
      <style:table-row-properties style:min-row-height="0.801cm" style:keep-together="true"/>
    </style:style>
    <style:style style:name="ID0E42A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K4AI" style:family="paragraph" style:parent-style-name="Standard">
      <style:paragraph-properties fo:text-align="center" fo:margin-left="0cm" fo:text-indent="0cm" fo:margin-right="0cm" fo:widows="2" fo:orphans="2"/>
    </style:style>
    <style:style style:name="ID0ET4AI" style:family="text">
      <style:text-properties fo:font-weight="bold" fo:color="#FFFFFF"/>
    </style:style>
    <style:style style:name="ID0EZ4A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G6AI" style:family="paragraph" style:parent-style-name="Standard">
      <style:paragraph-properties fo:text-align="center" fo:margin-left="0cm" fo:text-indent="0cm" fo:margin-right="0cm" fo:widows="2" fo:orphans="2"/>
    </style:style>
    <style:style style:name="ID0EP6AI" style:family="text">
      <style:text-properties fo:font-weight="bold" fo:color="#FFFFFF"/>
    </style:style>
    <style:style style:name="ID0EV6A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CBBI" style:family="paragraph" style:parent-style-name="Standard">
      <style:paragraph-properties fo:text-align="center" fo:margin-left="0cm" fo:text-indent="0cm" fo:margin-right="0cm" fo:widows="2" fo:orphans="2"/>
    </style:style>
    <style:style style:name="ID0ELBBI" style:family="text">
      <style:text-properties fo:font-weight="bold" fo:color="#FFFFFF"/>
    </style:style>
    <style:style style:name="ID0ERBB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5CBI" style:family="paragraph" style:parent-style-name="Standard">
      <style:paragraph-properties fo:text-align="center" fo:margin-left="0cm" fo:text-indent="0cm" fo:margin-right="0cm" fo:widows="2" fo:orphans="2"/>
    </style:style>
    <style:style style:name="ID0EHDBI" style:family="text">
      <style:text-properties fo:font-weight="bold" fo:color="#FFFFFF"/>
    </style:style>
    <style:style style:name="ID0ENDBI" style:family="table-row">
      <style:table-row-properties style:min-row-height="0.801cm" style:keep-together="true"/>
    </style:style>
    <style:style style:name="ID0ESDB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2EBI" style:family="paragraph" style:parent-style-name="Standard">
      <style:paragraph-properties fo:text-align="center" fo:margin-left="0cm" fo:text-indent="0cm" fo:margin-right="0cm" fo:widows="2" fo:orphans="2"/>
    </style:style>
    <style:style style:name="ID0EEFBI" style:family="text">
      <style:text-properties style:language-asian="ko" style:country-asian="KR"/>
    </style:style>
    <style:style style:name="ID0EJFBI" style:family="text">
      <style:text-properties/>
    </style:style>
    <style:style style:name="ID0EMFBI" style:family="text">
      <style:text-properties style:language-asian="ko" style:country-asian="KR"/>
    </style:style>
    <style:style style:name="ID0ERFB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1GBI" style:family="paragraph" style:parent-style-name="Standard">
      <style:paragraph-properties fo:text-align="center" fo:margin-left="0cm" fo:text-indent="0cm" fo:margin-right="0cm" fo:widows="2" fo:orphans="2"/>
    </style:style>
    <style:style style:name="ID0EDHBI" style:family="text">
      <style:text-properties style:language-asian="ko" style:country-asian="KR"/>
    </style:style>
    <style:style style:name="ID0EIHB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RIBI" style:family="paragraph" style:parent-style-name="Standard">
      <style:paragraph-properties fo:text-align="center" fo:margin-left="0cm" fo:text-indent="0cm" fo:margin-right="0cm" fo:widows="2" fo:orphans="2"/>
    </style:style>
    <style:style style:name="ID0E1IBI" style:family="text">
      <style:text-properties/>
    </style:style>
    <style:style style:name="ID0E4IB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GKBI" style:family="paragraph" style:parent-style-name="Standard">
      <style:paragraph-properties fo:text-align="center" fo:margin-left="0cm" fo:text-indent="0cm" fo:margin-right="0cm" fo:widows="2" fo:orphans="2"/>
    </style:style>
    <style:style style:name="ID0EPKBI" style:family="text">
      <style:text-properties style:language-asian="ko" style:country-asian="KR"/>
    </style:style>
    <style:style style:name="ID0EUKBI" style:family="table-row">
      <style:table-row-properties style:min-row-height="0.801cm" style:keep-together="true"/>
    </style:style>
    <style:style style:name="ID0EZKB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CMBI" style:family="paragraph" style:parent-style-name="Standard">
      <style:paragraph-properties fo:text-align="center" fo:margin-left="0cm" fo:text-indent="0cm" fo:margin-right="0cm" fo:widows="2" fo:orphans="2"/>
    </style:style>
    <style:style style:name="ID0ELMBI" style:family="text">
      <style:text-properties style:language-asian="ko" style:country-asian="KR"/>
    </style:style>
    <style:style style:name="ID0EQMB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ZNBI" style:family="paragraph" style:parent-style-name="Standard">
      <style:paragraph-properties fo:text-align="center" fo:margin-left="0cm" fo:text-indent="0cm" fo:margin-right="0cm" fo:widows="2" fo:orphans="2"/>
    </style:style>
    <style:style style:name="ID0ECOBI" style:family="text">
      <style:text-properties style:language-asian="ko" style:country-asian="KR"/>
    </style:style>
    <style:style style:name="ID0EHOB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QPBI" style:family="paragraph" style:parent-style-name="Standard">
      <style:paragraph-properties fo:text-align="center" style:text-autospace="ideograph-alpha" fo:margin-left="0cm" fo:text-indent="0cm" fo:margin-right="0cm" fo:widows="2" fo:orphans="2"/>
    </style:style>
    <style:style style:name="ID0E2PBI" style:family="text">
      <style:text-properties fo:language="en" fo:country="US" style:language-complex="ar" style:country-complex="SA" style:language-asian="ko" style:country-asian="KR" style:font-name="맑은 고딕" style:font-name-complex="맑은 고딕" style:font-name-asian="맑은 고딕" fo:color="#000000" style:font-size-complex="10pt" fo:font-size="10pt" style:font-size-asian="10pt"/>
    </style:style>
    <style:style style:name="ID0EMQB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VRBI" style:family="paragraph" style:parent-style-name="Standard">
      <style:paragraph-properties fo:text-align="center" fo:margin-left="0cm" fo:text-indent="0cm" fo:margin-right="0cm" fo:widows="2" fo:orphans="2"/>
    </style:style>
    <style:style style:name="ID0E5RBI" style:family="text">
      <style:text-properties style:language-asian="ko" style:country-asian="KR"/>
    </style:style>
    <style:style style:name="ID0EDSBI" style:family="table-row">
      <style:table-row-properties style:min-row-height="0.801cm" style:keep-together="true"/>
    </style:style>
    <style:style style:name="ID0EISBI" style:family="table-cell">
      <style:table-cell-properties fo:padding-left="0.018cm" fo:padding-right="0.018cm" fo:border-left=".018cm solid #577BEF" fo:border-right=".018cm solid #577BEF" fo:border-bottom=".018cm solid #577BEF" fo:border-top=".018cm solid #577BEF"/>
    </style:style>
    <style:style style:name="ID0EJTBI" style:family="paragraph" style:parent-style-name="Standard">
      <style:paragraph-properties fo:text-align="center" fo:margin-left="0cm" fo:text-indent="0cm" fo:margin-right="0cm" fo:widows="2" fo:orphans="2"/>
    </style:style>
    <style:style style:name="ID0ESTBI" style:family="text">
      <style:text-properties style:language-asian="ko" style:country-asian="KR"/>
    </style:style>
    <style:style style:name="ID0EXTBI" style:family="table-cell">
      <style:table-cell-properties fo:padding-left="0.018cm" fo:padding-right="0.018cm" fo:border-left=".018cm solid #577BEF" fo:border-right=".018cm solid #577BEF" fo:border-bottom=".018cm solid #577BEF" fo:border-top=".018cm solid #577BEF"/>
    </style:style>
    <style:style style:name="ID0EYUBI" style:family="paragraph" style:parent-style-name="Standard">
      <style:paragraph-properties fo:text-align="center" fo:margin-top="0.109cm" fo:margin-bottom="0cm" fo:margin-left="0cm" fo:text-indent="0cm" fo:margin-right="0cm" fo:widows="2" fo:orphans="2"/>
    </style:style>
    <style:style style:name="ID0EEVBI" style:family="text">
      <style:text-properties style:language-asian="ko" style:country-asian="KR"/>
    </style:style>
    <style:style style:name="ID0EJVBI" style:family="table-cell">
      <style:table-cell-properties fo:padding-left="0.018cm" fo:padding-right="0.018cm" fo:border-left=".018cm solid #577BEF" fo:border-right=".018cm solid #577BEF" fo:border-bottom=".018cm solid #577BEF" fo:border-top=".018cm solid #577BEF"/>
    </style:style>
    <style:style style:name="ID0EKWBI" style:family="paragraph" style:parent-style-name="Standard">
      <style:paragraph-properties fo:text-align="center" fo:margin-top="0.09cm" fo:margin-bottom="0cm" style:text-autospace="ideograph-alpha" fo:margin-left="0cm" fo:text-indent="0cm" fo:margin-right="0cm" fo:widows="2" fo:orphans="2"/>
    </style:style>
    <style:style style:name="ID0EYWBI" style:family="text">
      <style:text-properties fo:language="en" fo:country="US" style:language-complex="ar" style:country-complex="SA" style:language-asian="ko" style:country-asian="KR" style:font-name="맑은 고딕" style:font-name-complex="맑은 고딕" style:font-name-asian="맑은 고딕" fo:color="#000000" style:font-size-complex="10pt" fo:font-size="10pt" style:font-size-asian="10pt"/>
    </style:style>
    <style:style style:name="ID0EJXBI" style:family="table-cell">
      <style:table-cell-properties fo:padding-left="0.018cm" fo:padding-right="0.018cm" fo:border-left=".018cm solid #577BEF" fo:border-right=".018cm solid #577BEF" fo:border-bottom=".018cm solid #577BEF" fo:border-top=".018cm solid #577BEF"/>
    </style:style>
    <style:style style:name="ID0EKYBI" style:family="paragraph" style:parent-style-name="Standard">
      <style:paragraph-properties fo:text-align="center" fo:margin-top="0.069cm" fo:margin-bottom="0cm" fo:margin-left="0cm" fo:text-indent="0cm" fo:margin-right="0cm" fo:widows="2" fo:orphans="2"/>
    </style:style>
    <style:style style:name="ID0EWYBI" style:family="text">
      <style:text-properties style:language-asian="ko" style:country-asian="KR"/>
    </style:style>
    <style:style style:name="ID0E2YBI" style:family="table-row">
      <style:table-row-properties style:min-row-height="0.801cm" style:keep-together="true"/>
    </style:style>
    <style:style style:name="ID0EAZBI" style:family="table-cell">
      <style:table-cell-properties fo:padding-left="0.018cm" fo:padding-right="0.018cm" fo:border-left=".018cm solid #577BEF" fo:border-right=".018cm solid #577BEF" fo:border-bottom=".018cm solid #577BEF" fo:border-top=".018cm solid #577BEF"/>
    </style:style>
    <style:style style:name="ID0EB1BI" style:family="paragraph" style:parent-style-name="Standard">
      <style:paragraph-properties fo:text-align="center" fo:margin-left="0cm" fo:text-indent="0cm" fo:margin-right="0cm" fo:widows="2" fo:orphans="2"/>
    </style:style>
    <style:style style:name="ID0EK1BI" style:family="text">
      <style:text-properties style:language-asian="ko" style:country-asian="KR"/>
    </style:style>
    <style:style style:name="ID0EP1BI" style:family="table-cell">
      <style:table-cell-properties fo:padding-left="0.018cm" fo:padding-right="0.018cm" fo:border-left=".018cm solid #577BEF" fo:border-right=".018cm solid #577BEF" fo:border-bottom=".018cm solid #577BEF" fo:border-top=".018cm solid #577BEF"/>
    </style:style>
    <style:style style:name="ID0EQ2BI" style:family="paragraph" style:parent-style-name="Standard">
      <style:paragraph-properties fo:text-align="center" fo:margin-top="0.106cm" fo:margin-bottom="0cm" fo:margin-left="0cm" fo:text-indent="0cm" fo:margin-right="0cm" fo:widows="2" fo:orphans="2"/>
    </style:style>
    <style:style style:name="ID0E32BI" style:family="text">
      <style:text-properties style:language-asian="ko" style:country-asian="KR"/>
    </style:style>
    <style:style style:name="ID0EB3BI" style:family="table-cell">
      <style:table-cell-properties fo:padding-left="0.018cm" fo:padding-right="0.018cm" fo:border-left=".018cm solid #577BEF" fo:border-right=".018cm solid #577BEF" fo:border-bottom=".018cm solid #577BEF" fo:border-top=".018cm solid #577BEF"/>
    </style:style>
    <style:style style:name="ID0EC4BI" style:family="paragraph" style:parent-style-name="Standard">
      <style:paragraph-properties fo:text-align="center" fo:margin-top="0.106cm" fo:margin-bottom="0cm" fo:margin-left="0cm" fo:text-indent="0cm" fo:margin-right="0cm" fo:widows="2" fo:orphans="2"/>
    </style:style>
    <style:style style:name="ID0EO4BI" style:family="text">
      <style:text-properties fo:language="en" fo:country="US" style:language-complex="ar" style:country-complex="SA" style:language-asian="ko" style:country-asian="KR" style:font-name="맑은 고딕" style:font-name-complex="맑은 고딕" style:font-name-asian="맑은 고딕" fo:color="#000000" style:font-size-complex="10pt" fo:font-size="10pt" style:font-size-asian="10pt"/>
    </style:style>
    <style:style style:name="ID0E64BI" style:family="table-cell">
      <style:table-cell-properties fo:padding-left="0.018cm" fo:padding-right="0.018cm" fo:border-left=".018cm solid #577BEF" fo:border-right=".018cm solid #577BEF" fo:border-bottom=".018cm solid #577BEF" fo:border-top=".018cm solid #577BEF"/>
    </style:style>
    <style:style style:name="ID0EA6BI" style:family="paragraph" style:parent-style-name="Standard">
      <style:paragraph-properties fo:text-align="center" fo:margin-top="0.106cm" fo:margin-bottom="0cm" fo:margin-left="0cm" fo:text-indent="0cm" fo:margin-right="0cm" fo:widows="2" fo:orphans="2"/>
    </style:style>
    <style:style style:name="ID0EM6BI" style:family="text">
      <style:text-properties style:language-asian="ko" style:country-asian="KR"/>
    </style:style>
    <style:style style:name="ID0ER6BI" style:family="paragraph" style:parent-style-name="Standard">
      <style:paragraph-properties fo:margin-left="0cm" fo:text-indent="0cm" fo:margin-right="0cm" fo:widows="2" fo:orphans="2"/>
      <style:text-properties fo:color="#000000" style:font-size-complex="5pt" fo:font-size="5pt"/>
    </style:style>
    <style:style style:name="ID0E66BI" style:family="paragraph" style:parent-style-name="Standard">
      <style:paragraph-properties fo:margin-left="0cm" fo:text-indent="0cm" fo:margin-right="0cm" fo:widows="2" fo:orphans="2"/>
      <style:text-properties fo:color="#000000" style:font-size-complex="5pt" fo:font-size="5pt"/>
    </style:style>
    <style:style style:name="ID0ENACI" style:family="paragraph" style:parent-style-name="Standard">
      <style:paragraph-properties fo:margin-left="0cm" fo:text-indent="0cm" fo:margin-right="0cm" fo:widows="2" fo:orphans="2"/>
    </style:style>
    <style:style style:name="ID0EUACI" style:family="text">
      <style:text-properties fo:font-weight="bold" fo:color="#000000"/>
    </style:style>
    <style:style style:name="ID0E1ACI" style:family="table">
      <style:table-properties table:border-model="collapsing" style:width="17.224cm" table:align="center" fo:margin-left="-0.049cm" fo:margin-bottom="0cm"/>
    </style:style>
    <style:style style:name="ID0EWBCI" style:family="table-column">
      <style:table-column-properties style:column-width="3.731cm"/>
    </style:style>
    <style:style style:name="ID0EYBCI" style:family="table-column">
      <style:table-column-properties style:column-width="8.624cm"/>
    </style:style>
    <style:style style:name="ID0E1BCI" style:family="table-column">
      <style:table-column-properties style:column-width="4.87cm"/>
    </style:style>
    <style:style style:name="ID0E3BCI" style:family="table-row">
      <style:table-row-properties style:min-row-height="0.796cm" style:keep-together="true"/>
    </style:style>
    <style:style style:name="ID0EBCC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ODCI" style:family="paragraph" style:parent-style-name="Standard">
      <style:paragraph-properties fo:text-align="center" fo:margin-left="0cm" fo:text-indent="0cm" fo:margin-right="0cm" fo:widows="2" fo:orphans="2"/>
    </style:style>
    <style:style style:name="ID0EXDCI" style:family="text">
      <style:text-properties fo:font-weight="bold" fo:color="#FFFFFF"/>
    </style:style>
    <style:style style:name="ID0E4DC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KFCI" style:family="paragraph" style:parent-style-name="Standard">
      <style:paragraph-properties fo:text-align="center" fo:margin-left="0cm" fo:text-indent="0cm" fo:margin-right="0cm" fo:widows="2" fo:orphans="2"/>
    </style:style>
    <style:style style:name="ID0ETFCI" style:family="text">
      <style:text-properties fo:font-weight="bold" fo:color="#FFFFFF"/>
    </style:style>
    <style:style style:name="ID0EZFC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GHCI" style:family="paragraph" style:parent-style-name="Standard">
      <style:paragraph-properties fo:text-align="center" fo:margin-left="0cm" fo:text-indent="0cm" fo:margin-right="0cm" fo:widows="2" fo:orphans="2"/>
    </style:style>
    <style:style style:name="ID0EPHCI" style:family="text">
      <style:text-properties fo:font-weight="bold" fo:color="#FFFFFF"/>
    </style:style>
    <style:style style:name="ID0EVHCI" style:family="table-row">
      <style:table-row-properties style:min-row-height="0.796cm" style:keep-together="true"/>
    </style:style>
    <style:style style:name="ID0E1HC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DJCI" style:family="paragraph" style:parent-style-name="Standard">
      <style:paragraph-properties fo:text-align="center" fo:margin-left="0cm" fo:text-indent="0cm" fo:margin-right="0cm" fo:widows="2" fo:orphans="2"/>
    </style:style>
    <style:style style:name="ID0EMJCI" style:family="text">
      <style:text-properties style:language-asian="ko" style:country-asian="KR"/>
    </style:style>
    <style:style style:name="ID0ERJC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1KCI" style:family="paragraph" style:parent-style-name="Standard">
      <style:paragraph-properties fo:text-align="center" fo:margin-left="0cm" fo:text-indent="0cm" fo:margin-right="0cm" fo:widows="2" fo:orphans="2"/>
    </style:style>
    <style:style style:name="ID0EDLCI" style:family="text">
      <style:text-properties style:language-asian="ko" style:country-asian="KR"/>
    </style:style>
    <style:style style:name="ID0EILC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RMCI" style:family="paragraph" style:parent-style-name="Standard">
      <style:paragraph-properties fo:text-align="center" fo:margin-left="0cm" fo:text-indent="0cm" fo:margin-right="0cm" fo:widows="2" fo:orphans="2"/>
    </style:style>
    <style:style style:name="ID0E1MCI" style:family="text">
      <style:text-properties style:language-asian="ko" style:country-asian="KR"/>
    </style:style>
    <style:style style:name="ID0E6MCI" style:family="paragraph" style:parent-style-name="Standard">
      <style:paragraph-properties fo:margin-left="0cm" fo:text-indent="0cm" fo:margin-right="0cm" fo:widows="2" fo:orphans="2"/>
      <style:text-properties fo:color="#000000" style:font-size-complex="5pt" fo:font-size="5pt"/>
    </style:style>
    <style:style style:name="ID0ENNCI" style:family="paragraph" style:parent-style-name="Standard">
      <style:paragraph-properties fo:margin-left="0cm" fo:text-indent="0cm" fo:margin-right="0cm" fo:widows="2" fo:orphans="2"/>
      <style:text-properties fo:color="#000000" style:font-size-complex="5pt" fo:font-size="5pt"/>
    </style:style>
    <style:style style:name="ID0E2NCI" style:family="paragraph" style:parent-style-name="Standard">
      <style:paragraph-properties fo:margin-left="0cm" fo:text-indent="0cm" fo:margin-right="0cm" fo:widows="2" fo:orphans="2"/>
    </style:style>
    <style:style style:name="ID0ECOCI" style:family="text">
      <style:text-properties fo:color="#000000"/>
    </style:style>
    <style:style style:name="ID0EHOCI" style:family="text">
      <style:text-properties fo:font-weight="bold" fo:color="#000000"/>
    </style:style>
    <style:style style:name="ID0ENOCI" style:family="table">
      <style:table-properties table:border-model="collapsing" style:width="17.251cm" table:align="center" fo:margin-left="-0.049cm" fo:margin-bottom="0cm"/>
    </style:style>
    <style:style style:name="ID0EJPCI" style:family="table-column">
      <style:table-column-properties style:column-width="3.741cm"/>
    </style:style>
    <style:style style:name="ID0ELPCI" style:family="table-column">
      <style:table-column-properties style:column-width="3.981cm"/>
    </style:style>
    <style:style style:name="ID0ENPCI" style:family="table-column">
      <style:table-column-properties style:column-width="3.306cm"/>
    </style:style>
    <style:style style:name="ID0EPPCI" style:family="table-column">
      <style:table-column-properties style:column-width="6.223cm"/>
    </style:style>
    <style:style style:name="ID0ERPCI" style:family="table-row">
      <style:table-row-properties style:min-row-height="0.796cm" style:keep-together="true"/>
    </style:style>
    <style:style style:name="ID0EWPC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DRCI" style:family="paragraph" style:parent-style-name="Standard">
      <style:paragraph-properties fo:text-align="center" fo:margin-left="0cm" fo:text-indent="0cm" fo:margin-right="0cm" fo:widows="2" fo:orphans="2"/>
    </style:style>
    <style:style style:name="ID0EMRCI" style:family="text">
      <style:text-properties fo:font-weight="bold" fo:color="#FFFFFF"/>
    </style:style>
    <style:style style:name="ID0ESRC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6SCI" style:family="paragraph" style:parent-style-name="Standard">
      <style:paragraph-properties fo:text-align="center" fo:margin-left="0cm" fo:text-indent="0cm" fo:margin-right="0cm" fo:widows="2" fo:orphans="2"/>
    </style:style>
    <style:style style:name="ID0EITCI" style:family="text">
      <style:text-properties fo:font-weight="bold" fo:color="#FFFFFF"/>
    </style:style>
    <style:style style:name="ID0EOTC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2UCI" style:family="paragraph" style:parent-style-name="Standard">
      <style:paragraph-properties fo:text-align="center" fo:margin-left="0cm" fo:text-indent="0cm" fo:margin-right="0cm" fo:widows="2" fo:orphans="2"/>
    </style:style>
    <style:style style:name="ID0EEVCI" style:family="text">
      <style:text-properties fo:font-weight="bold" fo:color="#FFFFFF"/>
    </style:style>
    <style:style style:name="ID0EKVC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XWCI" style:family="paragraph" style:parent-style-name="Standard">
      <style:paragraph-properties fo:text-align="center" fo:margin-left="0cm" fo:text-indent="0cm" fo:margin-right="0cm" fo:widows="2" fo:orphans="2"/>
    </style:style>
    <style:style style:name="ID0EAXCI" style:family="text">
      <style:text-properties fo:font-weight="bold" fo:color="#FFFFFF"/>
    </style:style>
    <style:style style:name="ID0EGXCI" style:family="table-row">
      <style:table-row-properties style:min-row-height="0.796cm" style:keep-together="true"/>
    </style:style>
    <style:style style:name="ID0ELXC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UYCI" style:family="paragraph" style:parent-style-name="Standard">
      <style:paragraph-properties fo:text-align="center" fo:margin-left="0cm" fo:text-indent="0cm" fo:margin-right="0cm" fo:widows="2" fo:orphans="2"/>
    </style:style>
    <style:style style:name="ID0E4YCI" style:family="text">
      <style:text-properties style:language-asian="ko" style:country-asian="KR"/>
    </style:style>
    <style:style style:name="ID0ECZCI" style:family="text">
      <style:text-properties/>
    </style:style>
    <style:style style:name="ID0EFZCI" style:family="text">
      <style:text-properties style:language-asian="ko" style:country-asian="KR"/>
    </style:style>
    <style:style style:name="ID0EKZC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T1CI" style:family="paragraph" style:parent-style-name="Standard">
      <style:paragraph-properties fo:text-align="center" fo:margin-left="0cm" fo:text-indent="0cm" fo:margin-right="0cm" fo:widows="2" fo:orphans="2"/>
    </style:style>
    <style:style style:name="ID0E31CI" style:family="text">
      <style:text-properties style:language-asian="ko" style:country-asian="KR"/>
    </style:style>
    <style:style style:name="ID0EB2C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K3CI" style:family="paragraph" style:parent-style-name="Standard">
      <style:paragraph-properties fo:text-align="center" fo:margin-left="0cm" fo:text-indent="0cm" fo:margin-right="0cm" fo:widows="2" fo:orphans="2"/>
    </style:style>
    <style:style style:name="ID0ET3CI" style:family="text">
      <style:text-properties style:language-asian="ko" style:country-asian="KR"/>
    </style:style>
    <style:style style:name="ID0EY3CI" style:family="paragraph" style:parent-style-name="Standard">
      <style:paragraph-properties fo:text-align="center" fo:margin-left="0cm" fo:text-indent="0cm" fo:margin-right="0cm" fo:widows="2" fo:orphans="2"/>
    </style:style>
    <style:style style:name="ID0EB4CI" style:family="text">
      <style:text-properties style:language-asian="ko" style:country-asian="KR"/>
    </style:style>
    <style:style style:name="ID0EG4C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P5CI" style:family="paragraph" style:parent-style-name="Standard">
      <style:paragraph-properties fo:text-align="center" fo:margin-left="0cm" fo:text-indent="0cm" fo:margin-right="0cm" fo:widows="2" fo:orphans="2"/>
    </style:style>
    <style:style style:name="ID0EY5CI" style:family="text">
      <style:text-properties style:language-asian="ko" style:country-asian="KR"/>
    </style:style>
    <style:style style:name="ID0E45CI" style:family="table-row">
      <style:table-row-properties style:min-row-height="1.221cm" style:keep-together="true"/>
    </style:style>
    <style:style style:name="ID0EC6C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LADI" style:family="paragraph" style:parent-style-name="Standard">
      <style:paragraph-properties fo:text-align="center" fo:margin-left="0cm" fo:text-indent="0cm" fo:margin-right="0cm" fo:widows="2" fo:orphans="2"/>
    </style:style>
    <style:style style:name="ID0EUADI" style:family="text">
      <style:text-properties style:language-asian="ko" style:country-asian="KR"/>
    </style:style>
    <style:style style:name="ID0EZADI" style:family="text">
      <style:text-properties/>
    </style:style>
    <style:style style:name="ID0E3ADI" style:family="text">
      <style:text-properties style:language-asian="ko" style:country-asian="KR"/>
    </style:style>
    <style:style style:name="ID0EBBD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KCDI" style:family="paragraph" style:parent-style-name="Standard">
      <style:paragraph-properties fo:text-align="center" fo:margin-left="0cm" fo:text-indent="0cm" fo:margin-right="0cm" fo:widows="2" fo:orphans="2"/>
    </style:style>
    <style:style style:name="ID0ETCDI" style:family="text">
      <style:text-properties style:language-asian="ko" style:country-asian="KR"/>
    </style:style>
    <style:style style:name="ID0EYCD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BEDI" style:family="paragraph" style:parent-style-name="Standard">
      <style:paragraph-properties fo:text-align="center" fo:margin-left="0cm" fo:text-indent="0cm" fo:margin-right="0cm" fo:widows="2" fo:orphans="2"/>
    </style:style>
    <style:style style:name="ID0EKEDI" style:family="text">
      <style:text-properties style:language-asian="ko" style:country-asian="KR"/>
    </style:style>
    <style:style style:name="ID0EPED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YFDI" style:family="paragraph" style:parent-style-name="Standard">
      <style:paragraph-properties fo:text-align="center" fo:margin-left="0cm" fo:text-indent="0cm" fo:margin-right="0cm" fo:widows="2" fo:orphans="2"/>
    </style:style>
    <style:style style:name="ID0EBGDI" style:family="text">
      <style:text-properties style:language-asian="ko" style:country-asian="KR"/>
    </style:style>
    <style:style style:name="ID0EGGDI" style:family="paragraph" style:parent-style-name="Standard">
      <style:paragraph-properties fo:margin-left="0cm" fo:text-indent="0cm" fo:margin-right="0cm" fo:widows="2" fo:orphans="2"/>
    </style:style>
    <style:style style:name="ID0ENGDI" style:family="text">
      <style:text-properties fo:font-weight="bold" fo:color="#000000"/>
    </style:style>
    <style:style style:name="ID0ETGDI" style:family="table">
      <style:table-properties table:border-model="collapsing" style:width="17.224cm" table:align="center" fo:margin-left="-0.049cm" fo:margin-bottom="0cm"/>
    </style:style>
    <style:style style:name="ID0EPHDI" style:family="table-column">
      <style:table-column-properties style:column-width="2.741cm"/>
    </style:style>
    <style:style style:name="ID0ERHDI" style:family="table-column">
      <style:table-column-properties style:column-width="4.247cm"/>
    </style:style>
    <style:style style:name="ID0ETHDI" style:family="table-column">
      <style:table-column-properties style:column-width="7.25cm"/>
    </style:style>
    <style:style style:name="ID0EVHDI" style:family="table-column">
      <style:table-column-properties style:column-width="2.986cm"/>
    </style:style>
    <style:style style:name="ID0EXHDI" style:family="table-row">
      <style:table-row-properties style:min-row-height="0.796cm" style:keep-together="true"/>
    </style:style>
    <style:style style:name="ID0E3HD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JJDI" style:family="paragraph" style:parent-style-name="Standard">
      <style:paragraph-properties fo:text-align="center" fo:margin-left="0cm" fo:text-indent="0cm" fo:margin-right="0cm" fo:widows="2" fo:orphans="2"/>
    </style:style>
    <style:style style:name="ID0ESJDI" style:family="text">
      <style:text-properties fo:font-weight="bold" fo:color="#FFFFFF"/>
    </style:style>
    <style:style style:name="ID0EYJD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FLDI" style:family="paragraph" style:parent-style-name="Standard">
      <style:paragraph-properties fo:text-align="center" fo:margin-left="0cm" fo:text-indent="0cm" fo:margin-right="0cm" fo:widows="2" fo:orphans="2"/>
    </style:style>
    <style:style style:name="ID0EOLDI" style:family="text">
      <style:text-properties fo:font-weight="bold" fo:color="#FFFFFF"/>
    </style:style>
    <style:style style:name="ID0EULD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BNDI" style:family="paragraph" style:parent-style-name="Standard">
      <style:paragraph-properties fo:text-align="center" fo:margin-left="0cm" fo:text-indent="0cm" fo:margin-right="0cm" fo:widows="2" fo:orphans="2"/>
    </style:style>
    <style:style style:name="ID0EKNDI" style:family="text">
      <style:text-properties fo:font-weight="bold" fo:color="#FFFFFF"/>
    </style:style>
    <style:style style:name="ID0EQND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4ODI" style:family="paragraph" style:parent-style-name="Standard">
      <style:paragraph-properties fo:text-align="center" fo:margin-left="0cm" fo:text-indent="0cm" fo:margin-right="0cm" fo:widows="2" fo:orphans="2"/>
    </style:style>
    <style:style style:name="ID0EGPDI" style:family="text">
      <style:text-properties fo:font-weight="bold" fo:color="#FFFFFF"/>
    </style:style>
    <style:style style:name="ID0EMPDI" style:family="table-row">
      <style:table-row-properties style:min-row-height="0.796cm" style:keep-together="true"/>
    </style:style>
    <style:style style:name="ID0ERPD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1QDI" style:family="paragraph" style:parent-style-name="Standard">
      <style:paragraph-properties fo:text-align="center" fo:margin-left="0cm" fo:text-indent="0cm" fo:margin-right="0cm" fo:widows="2" fo:orphans="2"/>
    </style:style>
    <style:style style:name="ID0EDRDI" style:family="text">
      <style:text-properties/>
    </style:style>
    <style:style style:name="ID0EHRDI" style:family="paragraph" style:parent-style-name="Standard">
      <style:paragraph-properties fo:text-align="center" fo:margin-left="0cm" fo:text-indent="0cm" fo:margin-right="0cm" fo:widows="2" fo:orphans="2"/>
    </style:style>
    <style:style style:name="ID0EQRDI" style:family="text">
      <style:text-properties/>
    </style:style>
    <style:style style:name="ID0EURDI" style:family="paragraph" style:parent-style-name="Standard">
      <style:paragraph-properties fo:text-align="center" fo:margin-left="0cm" fo:text-indent="0cm" fo:margin-right="0cm" fo:widows="2" fo:orphans="2"/>
    </style:style>
    <style:style style:name="ID0E4RDI" style:family="text">
      <style:text-properties/>
    </style:style>
    <style:style style:name="ID0EASD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JTDI" style:family="paragraph" style:parent-style-name="Standard">
      <style:paragraph-properties fo:text-align="center" fo:margin-left="0cm" fo:text-indent="0cm" fo:margin-right="0cm" fo:widows="2" fo:orphans="2"/>
    </style:style>
    <style:style style:name="ID0ESTDI" style:family="text">
      <style:text-properties/>
    </style:style>
    <style:style style:name="ID0EVTD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5UDI" style:family="paragraph" style:parent-style-name="Standard">
      <style:paragraph-properties fo:text-align="center" fo:margin-left="0cm" fo:text-indent="0cm" fo:margin-right="0cm" fo:widows="2" fo:orphans="2"/>
    </style:style>
    <style:style style:name="ID0EHVDI" style:family="text">
      <style:text-properties/>
    </style:style>
    <style:style style:name="ID0EKVD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TWDI" style:family="paragraph" style:parent-style-name="Standard">
      <style:paragraph-properties fo:text-align="center" fo:margin-left="0cm" fo:text-indent="0cm" fo:margin-right="0cm" fo:widows="2" fo:orphans="2"/>
    </style:style>
    <style:style style:name="ID0E3WDI" style:family="text">
      <style:text-properties/>
    </style:style>
    <style:style style:name="ID0E6WDI" style:family="table-row">
      <style:table-row-properties style:min-row-height="0.766cm" style:keep-together="true"/>
    </style:style>
    <style:style style:name="ID0EEXD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TYDI" style:family="paragraph" style:parent-style-name="Standard">
      <style:paragraph-properties fo:text-align="center" fo:margin-left="0cm" fo:text-indent="0cm" fo:margin-right="0cm" fo:widows="2" fo:orphans="2"/>
    </style:style>
    <style:style style:name="ID0E3YDI" style:family="text">
      <style:text-properties fo:font-weight="bold" fo:color="#FFFFFF"/>
    </style:style>
    <style:style style:name="ID0ECZD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P1DI" style:family="paragraph" style:parent-style-name="Standard">
      <style:paragraph-properties fo:text-align="center" fo:margin-left="0cm" fo:text-indent="0cm" fo:margin-right="0cm" fo:widows="2" fo:orphans="2"/>
    </style:style>
    <style:style style:name="ID0EY1DI" style:family="text">
      <style:text-properties fo:font-weight="bold" fo:color="#FFFFFF"/>
    </style:style>
    <style:style style:name="ID0E51D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N3DI" style:family="paragraph" style:parent-style-name="Standard">
      <style:paragraph-properties fo:text-align="center" fo:margin-left="0cm" fo:text-indent="0cm" fo:margin-right="0cm" fo:widows="2" fo:orphans="2"/>
    </style:style>
    <style:style style:name="ID0EW3DI" style:family="text">
      <style:text-properties fo:font-weight="bold" fo:color="#FFFFFF"/>
    </style:style>
    <style:style style:name="ID0E33DI" style:family="table-row">
      <style:table-row-properties style:min-row-height="0.796cm" style:keep-together="true"/>
    </style:style>
    <style:style style:name="ID0EB4DI"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N5DI" style:family="paragraph" style:parent-style-name="Standard">
      <style:paragraph-properties fo:margin-left="0cm" fo:text-indent="0cm" fo:margin-right="0cm" fo:widows="2" fo:orphans="2"/>
    </style:style>
    <style:style style:name="ID0ET5DI"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36DI" style:family="paragraph" style:parent-style-name="Standard">
      <style:paragraph-properties fo:text-align="center" fo:margin-left="0cm" fo:text-indent="0cm" fo:margin-right="0cm" fo:widows="2" fo:orphans="2"/>
    </style:style>
    <style:style style:name="ID0EGAAK" style:family="text">
      <style:text-properties fo:font-weight="bold"/>
    </style:style>
    <style:style style:name="ID0EKA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VBAK" style:family="paragraph" style:parent-style-name="Standard">
      <style:paragraph-properties fo:text-align="center" fo:margin-left="0cm" fo:text-indent="0cm" fo:margin-right="0cm" fo:widows="2" fo:orphans="2"/>
    </style:style>
    <style:style style:name="ID0E5BAK" style:family="text">
      <style:text-properties/>
    </style:style>
    <style:style style:name="ID0EBCAK" style:family="table-row">
      <style:table-row-properties style:min-row-height="0.796cm" style:keep-together="true"/>
    </style:style>
    <style:style style:name="ID0EGCA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SDAK" style:family="paragraph" style:parent-style-name="Standard">
      <style:paragraph-properties fo:margin-left="0cm" fo:text-indent="0cm" fo:margin-right="0cm" fo:widows="2" fo:orphans="2"/>
    </style:style>
    <style:style style:name="ID0EYD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BFAK" style:family="paragraph" style:parent-style-name="Standard">
      <style:paragraph-properties fo:text-align="center" fo:margin-left="0cm" fo:text-indent="0cm" fo:margin-right="0cm" fo:widows="2" fo:orphans="2"/>
    </style:style>
    <style:style style:name="ID0EKFAK" style:family="text">
      <style:text-properties fo:font-weight="bold"/>
    </style:style>
    <style:style style:name="ID0EOF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ZGAK" style:family="paragraph" style:parent-style-name="Standard">
      <style:paragraph-properties fo:text-align="center" fo:margin-left="0cm" fo:text-indent="0cm" fo:margin-right="0cm" fo:widows="2" fo:orphans="2"/>
    </style:style>
    <style:style style:name="ID0ECHAK" style:family="text">
      <style:text-properties/>
    </style:style>
    <style:style style:name="ID0EFHAK" style:family="text">
      <style:text-properties/>
    </style:style>
    <style:style style:name="ID0EIHAK" style:family="text">
      <style:text-properties/>
    </style:style>
    <style:style style:name="ID0ELHAK" style:family="table-row">
      <style:table-row-properties style:min-row-height="0.796cm" style:keep-together="true"/>
    </style:style>
    <style:style style:name="ID0EQHA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3IAK" style:family="paragraph" style:parent-style-name="Standard">
      <style:paragraph-properties fo:margin-left="0cm" fo:text-indent="0cm" fo:margin-right="0cm" fo:widows="2" fo:orphans="2"/>
    </style:style>
    <style:style style:name="ID0ECJ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LKAK" style:family="paragraph" style:parent-style-name="Standard">
      <style:paragraph-properties fo:text-align="center" fo:margin-left="0cm" fo:text-indent="0cm" fo:margin-right="0cm" fo:widows="2" fo:orphans="2"/>
    </style:style>
    <style:style style:name="ID0EUKAK" style:family="text">
      <style:text-properties fo:font-weight="bold"/>
    </style:style>
    <style:style style:name="ID0EYK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DMAK" style:family="paragraph" style:parent-style-name="Standard">
      <style:paragraph-properties fo:text-align="center" fo:margin-left="0cm" fo:text-indent="0cm" fo:margin-right="0cm" fo:widows="2" fo:orphans="2"/>
    </style:style>
    <style:style style:name="ID0EMMAK" style:family="text">
      <style:text-properties/>
    </style:style>
    <style:style style:name="ID0EPMAK" style:family="table-row">
      <style:table-row-properties style:min-row-height="0.796cm" style:keep-together="true"/>
    </style:style>
    <style:style style:name="ID0EUMA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AOAK" style:family="paragraph" style:parent-style-name="Standard">
      <style:paragraph-properties fo:margin-left="0cm" fo:text-indent="0cm" fo:margin-right="0cm" fo:widows="2" fo:orphans="2"/>
    </style:style>
    <style:style style:name="ID0EGO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PPAK" style:family="paragraph" style:parent-style-name="Standard">
      <style:paragraph-properties fo:text-align="center" fo:margin-left="0cm" fo:text-indent="0cm" fo:margin-right="0cm" fo:widows="2" fo:orphans="2"/>
    </style:style>
    <style:style style:name="ID0EYPAK" style:family="text">
      <style:text-properties fo:font-weight="bold"/>
    </style:style>
    <style:style style:name="ID0E3P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HRAK" style:family="paragraph" style:parent-style-name="Standard">
      <style:paragraph-properties fo:text-align="center" fo:margin-left="0cm" fo:text-indent="0cm" fo:margin-right="0cm" fo:widows="2" fo:orphans="2"/>
    </style:style>
    <style:style style:name="ID0EQRAK" style:family="text">
      <style:text-properties/>
    </style:style>
    <style:style style:name="ID0ETRAK" style:family="table-row">
      <style:table-row-properties style:min-row-height="0.796cm" style:keep-together="true"/>
    </style:style>
    <style:style style:name="ID0EYRA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ETAK" style:family="paragraph" style:parent-style-name="Standard">
      <style:paragraph-properties fo:margin-left="0cm" fo:text-indent="0cm" fo:margin-right="0cm" fo:widows="2" fo:orphans="2"/>
    </style:style>
    <style:style style:name="ID0EKT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TUAK" style:family="paragraph" style:parent-style-name="Standard">
      <style:paragraph-properties fo:text-align="center" fo:margin-left="0cm" fo:text-indent="0cm" fo:margin-right="0cm" fo:widows="2" fo:orphans="2"/>
    </style:style>
    <style:style style:name="ID0E3UAK" style:family="text">
      <style:text-properties fo:font-weight="bold"/>
    </style:style>
    <style:style style:name="ID0EAV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LWAK" style:family="paragraph" style:parent-style-name="Standard">
      <style:paragraph-properties fo:text-align="center" fo:margin-left="0cm" fo:text-indent="0cm" fo:margin-right="0cm" fo:widows="2" fo:orphans="2"/>
    </style:style>
    <style:style style:name="ID0EUWAK" style:family="text">
      <style:text-properties/>
    </style:style>
    <style:style style:name="ID0EXWAK" style:family="table-row">
      <style:table-row-properties style:min-row-height="0.796cm" style:keep-together="true"/>
    </style:style>
    <style:style style:name="ID0E3WA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IYAK" style:family="paragraph" style:parent-style-name="Standard">
      <style:paragraph-properties fo:margin-left="0cm" fo:text-indent="0cm" fo:margin-right="0cm" fo:widows="2" fo:orphans="2"/>
    </style:style>
    <style:style style:name="ID0EOY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XZAK" style:family="paragraph" style:parent-style-name="Standard">
      <style:paragraph-properties fo:text-align="center" fo:margin-left="0cm" fo:text-indent="0cm" fo:margin-right="0cm" fo:widows="2" fo:orphans="2"/>
    </style:style>
    <style:style style:name="ID0EA1AK" style:family="text">
      <style:text-properties fo:font-weight="bold"/>
    </style:style>
    <style:style style:name="ID0EE1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P2AK" style:family="paragraph" style:parent-style-name="Standard">
      <style:paragraph-properties fo:text-align="center" fo:margin-left="0cm" fo:text-indent="0cm" fo:margin-right="0cm" fo:widows="2" fo:orphans="2"/>
    </style:style>
    <style:style style:name="ID0EY2AK" style:family="text">
      <style:text-properties/>
    </style:style>
    <style:style style:name="ID0E22AK" style:family="table-row">
      <style:table-row-properties style:min-row-height="0.796cm" style:keep-together="true"/>
    </style:style>
    <style:style style:name="ID0EA3A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M4AK" style:family="paragraph" style:parent-style-name="Standard">
      <style:paragraph-properties fo:margin-left="0cm" fo:text-indent="0cm" fo:margin-right="0cm" fo:widows="2" fo:orphans="2"/>
    </style:style>
    <style:style style:name="ID0ES4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25AK" style:family="paragraph" style:parent-style-name="Standard">
      <style:paragraph-properties fo:text-align="center" fo:margin-left="0cm" fo:text-indent="0cm" fo:margin-right="0cm" fo:widows="2" fo:orphans="2"/>
    </style:style>
    <style:style style:name="ID0EE6AK" style:family="text">
      <style:text-properties fo:font-weight="bold"/>
    </style:style>
    <style:style style:name="ID0EI6A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TABK" style:family="paragraph" style:parent-style-name="Standard">
      <style:paragraph-properties fo:text-align="center" fo:margin-left="0cm" fo:text-indent="0cm" fo:margin-right="0cm" fo:widows="2" fo:orphans="2"/>
    </style:style>
    <style:style style:name="ID0E3ABK" style:family="text">
      <style:text-properties/>
    </style:style>
    <style:style style:name="ID0E6ABK" style:family="paragraph" style:parent-style-name="Standard">
      <style:paragraph-properties fo:text-align="center" fo:margin-left="0cm" fo:text-indent="0cm" fo:margin-right="0cm" fo:widows="2" fo:orphans="2"/>
      <style:text-properties style:font-size-complex="11pt" fo:font-size="11pt"/>
    </style:style>
    <style:style style:name="ID0ENBBK" style:family="paragraph" style:parent-style-name="Standard">
      <style:paragraph-properties fo:margin-left="0cm" fo:text-indent="0cm" fo:margin-right="0cm" fo:widows="2" fo:orphans="2"/>
      <style:text-properties style:font-size-complex="11pt" fo:font-size="11pt"/>
    </style:style>
    <style:style style:name="ID0EZBBK" style:family="paragraph" style:parent-style-name="Standard">
      <style:paragraph-properties fo:text-align="center" fo:margin-left="0cm" fo:text-indent="0cm" fo:margin-right="0cm" fo:widows="2" fo:orphans="2"/>
    </style:style>
    <style:style style:name="ID0ECCBK" style:family="text">
      <style:text-properties fo:font-weight="bold"/>
    </style:style>
    <style:style style:name="ID0EHCBK" style:family="paragraph" style:parent-style-name="Standard">
      <style:paragraph-properties fo:text-align="center" fo:margin-left="0cm" fo:text-indent="0cm" fo:margin-right="0cm" fo:widows="2" fo:orphans="2"/>
    </style:style>
    <style:style style:name="ID0EQCBK" style:family="text">
      <style:text-properties fo:font-weight="bold"/>
    </style:style>
    <style:style style:name="ID0E4CBK" style:family="text">
      <style:text-properties style:language-asian="ko" style:country-asian="KR" fo:font-weight="bold"/>
    </style:style>
    <style:style style:name="ID0EDDBK" style:family="paragraph" style:parent-style-name="Standard">
      <style:paragraph-properties fo:margin-left="0cm" fo:text-indent="0cm" fo:margin-right="0cm" fo:widows="2" fo:orphans="2"/>
      <style:text-properties fo:font-weight="bold"/>
    </style:style>
    <style:style style:name="ID0EMDBK" style:family="paragraph" style:parent-style-name="Standard">
      <style:paragraph-properties fo:text-align="center" fo:margin-left="0cm" fo:text-indent="0cm" fo:margin-right="0cm" fo:widows="2" fo:orphans="2"/>
    </style:style>
    <style:style style:name="ID0EVDBK" style:family="text">
      <style:text-properties fo:font-weight="bold" fo:color="#577BEF" style:font-size-complex="18pt" fo:font-size="18pt"/>
    </style:style>
    <style:style style:name="ID0EAEBK" style:family="text">
      <style:text-properties fo:font-weight="bold" fo:color="#577BEF" style:font-size-complex="18pt" fo:font-size="18pt"/>
    </style:style>
    <style:style style:name="ID0ELEBK" style:family="text">
      <style:text-properties fo:font-weight="bold" fo:color="#577BEF" style:font-size-complex="18pt" fo:font-size="18pt"/>
    </style:style>
    <style:style style:name="ID0EWEBK" style:family="text">
      <style:text-properties fo:font-weight="bold" fo:color="#577BEF" style:font-size-complex="18pt" fo:font-size="18pt"/>
    </style:style>
    <style:style style:name="ID0EBFBK" style:family="text">
      <style:text-properties fo:font-weight="bold" fo:color="#577BEF" style:font-size-complex="18pt" fo:font-size="18pt"/>
    </style:style>
    <style:style style:name="ID0ELFBK" style:family="table">
      <style:table-properties table:border-model="collapsing" style:width="18.244cm" table:align="center" fo:margin-left="-0.049cm" fo:margin-bottom="0cm"/>
    </style:style>
    <style:style style:name="ID0EHGBK" style:family="table-column">
      <style:table-column-properties style:column-width="18.244cm"/>
    </style:style>
    <style:style style:name="ID0EJGBK" style:family="table-row">
      <style:table-row-properties style:min-row-height="0.935cm" style:keep-together="true"/>
    </style:style>
    <style:style style:name="ID0EOGB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2HBK" style:family="paragraph" style:parent-style-name="Standard">
      <style:paragraph-properties fo:margin-left="0cm" fo:text-indent="0cm" fo:margin-right="0cm" fo:widows="2" fo:orphans="2"/>
    </style:style>
    <style:style style:name="ID0ECIBK" style:family="text">
      <style:text-properties fo:font-weight="bold" fo:color="#FFFFFF"/>
    </style:style>
    <style:style style:name="ID0EJIBK" style:family="table-row">
      <style:table-row-properties style:min-row-height="6.8cm" style:keep-together="true"/>
    </style:style>
    <style:style style:name="ID0EOIB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FFFFFF"/>
    </style:style>
    <style:style style:name="ID0E2JBK" style:family="paragraph" style:parent-style-name="Standard">
      <style:paragraph-properties fo:margin-left="0cm" fo:text-indent="0cm" fo:margin-right="0cm" fo:widows="2" fo:orphans="2"/>
    </style:style>
    <style:style style:name="ID0ECKBK" style:family="text">
      <style:text-properties style:language-asian="ko" style:country-asian="KR" fo:color="#000000"/>
    </style:style>
    <style:style style:name="ID0EKKBK" style:family="text">
      <style:text-properties style:language-asian="ko" style:country-asian="KR" fo:color="#000000"/>
    </style:style>
    <style:style style:name="ID0ERKBK" style:family="paragraph" style:parent-style-name="Standard">
      <style:paragraph-properties fo:margin-left="0cm" fo:text-indent="0cm" fo:margin-right="0cm" fo:widows="2" fo:orphans="2"/>
    </style:style>
    <style:style style:name="ID0EYKBK" style:family="text">
      <style:text-properties style:language-asian="ko" style:country-asian="KR"/>
    </style:style>
    <style:style style:name="ID0EBLBK" style:family="text">
      <style:text-properties style:language-asian="ko" style:country-asian="KR"/>
    </style:style>
    <style:style style:name="ID0EGLBK" style:family="paragraph" style:parent-style-name="Standard">
      <style:paragraph-properties fo:margin-left="0cm" fo:text-indent="0cm" fo:margin-right="0cm" fo:widows="2" fo:orphans="2"/>
    </style:style>
    <style:style style:name="ID0ENLBK" style:family="text">
      <style:text-properties style:language-asian="ko" style:country-asian="KR"/>
    </style:style>
    <style:style style:name="ID0EWLBK" style:family="text">
      <style:text-properties style:language-asian="ko" style:country-asian="KR"/>
    </style:style>
    <style:style style:name="ID0E2LBK" style:family="paragraph" style:parent-style-name="Standard">
      <style:paragraph-properties fo:margin-left="0cm" fo:text-indent="0cm" fo:margin-right="0cm" fo:widows="2" fo:orphans="2"/>
    </style:style>
    <style:style style:name="ID0ECMBK" style:family="text">
      <style:text-properties style:language-asian="ko" style:country-asian="KR" fo:color="#000000"/>
    </style:style>
    <style:style style:name="ID0EJMBK" style:family="text">
      <style:text-properties style:language-asian="ko" style:country-asian="KR" fo:color="#000000"/>
    </style:style>
    <style:style style:name="ID0ESMBK" style:family="paragraph" style:parent-style-name="Standard">
      <style:paragraph-properties fo:margin-left="0cm" fo:text-indent="0cm" fo:margin-right="0cm" fo:widows="2" fo:orphans="2"/>
    </style:style>
    <style:style style:name="ID0ECNBK" style:family="text">
      <style:text-properties style:language-asian="ko" style:country-asian="KR" fo:color="#000000"/>
    </style:style>
    <style:style style:name="ID0ENNBK" style:family="text">
      <style:text-properties style:language-asian="ko" style:country-asian="KR" fo:color="#000000"/>
    </style:style>
    <style:style style:name="ID0EVNBK" style:family="text">
      <style:text-properties style:language-asian="ko" style:country-asian="KR" fo:color="#000000"/>
    </style:style>
    <style:style style:name="ID0E5NBK" style:family="text">
      <style:text-properties style:language-asian="ko" style:country-asian="KR" fo:color="#000000"/>
    </style:style>
    <style:style style:name="ID0EFOBK" style:family="text">
      <style:text-properties style:language-asian="ko" style:country-asian="KR" fo:color="#000000"/>
    </style:style>
    <style:style style:name="ID0EPOBK" style:family="paragraph" style:parent-style-name="Standard">
      <style:paragraph-properties fo:margin-left="0cm" fo:text-indent="0cm" fo:margin-right="0cm" fo:widows="2" fo:orphans="2"/>
    </style:style>
    <style:style style:name="ID0E6OBK" style:family="text">
      <style:text-properties style:language-asian="ko" style:country-asian="KR" fo:color="#000000"/>
    </style:style>
    <style:style style:name="ID0EJPBK" style:family="paragraph" style:parent-style-name="Standard">
      <style:paragraph-properties fo:margin-left="0cm" fo:text-indent="0cm" fo:margin-right="0cm" fo:widows="2" fo:orphans="2"/>
    </style:style>
    <style:style style:name="ID0EQPBK" style:family="text">
      <style:text-properties style:language-asian="ko" style:country-asian="KR" fo:color="#000000"/>
    </style:style>
    <style:style style:name="ID0E1PBK" style:family="table-row">
      <style:table-row-properties style:min-row-height="0.997cm" style:keep-together="true"/>
    </style:style>
    <style:style style:name="ID0E6PB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MRBK" style:family="paragraph" style:parent-style-name="Standard">
      <style:paragraph-properties fo:margin-left="0cm" fo:text-indent="0cm" fo:margin-right="0cm" fo:widows="2" fo:orphans="2"/>
    </style:style>
    <style:style style:name="ID0ETRBK" style:family="text">
      <style:text-properties fo:font-weight="bold" fo:color="#FFFFFF"/>
    </style:style>
    <style:style style:name="ID0EZRBK" style:family="paragraph" style:parent-style-name="Standard">
      <style:paragraph-properties fo:margin-left="0cm" fo:text-indent="0cm" fo:margin-right="0cm" fo:widows="2" fo:orphans="2"/>
    </style:style>
    <style:style style:name="ID0EASBK" style:family="text">
      <style:text-properties fo:font-weight="bold" fo:color="#FFFFFF"/>
    </style:style>
    <style:style style:name="ID0EHSBK" style:family="table-row">
      <style:table-row-properties style:min-row-height="6.8cm" style:keep-together="true"/>
    </style:style>
    <style:style style:name="ID0EMSB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FFFFFF"/>
    </style:style>
    <style:style style:name="ID0EZTBK" style:family="paragraph" style:parent-style-name="Standard">
      <style:paragraph-properties fo:margin-left="0cm" fo:text-indent="0cm" fo:margin-right="0cm" fo:widows="2" fo:orphans="2"/>
    </style:style>
    <style:style style:name="ID0EAUBK" style:family="text">
      <style:text-properties fo:color="#000000"/>
    </style:style>
    <style:style style:name="ID0EFUBK" style:family="table-row">
      <style:table-row-properties style:min-row-height="0.997cm" style:keep-together="true"/>
    </style:style>
    <style:style style:name="ID0EKUB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XVBK" style:family="paragraph" style:parent-style-name="Standard">
      <style:paragraph-properties fo:margin-left="0cm" fo:text-indent="0cm" fo:margin-right="0cm" fo:widows="2" fo:orphans="2"/>
    </style:style>
    <style:style style:name="ID0E5VBK" style:family="text">
      <style:text-properties fo:font-weight="bold" fo:color="#FFFFFF"/>
    </style:style>
    <style:style style:name="ID0EFWBK" style:family="table-row">
      <style:table-row-properties style:min-row-height="6.8cm" style:keep-together="true"/>
    </style:style>
    <style:style style:name="ID0EKWB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FFFFFF"/>
    </style:style>
    <style:style style:name="ID0EXXBK" style:family="paragraph" style:parent-style-name="Standard">
      <style:paragraph-properties fo:margin-left="0cm" fo:text-indent="0cm" fo:margin-right="0cm" fo:widows="2" fo:orphans="2"/>
    </style:style>
    <style:style style:name="ID0E5XBK" style:family="text">
      <style:text-properties fo:color="#000000"/>
    </style:style>
    <style:style style:name="ID0EDYBK" style:family="paragraph" style:parent-style-name="Standard">
      <style:paragraph-properties fo:text-align="center" fo:margin-left="0cm" fo:text-indent="0cm" fo:margin-right="0cm" fo:widows="2" fo:orphans="2"/>
    </style:style>
    <style:style style:name="ID0EMYBK" style:family="text">
      <style:text-properties fo:font-weight="bold" fo:color="#577BEF" style:font-size-complex="18pt" fo:font-size="18pt"/>
    </style:style>
    <style:style style:name="ID0EWYBK" style:family="paragraph" style:parent-style-name="Standard">
      <style:paragraph-properties fo:margin-left="0cm" fo:text-indent="0cm" fo:margin-right="0cm" fo:widows="2" fo:orphans="2"/>
      <style:text-properties fo:font-weight="bold" fo:color="#1C129E" style:font-size-complex="1pt" fo:font-size="1pt"/>
    </style:style>
    <style:style style:name="ID0EFZBK" style:family="table">
      <style:table-properties table:border-model="collapsing" style:width="18.468cm" table:align="left" fo:margin-left="-0.238cm" fo:margin-bottom="0cm"/>
    </style:style>
    <style:style style:name="ID0EB1BK" style:family="table-column">
      <style:table-column-properties style:column-width="2.644cm"/>
    </style:style>
    <style:style style:name="ID0ED1BK" style:family="table-column">
      <style:table-column-properties style:column-width="15.824cm"/>
    </style:style>
    <style:style style:name="ID0EF1BK" style:family="table-row">
      <style:table-row-properties style:min-row-height="1.062cm" style:keep-together="true"/>
    </style:style>
    <style:style style:name="ID0EK1B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X2BK" style:family="paragraph" style:parent-style-name="Standard">
      <style:paragraph-properties fo:text-align="center" fo:margin-left="0cm" fo:text-indent="0cm" fo:margin-right="0cm" fo:widows="2" fo:orphans="2"/>
    </style:style>
    <style:style style:name="ID0EA3BK" style:family="text">
      <style:text-properties fo:font-weight="bold" fo:color="#FFFFFF"/>
    </style:style>
    <style:style style:name="ID0EG3B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T4BK" style:family="paragraph" style:parent-style-name="Standard">
      <style:paragraph-properties fo:text-align="center" fo:margin-left="0cm" fo:text-indent="0cm" fo:margin-right="0cm" fo:widows="2" fo:orphans="2"/>
    </style:style>
    <style:style style:name="ID0E34BK" style:family="text">
      <style:text-properties fo:font-weight="bold" fo:color="#FFFFFF"/>
    </style:style>
    <style:style style:name="ID0EC5BK" style:family="table-row">
      <style:table-row-properties style:min-row-height="1.226cm" style:keep-together="true"/>
    </style:style>
    <style:style style:name="ID0EH5B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Q6BK" style:family="paragraph" style:parent-style-name="Standard">
      <style:paragraph-properties fo:text-align="center" fo:margin-left="0cm" fo:text-indent="0cm" fo:margin-right="0cm" fo:widows="2" fo:orphans="2"/>
    </style:style>
    <style:style style:name="ID0EZ6BK" style:family="text">
      <style:text-properties fo:font-weight="bold"/>
    </style:style>
    <style:style style:name="ID0E46B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GBCK" style:family="paragraph" style:parent-style-name="Standard">
      <style:paragraph-properties fo:line-height="112.91666666666667%" fo:margin-left="0cm" fo:text-indent="0cm" fo:margin-right="0cm" fo:widows="2" fo:orphans="2"/>
    </style:style>
    <style:style style:name="ID0EQBCK" style:family="table-row">
      <style:table-row-properties style:min-row-height="1.244cm" style:keep-together="true"/>
    </style:style>
    <style:style style:name="ID0EVBC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5CCK" style:family="paragraph" style:parent-style-name="Standard">
      <style:paragraph-properties fo:text-align="center" fo:margin-left="0cm" fo:text-indent="0cm" fo:margin-right="0cm" fo:widows="2" fo:orphans="2"/>
    </style:style>
    <style:style style:name="ID0EHDCK" style:family="text">
      <style:text-properties fo:font-weight="bold"/>
    </style:style>
    <style:style style:name="ID0ELDC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UECK" style:family="paragraph" style:parent-style-name="Standard">
      <style:paragraph-properties fo:text-align="center" fo:line-height="112.91666666666667%" fo:margin-left="0cm" fo:text-indent="0cm" fo:margin-right="0cm" fo:widows="2" fo:orphans="2"/>
    </style:style>
    <style:style style:name="ID0EAFCK" style:family="text">
      <style:text-properties/>
    </style:style>
    <style:style style:name="ID0EDFCK" style:family="table-row">
      <style:table-row-properties style:min-row-height="2.713cm" style:keep-together="true"/>
    </style:style>
    <style:style style:name="ID0EIFC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RGCK" style:family="paragraph" style:parent-style-name="Standard">
      <style:paragraph-properties fo:text-align="center" fo:margin-left="0cm" fo:text-indent="0cm" fo:margin-right="0cm" fo:widows="2" fo:orphans="2"/>
    </style:style>
    <style:style style:name="ID0E1GCK" style:family="text">
      <style:text-properties fo:font-weight="bold"/>
    </style:style>
    <style:style style:name="ID0E5GC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HICK" style:family="paragraph" style:parent-style-name="Standard">
      <style:paragraph-properties fo:text-align="start" fo:margin-left="0cm" fo:text-indent="0cm" fo:margin-right="0cm" fo:widows="2" fo:orphans="2"/>
      <style:text-properties style:font-name-complex="굴림" fo:color="#000000"/>
    </style:style>
    <style:style style:name="ID0EVICK" style:family="table-row">
      <style:table-row-properties style:min-row-height="5.255cm" style:keep-together="true"/>
    </style:style>
    <style:style style:name="ID0E1IC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DKCK" style:family="paragraph" style:parent-style-name="Standard">
      <style:paragraph-properties fo:text-align="center" fo:margin-left="0cm" fo:text-indent="0cm" fo:margin-right="0cm" fo:widows="2" fo:orphans="2"/>
    </style:style>
    <style:style style:name="ID0EMKCK" style:family="text">
      <style:text-properties fo:font-weight="bold"/>
    </style:style>
    <style:style style:name="ID0ERKCK" style:family="paragraph" style:parent-style-name="Standard">
      <style:paragraph-properties fo:text-align="center" fo:margin-left="0cm" fo:text-indent="0cm" fo:margin-right="0cm" fo:widows="2" fo:orphans="2"/>
    </style:style>
    <style:style style:name="ID0E1KCK" style:family="text">
      <style:text-properties fo:font-weight="bold"/>
    </style:style>
    <style:style style:name="ID0E5KCK" style:family="paragraph" style:parent-style-name="Standard">
      <style:paragraph-properties fo:text-align="center" fo:margin-left="0cm" fo:text-indent="0cm" fo:margin-right="0cm" fo:widows="2" fo:orphans="2"/>
    </style:style>
    <style:style style:name="ID0EHLCK" style:family="text">
      <style:text-properties fo:font-weight="bold"/>
    </style:style>
    <style:style style:name="ID0EMLC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VMCK" style:family="table">
      <style:table-properties table:border-model="collapsing" style:width="15.423cm" table:align="left" fo:margin-left="-0.049cm" fo:margin-bottom="0cm"/>
    </style:style>
    <style:style style:name="ID0ERNCK" style:family="table-column">
      <style:table-column-properties style:column-width="4.884cm"/>
    </style:style>
    <style:style style:name="ID0ETNCK" style:family="table-column">
      <style:table-column-properties style:column-width="10.539cm"/>
    </style:style>
    <style:style style:name="ID0EWN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4OCK" style:family="paragraph" style:parent-style-name="Standard">
      <style:paragraph-properties fo:line-height="112.91666666666667%" fo:margin-left="0cm" fo:text-indent="0cm" fo:margin-right="0cm" fo:widows="2" fo:orphans="2"/>
    </style:style>
    <style:style style:name="ID0EHPCK" style:family="text">
      <style:text-properties fo:font-weight="bold"/>
    </style:style>
    <style:style style:name="ID0ELP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SQCK" style:family="paragraph" style:parent-style-name="Standard">
      <style:paragraph-properties fo:line-height="112.91666666666667%" fo:margin-left="0cm" fo:text-indent="0cm" fo:margin-right="0cm" fo:widows="2" fo:orphans="2"/>
    </style:style>
    <style:style style:name="ID0E3QCK" style:family="text">
      <style:text-properties/>
    </style:style>
    <style:style style:name="ID0EAR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HSCK" style:family="paragraph" style:parent-style-name="Standard">
      <style:paragraph-properties fo:line-height="112.91666666666667%" fo:margin-left="0cm" fo:text-indent="0cm" fo:margin-right="0cm" fo:widows="2" fo:orphans="2"/>
    </style:style>
    <style:style style:name="ID0ERSCK" style:family="text">
      <style:text-properties fo:font-weight="bold"/>
    </style:style>
    <style:style style:name="ID0EVS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3TCK" style:family="paragraph" style:parent-style-name="Standard">
      <style:paragraph-properties fo:line-height="112.91666666666667%" fo:margin-left="0cm" fo:text-indent="0cm" fo:margin-right="0cm" fo:widows="2" fo:orphans="2"/>
    </style:style>
    <style:style style:name="ID0EGUCK" style:family="text">
      <style:text-properties/>
    </style:style>
    <style:style style:name="ID0EKU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RVCK" style:family="paragraph" style:parent-style-name="Standard">
      <style:paragraph-properties fo:line-height="112.91666666666667%" fo:margin-left="0cm" fo:text-indent="0cm" fo:margin-right="0cm" fo:widows="2" fo:orphans="2"/>
    </style:style>
    <style:style style:name="ID0E2VCK" style:family="text">
      <style:text-properties fo:font-weight="bold"/>
    </style:style>
    <style:style style:name="ID0E6V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GXCK" style:family="paragraph" style:parent-style-name="Standard">
      <style:paragraph-properties fo:line-height="112.91666666666667%" fo:margin-left="0cm" fo:text-indent="0cm" fo:margin-right="0cm" fo:widows="2" fo:orphans="2"/>
    </style:style>
    <style:style style:name="ID0EQXCK" style:family="text">
      <style:text-properties/>
    </style:style>
    <style:style style:name="ID0EUX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2YCK" style:family="paragraph" style:parent-style-name="Standard">
      <style:paragraph-properties fo:line-height="112.91666666666667%" fo:margin-left="0cm" fo:text-indent="0cm" fo:margin-right="0cm" fo:widows="2" fo:orphans="2"/>
    </style:style>
    <style:style style:name="ID0EFZCK" style:family="text">
      <style:text-properties fo:font-weight="bold"/>
    </style:style>
    <style:style style:name="ID0EJZ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Q1CK" style:family="paragraph" style:parent-style-name="Standard">
      <style:paragraph-properties fo:line-height="112.91666666666667%" fo:margin-left="0cm" fo:text-indent="0cm" fo:margin-right="0cm" fo:widows="2" fo:orphans="2"/>
    </style:style>
    <style:style style:name="ID0E11CK" style:family="text">
      <style:text-properties/>
    </style:style>
    <style:style style:name="ID0E51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F3CK" style:family="paragraph" style:parent-style-name="Standard">
      <style:paragraph-properties fo:line-height="112.91666666666667%" fo:margin-left="0cm" fo:text-indent="0cm" fo:margin-right="0cm" fo:widows="2" fo:orphans="2"/>
    </style:style>
    <style:style style:name="ID0EP3CK" style:family="text">
      <style:text-properties fo:font-weight="bold"/>
    </style:style>
    <style:style style:name="ID0ET3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14CK" style:family="paragraph" style:parent-style-name="Standard">
      <style:paragraph-properties fo:line-height="112.91666666666667%" fo:margin-left="0cm" fo:text-indent="0cm" fo:margin-right="0cm" fo:widows="2" fo:orphans="2"/>
    </style:style>
    <style:style style:name="ID0EE5CK" style:family="text">
      <style:text-properties/>
    </style:style>
    <style:style style:name="ID0EI5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P6CK" style:family="paragraph" style:parent-style-name="Standard">
      <style:paragraph-properties fo:line-height="112.91666666666667%" fo:margin-left="0cm" fo:text-indent="0cm" fo:margin-right="0cm" fo:widows="2" fo:orphans="2"/>
    </style:style>
    <style:style style:name="ID0EZ6CK" style:family="text">
      <style:text-properties fo:font-weight="bold"/>
    </style:style>
    <style:style style:name="ID0E46C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EBDK" style:family="paragraph" style:parent-style-name="Standard">
      <style:paragraph-properties fo:line-height="112.91666666666667%" fo:margin-left="0cm" fo:text-indent="0cm" fo:margin-right="0cm" fo:widows="2" fo:orphans="2"/>
    </style:style>
    <style:style style:name="ID0EOBDK" style:family="text">
      <style:text-properties/>
    </style:style>
    <style:style style:name="ID0ESBD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ZCDK" style:family="paragraph" style:parent-style-name="Standard">
      <style:paragraph-properties fo:line-height="112.91666666666667%" fo:margin-left="0cm" fo:text-indent="0cm" fo:margin-right="0cm" fo:widows="2" fo:orphans="2"/>
    </style:style>
    <style:style style:name="ID0EDDDK" style:family="text">
      <style:text-properties fo:font-weight="bold"/>
    </style:style>
    <style:style style:name="ID0EHDD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OEDK" style:family="paragraph" style:parent-style-name="Standard">
      <style:paragraph-properties fo:line-height="112.91666666666667%" fo:margin-left="0cm" fo:text-indent="0cm" fo:margin-right="0cm" fo:widows="2" fo:orphans="2"/>
    </style:style>
    <style:style style:name="ID0EYEDK" style:family="text">
      <style:text-properties/>
    </style:style>
    <style:style style:name="ID0E2EDK" style:family="table-row">
      <style:table-row-properties style:min-row-height="5.225cm" style:keep-together="true"/>
    </style:style>
    <style:style style:name="ID0EAFD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JGDK" style:family="paragraph" style:parent-style-name="Standard">
      <style:paragraph-properties fo:text-align="center" fo:margin-left="0cm" fo:text-indent="0cm" fo:margin-right="0cm" fo:widows="2" fo:orphans="2"/>
    </style:style>
    <style:style style:name="ID0ESGDK" style:family="text">
      <style:text-properties fo:font-weight="bold"/>
    </style:style>
    <style:style style:name="ID0EWGD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6HDK" style:family="paragraph" style:parent-style-name="Standard">
      <style:paragraph-properties fo:line-height="112.91666666666667%" fo:margin-left="0cm" fo:text-indent="0cm" fo:margin-right="0cm" fo:widows="2" fo:orphans="2"/>
      <style:text-properties style:font-size-complex="1pt" fo:letter-spacing="normal" fo:font-size="1pt"/>
    </style:style>
    <style:style style:name="ID0EQIDK" style:family="table-row">
      <style:table-row-properties style:min-row-height="3.798cm" style:keep-together="true"/>
    </style:style>
    <style:style style:name="ID0EVID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5JDK" style:family="paragraph" style:parent-style-name="Standard">
      <style:paragraph-properties fo:text-align="center" fo:margin-left="0cm" fo:text-indent="0cm" fo:margin-right="0cm" fo:widows="2" fo:orphans="2"/>
    </style:style>
    <style:style style:name="ID0EHKDK" style:family="text">
      <style:text-properties fo:font-weight="bold"/>
    </style:style>
    <style:style style:name="ID0ELKD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ULDK" style:family="paragraph" style:parent-style-name="Standard">
      <style:paragraph-properties fo:line-height="112.91666666666667%" fo:margin-left="0cm" fo:text-indent="0cm" fo:margin-right="0cm" fo:widows="2" fo:orphans="2"/>
    </style:style>
    <style:style style:name="ID0E5LDK" style:family="table-row">
      <style:table-row-properties style:min-row-height="4.724cm" style:keep-together="true"/>
    </style:style>
    <style:style style:name="ID0EDMD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MNDK" style:family="paragraph" style:parent-style-name="Standard">
      <style:paragraph-properties fo:text-align="center" fo:margin-left="0cm" fo:text-indent="0cm" fo:margin-right="0cm" fo:widows="2" fo:orphans="2"/>
    </style:style>
    <style:style style:name="ID0EVNDK" style:family="text">
      <style:text-properties fo:font-weight="bold"/>
    </style:style>
    <style:style style:name="ID0E1NDK" style:family="paragraph" style:parent-style-name="Standard">
      <style:paragraph-properties fo:text-align="center" fo:margin-left="0cm" fo:text-indent="0cm" fo:margin-right="0cm" fo:widows="2" fo:orphans="2"/>
    </style:style>
    <style:style style:name="ID0EDODK" style:family="text">
      <style:text-properties fo:font-weight="bold"/>
    </style:style>
    <style:style style:name="ID0EHOD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QPDK" style:family="paragraph" style:parent-style-name="Standard">
      <style:paragraph-properties fo:margin-left="0cm" fo:text-indent="0cm" fo:margin-right="0cm" fo:widows="2" fo:orphans="2"/>
      <style:text-properties fo:color="#000000"/>
    </style:style>
    <style:style style:name="ID0E1PDK" style:family="paragraph" style:parent-style-name="Standard">
      <style:paragraph-properties fo:text-align="center" fo:margin-left="0cm" fo:text-indent="0cm" fo:margin-right="0cm" fo:widows="2" fo:orphans="2"/>
    </style:style>
    <style:style style:name="ID0EDQDK" style:family="text">
      <style:text-properties fo:font-weight="bold" fo:color="#577BEF" style:font-size-complex="18pt" fo:font-size="18pt"/>
    </style:style>
    <style:style style:name="ID0EOQDK" style:family="table">
      <style:table-properties table:border-model="collapsing" style:width="17.993cm" table:align="center" fo:margin-left="-0.049cm" fo:margin-bottom="0cm"/>
    </style:style>
    <style:style style:name="ID0EKRDK" style:family="table-column">
      <style:table-column-properties style:column-width="17.993cm"/>
    </style:style>
    <style:style style:name="ID0EMRDK" style:family="table-row">
      <style:table-row-properties style:min-row-height="0.182cm" style:keep-together="true"/>
    </style:style>
    <style:style style:name="ID0ERRD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5SDK" style:family="paragraph" style:parent-style-name="Standard">
      <style:paragraph-properties fo:text-align="center" fo:margin-left="0cm" fo:text-indent="0cm" fo:margin-right="0cm" fo:widows="2" fo:orphans="2"/>
    </style:style>
    <style:style style:name="ID0EHTDK" style:family="text">
      <style:text-properties fo:font-weight="bold" fo:color="#FFFFFF"/>
    </style:style>
    <style:style style:name="ID0ENTDK" style:family="table-row">
      <style:table-row-properties style:min-row-height="5.223cm" style:keep-together="true"/>
    </style:style>
    <style:style style:name="ID0ESTD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FFFFFF"/>
    </style:style>
    <style:style style:name="ID0E6UDK" style:family="paragraph" style:parent-style-name="Standard">
      <style:paragraph-properties fo:text-align="center" fo:margin-left="0cm" fo:text-indent="0cm" fo:margin-right="0cm" fo:widows="2" fo:orphans="2"/>
    </style:style>
    <style:style style:name="ID0EIVDK" style:family="text">
      <style:text-properties fo:font-weight="bold"/>
    </style:style>
    <style:style style:name="ID0EMVDK" style:family="table-row">
      <style:table-row-properties style:min-row-height="1.385cm" style:keep-together="true"/>
    </style:style>
    <style:style style:name="ID0ERVD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FFFFFF"/>
    </style:style>
    <style:style style:name="ID0E5WDK" style:family="paragraph" style:parent-style-name="Standard">
      <style:paragraph-properties fo:text-align="start" fo:margin-left="0cm" fo:text-indent="0cm" fo:margin-right="0cm" fo:widows="2" fo:orphans="2"/>
    </style:style>
    <style:style style:name="ID0EHXDK" style:family="text">
      <style:text-properties fo:font-weight="bold" style:font-size-complex="9pt" fo:font-size="9pt"/>
    </style:style>
    <style:style style:name="ID0EQXDK" style:family="paragraph" style:parent-style-name="Standard">
      <style:paragraph-properties fo:margin-left="0cm" fo:text-indent="0cm" fo:margin-right="0cm" fo:widows="2" fo:orphans="2"/>
      <style:text-properties style:font-size-complex="9pt" fo:font-size="9pt"/>
    </style:style>
    <style:style style:name="ID0E3XDK" style:family="table-row">
      <style:table-row-properties style:min-row-height="0.025cm" style:keep-together="true"/>
    </style:style>
    <style:style style:name="ID0EBYD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OZDK" style:family="paragraph" style:parent-style-name="Standard">
      <style:paragraph-properties fo:text-align="center" fo:margin-left="0cm" fo:text-indent="0cm" fo:margin-right="0cm" fo:widows="2" fo:orphans="2"/>
    </style:style>
    <style:style style:name="ID0EXZDK" style:family="text">
      <style:text-properties fo:font-weight="bold" fo:color="#FFFFFF"/>
    </style:style>
    <style:style style:name="ID0E4ZDK" style:family="table-row">
      <style:table-row-properties style:min-row-height="5.89cm" style:keep-together="true"/>
    </style:style>
    <style:style style:name="ID0EC1D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L2DK" style:family="paragraph" style:parent-style-name="Standard">
      <style:paragraph-properties fo:text-align="center" fo:margin-left="0cm" fo:text-indent="0cm" fo:margin-right="0cm" fo:widows="2" fo:orphans="2"/>
    </style:style>
    <style:style style:name="ID0EU2DK" style:family="text">
      <style:text-properties fo:font-weight="bold"/>
    </style:style>
    <style:style style:name="ID0EY2DK" style:family="table-row">
      <style:table-row-properties style:min-row-height="0.069cm" style:keep-together="true"/>
    </style:style>
    <style:style style:name="ID0E42D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G4DK" style:family="paragraph" style:parent-style-name="Standard">
      <style:paragraph-properties fo:text-align="start" fo:margin-left="0cm" fo:text-indent="0cm" fo:margin-right="0cm" fo:widows="2" fo:orphans="2"/>
    </style:style>
    <style:style style:name="ID0EP4DK" style:family="text">
      <style:text-properties fo:font-weight="bold" style:font-size-complex="9pt" fo:font-size="9pt"/>
    </style:style>
    <style:style style:name="ID0EY4DK" style:family="paragraph" style:parent-style-name="Standard">
      <style:paragraph-properties fo:margin-left="0cm" fo:text-indent="0cm" fo:margin-right="0cm" fo:widows="2" fo:orphans="2"/>
      <style:text-properties style:font-size-complex="9pt" fo:font-size="9pt"/>
    </style:style>
    <style:style style:name="ID0EE5DK" style:family="table-row">
      <style:table-row-properties style:min-row-height="0.025cm" style:keep-together="true"/>
    </style:style>
    <style:style style:name="ID0EJ5D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W6DK" style:family="paragraph" style:parent-style-name="Standard">
      <style:paragraph-properties fo:text-align="center" fo:margin-left="0cm" fo:text-indent="0cm" fo:margin-right="0cm" fo:widows="2" fo:orphans="2"/>
    </style:style>
    <style:style style:name="ID0E66DK" style:family="text">
      <style:text-properties fo:font-weight="bold" fo:color="#FFFFFF"/>
    </style:style>
    <style:style style:name="ID0EFAEK" style:family="table-row">
      <style:table-row-properties style:min-row-height="5.95cm" style:keep-together="true"/>
    </style:style>
    <style:style style:name="ID0EKA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TBEK" style:family="paragraph" style:parent-style-name="Standard">
      <style:paragraph-properties fo:text-align="center" fo:margin-left="0cm" fo:text-indent="0cm" fo:margin-right="0cm" fo:widows="2" fo:orphans="2"/>
    </style:style>
    <style:style style:name="ID0E3BEK" style:family="text">
      <style:text-properties fo:font-weight="bold"/>
    </style:style>
    <style:style style:name="ID0EACEK" style:family="table-row">
      <style:table-row-properties style:min-row-height="0.025cm" style:keep-together="true"/>
    </style:style>
    <style:style style:name="ID0EFC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ODEK" style:family="paragraph" style:parent-style-name="Standard">
      <style:paragraph-properties fo:text-align="start" fo:margin-left="0cm" fo:text-indent="0cm" fo:margin-right="0cm" fo:widows="2" fo:orphans="2"/>
    </style:style>
    <style:style style:name="ID0EXDEK" style:family="text">
      <style:text-properties fo:font-weight="bold" style:font-size-complex="9pt" fo:font-size="9pt"/>
    </style:style>
    <style:style style:name="ID0EAEEK" style:family="paragraph" style:parent-style-name="Standard">
      <style:paragraph-properties fo:margin-left="0cm" fo:text-indent="0cm" fo:margin-right="0cm" fo:widows="2" fo:orphans="2"/>
      <style:text-properties style:font-size-complex="9pt" fo:font-size="9pt"/>
    </style:style>
    <style:style style:name="ID0EMEEK" style:family="paragraph" style:parent-style-name="Standard">
      <style:paragraph-properties fo:text-align="center" fo:margin-left="0cm" fo:text-indent="0cm" fo:margin-right="0cm" fo:widows="2" fo:orphans="2"/>
    </style:style>
    <style:style style:name="ID0EVEEK" style:family="text">
      <style:text-properties fo:font-weight="bold" fo:color="#577BEF" style:font-size-complex="18pt" fo:font-size="18pt"/>
    </style:style>
    <style:style style:name="ID0E6EEK" style:family="paragraph" style:parent-style-name="Standard">
      <style:paragraph-properties fo:margin-left="0cm" fo:text-indent="0cm" fo:margin-right="0cm" fo:widows="2" fo:orphans="2"/>
      <style:text-properties fo:font-weight="bold" fo:color="#1C129E" style:font-size-complex="1pt" fo:font-size="1pt"/>
    </style:style>
    <style:style style:name="ID0EOFEK" style:family="table">
      <style:table-properties table:border-model="collapsing" style:width="18.468cm" table:align="left" fo:margin-left="-0.238cm" fo:margin-bottom="0cm"/>
    </style:style>
    <style:style style:name="ID0EKGEK" style:family="table-column">
      <style:table-column-properties style:column-width="2.644cm"/>
    </style:style>
    <style:style style:name="ID0EMGEK" style:family="table-column">
      <style:table-column-properties style:column-width="15.824cm"/>
    </style:style>
    <style:style style:name="ID0EOGEK" style:family="table-row">
      <style:table-row-properties style:min-row-height="1.062cm" style:keep-together="true"/>
    </style:style>
    <style:style style:name="ID0ETGE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AIEK" style:family="paragraph" style:parent-style-name="Standard">
      <style:paragraph-properties fo:text-align="center" fo:margin-left="0cm" fo:text-indent="0cm" fo:margin-right="0cm" fo:widows="2" fo:orphans="2"/>
    </style:style>
    <style:style style:name="ID0EJIEK" style:family="text">
      <style:text-properties fo:font-weight="bold" fo:color="#FFFFFF"/>
    </style:style>
    <style:style style:name="ID0EPIE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3JEK" style:family="paragraph" style:parent-style-name="Standard">
      <style:paragraph-properties fo:text-align="center" fo:margin-left="0cm" fo:text-indent="0cm" fo:margin-right="0cm" fo:widows="2" fo:orphans="2"/>
    </style:style>
    <style:style style:name="ID0EFKEK" style:family="text">
      <style:text-properties fo:font-weight="bold" fo:color="#FFFFFF"/>
    </style:style>
    <style:style style:name="ID0ELKEK" style:family="table-row">
      <style:table-row-properties style:min-row-height="1.226cm" style:keep-together="true"/>
    </style:style>
    <style:style style:name="ID0EQK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ZLEK" style:family="paragraph" style:parent-style-name="Standard">
      <style:paragraph-properties fo:text-align="center" fo:margin-left="0cm" fo:text-indent="0cm" fo:margin-right="0cm" fo:widows="2" fo:orphans="2"/>
    </style:style>
    <style:style style:name="ID0ECMEK" style:family="text">
      <style:text-properties fo:font-weight="bold"/>
    </style:style>
    <style:style style:name="ID0EGM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PNEK" style:family="paragraph" style:parent-style-name="Standard">
      <style:paragraph-properties fo:line-height="112.91666666666667%" fo:margin-left="0cm" fo:text-indent="0cm" fo:margin-right="0cm" fo:widows="2" fo:orphans="2"/>
    </style:style>
    <style:style style:name="ID0EZNEK" style:family="table-row">
      <style:table-row-properties style:min-row-height="1.244cm" style:keep-together="true"/>
    </style:style>
    <style:style style:name="ID0E5N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HPEK" style:family="paragraph" style:parent-style-name="Standard">
      <style:paragraph-properties fo:text-align="center" fo:margin-left="0cm" fo:text-indent="0cm" fo:margin-right="0cm" fo:widows="2" fo:orphans="2"/>
    </style:style>
    <style:style style:name="ID0EQPEK" style:family="text">
      <style:text-properties fo:font-weight="bold"/>
    </style:style>
    <style:style style:name="ID0EUP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4QEK" style:family="paragraph" style:parent-style-name="Standard">
      <style:paragraph-properties fo:text-align="center" fo:line-height="112.91666666666667%" fo:margin-left="0cm" fo:text-indent="0cm" fo:margin-right="0cm" fo:widows="2" fo:orphans="2"/>
    </style:style>
    <style:style style:name="ID0EJREK" style:family="text">
      <style:text-properties/>
    </style:style>
    <style:style style:name="ID0EMREK" style:family="table-row">
      <style:table-row-properties style:min-row-height="2.713cm" style:keep-together="true"/>
    </style:style>
    <style:style style:name="ID0ERR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1SEK" style:family="paragraph" style:parent-style-name="Standard">
      <style:paragraph-properties fo:text-align="center" fo:margin-left="0cm" fo:text-indent="0cm" fo:margin-right="0cm" fo:widows="2" fo:orphans="2"/>
    </style:style>
    <style:style style:name="ID0EDTEK" style:family="text">
      <style:text-properties fo:font-weight="bold"/>
    </style:style>
    <style:style style:name="ID0EHT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QUEK" style:family="paragraph" style:parent-style-name="Standard">
      <style:paragraph-properties fo:text-align="start" fo:margin-left="0cm" fo:text-indent="0cm" fo:margin-right="0cm" fo:widows="2" fo:orphans="2"/>
      <style:text-properties style:font-name-complex="굴림" fo:color="#000000"/>
    </style:style>
    <style:style style:name="ID0E5UEK" style:family="table-row">
      <style:table-row-properties style:min-row-height="5.255cm" style:keep-together="true"/>
    </style:style>
    <style:style style:name="ID0EDV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MWEK" style:family="paragraph" style:parent-style-name="Standard">
      <style:paragraph-properties fo:text-align="center" fo:margin-left="0cm" fo:text-indent="0cm" fo:margin-right="0cm" fo:widows="2" fo:orphans="2"/>
    </style:style>
    <style:style style:name="ID0EVWEK" style:family="text">
      <style:text-properties fo:font-weight="bold"/>
    </style:style>
    <style:style style:name="ID0E1WEK" style:family="paragraph" style:parent-style-name="Standard">
      <style:paragraph-properties fo:text-align="center" fo:margin-left="0cm" fo:text-indent="0cm" fo:margin-right="0cm" fo:widows="2" fo:orphans="2"/>
    </style:style>
    <style:style style:name="ID0EDXEK" style:family="text">
      <style:text-properties fo:font-weight="bold"/>
    </style:style>
    <style:style style:name="ID0EHXEK" style:family="paragraph" style:parent-style-name="Standard">
      <style:paragraph-properties fo:text-align="center" fo:margin-left="0cm" fo:text-indent="0cm" fo:margin-right="0cm" fo:widows="2" fo:orphans="2"/>
    </style:style>
    <style:style style:name="ID0EQXEK" style:family="text">
      <style:text-properties fo:font-weight="bold"/>
    </style:style>
    <style:style style:name="ID0EVXE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5YEK" style:family="table">
      <style:table-properties table:border-model="collapsing" style:width="15.423cm" table:align="left" fo:margin-left="-0.049cm" fo:margin-bottom="0cm"/>
    </style:style>
    <style:style style:name="ID0E1ZEK" style:family="table-column">
      <style:table-column-properties style:column-width="4.884cm"/>
    </style:style>
    <style:style style:name="ID0E3ZEK" style:family="table-column">
      <style:table-column-properties style:column-width="10.539cm"/>
    </style:style>
    <style:style style:name="ID0E6ZE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G2EK" style:family="paragraph" style:parent-style-name="Standard">
      <style:paragraph-properties fo:line-height="112.91666666666667%" fo:margin-left="0cm" fo:text-indent="0cm" fo:margin-right="0cm" fo:widows="2" fo:orphans="2"/>
    </style:style>
    <style:style style:name="ID0EQ2EK" style:family="text">
      <style:text-properties fo:font-weight="bold"/>
    </style:style>
    <style:style style:name="ID0EU2E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23EK" style:family="paragraph" style:parent-style-name="Standard">
      <style:paragraph-properties fo:line-height="112.91666666666667%" fo:margin-left="0cm" fo:text-indent="0cm" fo:margin-right="0cm" fo:widows="2" fo:orphans="2"/>
    </style:style>
    <style:style style:name="ID0EF4EK" style:family="text">
      <style:text-properties/>
    </style:style>
    <style:style style:name="ID0EJ4E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Q5EK" style:family="paragraph" style:parent-style-name="Standard">
      <style:paragraph-properties fo:line-height="112.91666666666667%" fo:margin-left="0cm" fo:text-indent="0cm" fo:margin-right="0cm" fo:widows="2" fo:orphans="2"/>
    </style:style>
    <style:style style:name="ID0E15EK" style:family="text">
      <style:text-properties fo:font-weight="bold"/>
    </style:style>
    <style:style style:name="ID0E55E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FAFK" style:family="paragraph" style:parent-style-name="Standard">
      <style:paragraph-properties fo:line-height="112.91666666666667%" fo:margin-left="0cm" fo:text-indent="0cm" fo:margin-right="0cm" fo:widows="2" fo:orphans="2"/>
    </style:style>
    <style:style style:name="ID0EPAFK" style:family="text">
      <style:text-properties/>
    </style:style>
    <style:style style:name="ID0ETA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1BFK" style:family="paragraph" style:parent-style-name="Standard">
      <style:paragraph-properties fo:line-height="112.91666666666667%" fo:margin-left="0cm" fo:text-indent="0cm" fo:margin-right="0cm" fo:widows="2" fo:orphans="2"/>
    </style:style>
    <style:style style:name="ID0EECFK" style:family="text">
      <style:text-properties fo:font-weight="bold"/>
    </style:style>
    <style:style style:name="ID0EIC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PDFK" style:family="paragraph" style:parent-style-name="Standard">
      <style:paragraph-properties fo:line-height="112.91666666666667%" fo:margin-left="0cm" fo:text-indent="0cm" fo:margin-right="0cm" fo:widows="2" fo:orphans="2"/>
    </style:style>
    <style:style style:name="ID0EZDFK" style:family="text">
      <style:text-properties/>
    </style:style>
    <style:style style:name="ID0E4D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EFFK" style:family="paragraph" style:parent-style-name="Standard">
      <style:paragraph-properties fo:line-height="112.91666666666667%" fo:margin-left="0cm" fo:text-indent="0cm" fo:margin-right="0cm" fo:widows="2" fo:orphans="2"/>
    </style:style>
    <style:style style:name="ID0EOFFK" style:family="text">
      <style:text-properties fo:font-weight="bold"/>
    </style:style>
    <style:style style:name="ID0ESF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ZGFK" style:family="paragraph" style:parent-style-name="Standard">
      <style:paragraph-properties fo:line-height="112.91666666666667%" fo:margin-left="0cm" fo:text-indent="0cm" fo:margin-right="0cm" fo:widows="2" fo:orphans="2"/>
    </style:style>
    <style:style style:name="ID0EDHFK" style:family="text">
      <style:text-properties/>
    </style:style>
    <style:style style:name="ID0EHH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OIFK" style:family="paragraph" style:parent-style-name="Standard">
      <style:paragraph-properties fo:line-height="112.91666666666667%" fo:margin-left="0cm" fo:text-indent="0cm" fo:margin-right="0cm" fo:widows="2" fo:orphans="2"/>
    </style:style>
    <style:style style:name="ID0EYIFK" style:family="text">
      <style:text-properties fo:font-weight="bold"/>
    </style:style>
    <style:style style:name="ID0E3I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DKFK" style:family="paragraph" style:parent-style-name="Standard">
      <style:paragraph-properties fo:line-height="112.91666666666667%" fo:margin-left="0cm" fo:text-indent="0cm" fo:margin-right="0cm" fo:widows="2" fo:orphans="2"/>
    </style:style>
    <style:style style:name="ID0ENKFK" style:family="text">
      <style:text-properties/>
    </style:style>
    <style:style style:name="ID0ERK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YLFK" style:family="paragraph" style:parent-style-name="Standard">
      <style:paragraph-properties fo:line-height="112.91666666666667%" fo:margin-left="0cm" fo:text-indent="0cm" fo:margin-right="0cm" fo:widows="2" fo:orphans="2"/>
    </style:style>
    <style:style style:name="ID0ECMFK" style:family="text">
      <style:text-properties fo:font-weight="bold"/>
    </style:style>
    <style:style style:name="ID0EGM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NNFK" style:family="paragraph" style:parent-style-name="Standard">
      <style:paragraph-properties fo:line-height="112.91666666666667%" fo:margin-left="0cm" fo:text-indent="0cm" fo:margin-right="0cm" fo:widows="2" fo:orphans="2"/>
    </style:style>
    <style:style style:name="ID0EXNFK" style:family="text">
      <style:text-properties/>
    </style:style>
    <style:style style:name="ID0E2N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CPFK" style:family="paragraph" style:parent-style-name="Standard">
      <style:paragraph-properties fo:line-height="112.91666666666667%" fo:margin-left="0cm" fo:text-indent="0cm" fo:margin-right="0cm" fo:widows="2" fo:orphans="2"/>
    </style:style>
    <style:style style:name="ID0EMPFK" style:family="text">
      <style:text-properties fo:font-weight="bold"/>
    </style:style>
    <style:style style:name="ID0EQPFK" style:family="table-cell">
      <style:table-cell-properties fo:padding-bottom="0cm" fo:padding-left="0.191cm" fo:padding-right="0.191cm" fo:padding-top="0cm" fo:border-left=".018cm solid #D9D9D9" fo:border-right=".018cm solid #D9D9D9" fo:border-bottom=".018cm solid #D9D9D9" fo:border-top=".018cm solid #D9D9D9"/>
    </style:style>
    <style:style style:name="ID0EXQFK" style:family="paragraph" style:parent-style-name="Standard">
      <style:paragraph-properties fo:line-height="112.91666666666667%" fo:margin-left="0cm" fo:text-indent="0cm" fo:margin-right="0cm" fo:widows="2" fo:orphans="2"/>
    </style:style>
    <style:style style:name="ID0EBRFK" style:family="text">
      <style:text-properties/>
    </style:style>
    <style:style style:name="ID0EERFK" style:family="table-row">
      <style:table-row-properties style:min-row-height="5.225cm" style:keep-together="true"/>
    </style:style>
    <style:style style:name="ID0EJRF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SSFK" style:family="paragraph" style:parent-style-name="Standard">
      <style:paragraph-properties fo:text-align="center" fo:margin-left="0cm" fo:text-indent="0cm" fo:margin-right="0cm" fo:widows="2" fo:orphans="2"/>
    </style:style>
    <style:style style:name="ID0E2SFK" style:family="text">
      <style:text-properties fo:font-weight="bold"/>
    </style:style>
    <style:style style:name="ID0E6SF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IUFK" style:family="paragraph" style:parent-style-name="Standard">
      <style:paragraph-properties fo:line-height="112.91666666666667%" fo:margin-left="0cm" fo:text-indent="0cm" fo:margin-right="0cm" fo:widows="2" fo:orphans="2"/>
      <style:text-properties style:font-size-complex="1pt" fo:letter-spacing="normal" fo:font-size="1pt"/>
    </style:style>
    <style:style style:name="ID0EZUFK" style:family="table-row">
      <style:table-row-properties style:min-row-height="3.798cm" style:keep-together="true"/>
    </style:style>
    <style:style style:name="ID0E5UF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HWFK" style:family="paragraph" style:parent-style-name="Standard">
      <style:paragraph-properties fo:text-align="center" fo:margin-left="0cm" fo:text-indent="0cm" fo:margin-right="0cm" fo:widows="2" fo:orphans="2"/>
    </style:style>
    <style:style style:name="ID0EQWFK" style:family="text">
      <style:text-properties fo:font-weight="bold"/>
    </style:style>
    <style:style style:name="ID0EUWF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4XFK" style:family="paragraph" style:parent-style-name="Standard">
      <style:paragraph-properties fo:line-height="112.91666666666667%" fo:margin-left="0cm" fo:text-indent="0cm" fo:margin-right="0cm" fo:widows="2" fo:orphans="2"/>
    </style:style>
    <style:style style:name="ID0EHYFK" style:family="table-row">
      <style:table-row-properties style:min-row-height="4.724cm" style:keep-together="true"/>
    </style:style>
    <style:style style:name="ID0EMYF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VZFK" style:family="paragraph" style:parent-style-name="Standard">
      <style:paragraph-properties fo:text-align="center" fo:margin-left="0cm" fo:text-indent="0cm" fo:margin-right="0cm" fo:widows="2" fo:orphans="2"/>
    </style:style>
    <style:style style:name="ID0E5ZFK" style:family="text">
      <style:text-properties fo:font-weight="bold"/>
    </style:style>
    <style:style style:name="ID0ED1FK" style:family="paragraph" style:parent-style-name="Standard">
      <style:paragraph-properties fo:text-align="center" fo:margin-left="0cm" fo:text-indent="0cm" fo:margin-right="0cm" fo:widows="2" fo:orphans="2"/>
    </style:style>
    <style:style style:name="ID0EM1FK" style:family="text">
      <style:text-properties fo:font-weight="bold"/>
    </style:style>
    <style:style style:name="ID0EQ1F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Z2FK" style:family="paragraph" style:parent-style-name="Standard">
      <style:paragraph-properties fo:margin-left="0cm" fo:text-indent="0cm" fo:margin-right="0cm" fo:widows="2" fo:orphans="2"/>
      <style:text-properties fo:color="#000000"/>
    </style:style>
    <style:style style:name="ID0ED3FK" style:family="paragraph" style:parent-style-name="Standard">
      <style:paragraph-properties fo:text-align="center" fo:margin-left="0cm" fo:text-indent="0cm" fo:margin-right="0cm" fo:widows="2" fo:orphans="2"/>
    </style:style>
    <style:style style:name="ID0EM3FK" style:family="text">
      <style:text-properties fo:font-weight="bold" fo:color="#577BEF" style:font-size-complex="18pt" fo:font-size="18pt"/>
    </style:style>
    <style:style style:name="ID0EX3FK" style:family="table">
      <style:table-properties table:border-model="collapsing" style:width="17.993cm" table:align="center" fo:margin-left="-0.049cm" fo:margin-bottom="0cm"/>
    </style:style>
    <style:style style:name="ID0ET4FK" style:family="table-column">
      <style:table-column-properties style:column-width="17.993cm"/>
    </style:style>
    <style:style style:name="ID0EV4FK" style:family="table-row">
      <style:table-row-properties style:min-row-height="0.182cm" style:keep-together="true"/>
    </style:style>
    <style:style style:name="ID0E14F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H6FK" style:family="paragraph" style:parent-style-name="Standard">
      <style:paragraph-properties fo:text-align="center" fo:margin-left="0cm" fo:text-indent="0cm" fo:margin-right="0cm" fo:widows="2" fo:orphans="2"/>
    </style:style>
    <style:style style:name="ID0EQ6FK" style:family="text">
      <style:text-properties fo:font-weight="bold" fo:color="#FFFFFF"/>
    </style:style>
    <style:style style:name="ID0EW6FK" style:family="table-row">
      <style:table-row-properties style:min-row-height="5.223cm" style:keep-together="true"/>
    </style:style>
    <style:style style:name="ID0E26F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FFFFFF"/>
    </style:style>
    <style:style style:name="ID0EIBGK" style:family="paragraph" style:parent-style-name="Standard">
      <style:paragraph-properties fo:text-align="center" fo:margin-left="0cm" fo:text-indent="0cm" fo:margin-right="0cm" fo:widows="2" fo:orphans="2"/>
    </style:style>
    <style:style style:name="ID0ERBGK" style:family="text">
      <style:text-properties fo:font-weight="bold"/>
    </style:style>
    <style:style style:name="ID0EVBGK" style:family="table-row">
      <style:table-row-properties style:min-row-height="1.385cm" style:keep-together="true"/>
    </style:style>
    <style:style style:name="ID0E1BG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FFFFFF"/>
    </style:style>
    <style:style style:name="ID0EHDGK" style:family="paragraph" style:parent-style-name="Standard">
      <style:paragraph-properties fo:text-align="start" fo:margin-left="0cm" fo:text-indent="0cm" fo:margin-right="0cm" fo:widows="2" fo:orphans="2"/>
    </style:style>
    <style:style style:name="ID0EQDGK" style:family="text">
      <style:text-properties fo:font-weight="bold" style:font-size-complex="9pt" fo:font-size="9pt"/>
    </style:style>
    <style:style style:name="ID0EZDGK" style:family="paragraph" style:parent-style-name="Standard">
      <style:paragraph-properties fo:margin-left="0cm" fo:text-indent="0cm" fo:margin-right="0cm" fo:widows="2" fo:orphans="2"/>
      <style:text-properties style:font-size-complex="9pt" fo:font-size="9pt"/>
    </style:style>
    <style:style style:name="ID0EFEGK" style:family="table-row">
      <style:table-row-properties style:min-row-height="0.025cm" style:keep-together="true"/>
    </style:style>
    <style:style style:name="ID0EKEG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XFGK" style:family="paragraph" style:parent-style-name="Standard">
      <style:paragraph-properties fo:text-align="center" fo:margin-left="0cm" fo:text-indent="0cm" fo:margin-right="0cm" fo:widows="2" fo:orphans="2"/>
    </style:style>
    <style:style style:name="ID0EAGGK" style:family="text">
      <style:text-properties fo:font-weight="bold" fo:color="#FFFFFF"/>
    </style:style>
    <style:style style:name="ID0EGGGK" style:family="table-row">
      <style:table-row-properties style:min-row-height="5.89cm" style:keep-together="true"/>
    </style:style>
    <style:style style:name="ID0ELGG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UHGK" style:family="paragraph" style:parent-style-name="Standard">
      <style:paragraph-properties fo:text-align="center" fo:margin-left="0cm" fo:text-indent="0cm" fo:margin-right="0cm" fo:widows="2" fo:orphans="2"/>
    </style:style>
    <style:style style:name="ID0E4HGK" style:family="text">
      <style:text-properties fo:font-weight="bold"/>
    </style:style>
    <style:style style:name="ID0EBIGK" style:family="table-row">
      <style:table-row-properties style:min-row-height="0.069cm" style:keep-together="true"/>
    </style:style>
    <style:style style:name="ID0EGIG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PJGK" style:family="paragraph" style:parent-style-name="Standard">
      <style:paragraph-properties fo:text-align="start" fo:margin-left="0cm" fo:text-indent="0cm" fo:margin-right="0cm" fo:widows="2" fo:orphans="2"/>
    </style:style>
    <style:style style:name="ID0EYJGK" style:family="text">
      <style:text-properties fo:font-weight="bold" style:font-size-complex="9pt" fo:font-size="9pt"/>
    </style:style>
    <style:style style:name="ID0EBKGK" style:family="paragraph" style:parent-style-name="Standard">
      <style:paragraph-properties fo:margin-left="0cm" fo:text-indent="0cm" fo:margin-right="0cm" fo:widows="2" fo:orphans="2"/>
      <style:text-properties style:font-size-complex="9pt" fo:font-size="9pt"/>
    </style:style>
    <style:style style:name="ID0ENKGK" style:family="table-row">
      <style:table-row-properties style:min-row-height="0.025cm" style:keep-together="true"/>
    </style:style>
    <style:style style:name="ID0ESKGK" style:family="table-cell">
      <style:table-cell-properties style:vertical-align="middle" fo:padding-bottom="0cm" fo:padding-left="0.191cm" fo:padding-right="0.191cm" fo:padding-top="0cm" fo:border-left=".018cm solid #577BEF" fo:border-right=".018cm solid #577BEF" fo:border-bottom=".018cm solid #577BEF" fo:border-top=".018cm solid #577BEF" fo:background-color="#577BEF"/>
    </style:style>
    <style:style style:name="ID0E6LGK" style:family="paragraph" style:parent-style-name="Standard">
      <style:paragraph-properties fo:text-align="center" fo:margin-left="0cm" fo:text-indent="0cm" fo:margin-right="0cm" fo:widows="2" fo:orphans="2"/>
    </style:style>
    <style:style style:name="ID0EIMGK" style:family="text">
      <style:text-properties fo:font-weight="bold" fo:color="#FFFFFF"/>
    </style:style>
    <style:style style:name="ID0EOMGK" style:family="table-row">
      <style:table-row-properties style:min-row-height="5.95cm" style:keep-together="true"/>
    </style:style>
    <style:style style:name="ID0ETMG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3NGK" style:family="paragraph" style:parent-style-name="Standard">
      <style:paragraph-properties fo:text-align="center" fo:margin-left="0cm" fo:text-indent="0cm" fo:margin-right="0cm" fo:widows="2" fo:orphans="2"/>
    </style:style>
    <style:style style:name="ID0EFOGK" style:family="text">
      <style:text-properties fo:font-weight="bold"/>
    </style:style>
    <style:style style:name="ID0EJOGK" style:family="table-row">
      <style:table-row-properties style:min-row-height="0.025cm" style:keep-together="true"/>
    </style:style>
    <style:style style:name="ID0EOOGK" style:family="table-cell">
      <style:table-cell-properties style:vertical-align="middle" fo:padding-bottom="0cm" fo:padding-left="0.191cm" fo:padding-right="0.191cm" fo:padding-top="0cm" fo:border-left=".018cm solid #577BEF" fo:border-right=".018cm solid #577BEF" fo:border-bottom=".018cm solid #577BEF" fo:border-top=".018cm solid #577BEF"/>
    </style:style>
    <style:style style:name="ID0EXPGK" style:family="paragraph" style:parent-style-name="Standard">
      <style:paragraph-properties fo:text-align="start" fo:margin-left="0cm" fo:text-indent="0cm" fo:margin-right="0cm" fo:widows="2" fo:orphans="2"/>
    </style:style>
    <style:style style:name="ID0EAQGK" style:family="text">
      <style:text-properties fo:font-weight="bold" style:font-size-complex="9pt" fo:font-size="9pt"/>
    </style:style>
    <style:style style:name="ID0EJQGK" style:family="paragraph" style:parent-style-name="Standard">
      <style:paragraph-properties fo:margin-left="0cm" fo:text-indent="0cm" fo:margin-right="0cm" fo:widows="2" fo:orphans="2"/>
      <style:text-properties style:font-size-complex="9pt" fo:font-size="9pt"/>
    </style:style>
    <style:style style:name="ID0EVQGK" style:family="paragraph" style:parent-style-name="Standard">
      <style:paragraph-properties fo:margin-left="0cm" fo:text-indent="0cm" fo:margin-right="0cm" fo:widows="2" fo:orphans="2"/>
      <style:text-properties fo:color="#000000"/>
    </style:style>
    <style:style style:name="ID0E6QGK" style:family="section">
      <style:section-properties>
        <style:columns fo:column-count="1"/>
      </style:section-properties>
    </style:style>
    <style:style style:name="HiddenParagraph" style:family="paragraph" style:parent-style-name="Standard">
      <style:text-properties fo:font-size="2pt" style:font-size-asian="2pt" style:font-size-complex="2pt"/>
    </style:style>
  </office:automatic-styles>
  <office:body>
    <office:text>
      <text:user-field-decls/>
      <text:p text:style-name="ID0ELFBG"><text:span text:style-name="ID0EUFBG">입 </text:span><text:span text:style-name="ID0E6FBG">사 </text:span><text:span text:style-name="ID0EKGBG">지 </text:span><text:span text:style-name="ID0EVGBG">원 </text:span><text:span text:style-name="ID0EAHBG">서</text:span></text:p>
      <table:table table:style-name="ID0EKHBG">
        <table:table-column table:style-name="ID0EGIBG"/>
        <table:table-column table:style-name="ID0EIIBG"/>
        <table:table-column table:style-name="ID0EKIBG"/>
        <table:table-column table:style-name="ID0EMIBG"/>
        <table:table-row table:style-name="ID0EOIBG">
          <table:table-cell table:style-name="ID0ETIBG">
            <text:p text:style-name="ID0EAKBG"><text:span text:style-name="ID0EJKBG">응시부문</text:span></text:p>
          </table:table-cell>
          <table:table-cell table:style-name="ID0EPKBG">
            <text:p text:style-name="ID0EYLBG"><text:span text:style-name="ID0EBMBG">Java </text:span><text:span text:style-name="ID0EFMBG">개발자</text:span></text:p>
          </table:table-cell>
          <table:table-cell table:style-name="ID0EKMBG">
            <text:p text:style-name="ID0EXNBG"><text:span text:style-name="ID0EAOBG">입사구분</text:span></text:p>
          </table:table-cell>
          <table:table-cell table:style-name="ID0EGOBG">
            <text:p text:style-name="ID0ETPBG"><text:span text:style-name="ID0E3PBG">신입</text:span></text:p>
          </table:table-cell>
        </table:table-row>
        <table:table-row table:style-name="ID0E6PBG">
          <table:table-cell table:style-name="ID0EEQBG">
            <text:p text:style-name="ID0ERRBG"><text:span text:style-name="ID0E1RBG">포트폴리오 URL</text:span></text:p>
          </table:table-cell>
          <table:table-cell table:style-name="ID0EASBG" table:number-columns-spanned="3">
            <text:p text:style-name="ID0ELTBG"><text:span text:style-name="ID0EUTBG">없으면 해당 줄 삭제</text:span></text:p>
          </table:table-cell>
        </table:table-row>
      </table:table>
      <text:p text:style-name="ID0EXTBG"/>
      <text:p text:style-name="ID0EFUBG"><text:span text:style-name="ID0EMUBG">▣ 인적사항</text:span></text:p>
      <table:table table:style-name="ID0ESUBG">
        <table:table-column table:style-name="ID0EOVBG"/>
        <table:table-column table:style-name="ID0EQVBG"/>
        <table:table-column table:style-name="ID0ESVBG"/>
        <table:table-column table:style-name="ID0EUVBG"/>
        <table:table-column table:style-name="ID0EWVBG"/>
        <table:table-row table:style-name="ID0EYVBG">
          <table:table-cell table:style-name="ID0E4VBG" table:number-rows-spanned="4">
            <text:p text:style-name="ID0EGXBG"/>
          </table:table-cell>
          <table:table-cell table:style-name="ID0ERXBG">
            <text:p text:style-name="ID0E5YBG"><text:span text:style-name="ID0EHZBG">이름</text:span></text:p>
          </table:table-cell>
          <table:table-cell table:style-name="ID0ENZBG">
            <text:p text:style-name="ID0EW1BG"><text:span text:style-name="ID0E61BG">임성혁</text:span></text:p>
          </table:table-cell>
          <table:table-cell table:style-name="ID0EE2BG">
            <text:p text:style-name="ID0ER3BG"><text:span text:style-name="ID0E13BG">성별/생년월일</text:span></text:p>
          </table:table-cell>
          <table:table-cell table:style-name="ID0EA4BG">
            <text:p text:style-name="ID0EJ5BG"><text:span text:style-name="ID0ES5BG">남</text:span><text:span text:style-name="ID0EX5BG">/ 1995.5.16</text:span></text:p>
          </table:table-cell>
        </table:table-row>
        <table:table-row table:style-name="ID0E15BG">
          <table:covered-table-cell table:style-name="ID0E65BG">
            <text:p text:style-name="ID0EGAAI"/>
          </table:covered-table-cell>
          <table:table-cell table:style-name="ID0EMAAI">
            <text:p text:style-name="ID0EZBAI"><text:span text:style-name="ID0ECCAI">연락처</text:span></text:p>
          </table:table-cell>
          <table:table-cell table:style-name="ID0EICAI">
            <text:p text:style-name="ID0ERDAI"><text:span text:style-name="ID0E1DAI">010-2770-6055</text:span></text:p>
          </table:table-cell>
          <table:table-cell table:style-name="ID0E4DAI">
            <text:p text:style-name="ID0EKFAI"><text:span text:style-name="ID0ETFAI">E-mail</text:span></text:p>
          </table:table-cell>
          <table:table-cell table:style-name="ID0EZFAI">
            <text:p text:style-name="ID0ECHAI"><text:span text:style-name="ID0ELHAI">limbit@naver.com</text:span></text:p>
          </table:table-cell>
        </table:table-row>
        <table:table-row table:style-name="ID0EQHAI">
          <table:covered-table-cell table:style-name="ID0EVHAI">
            <text:p text:style-name="ID0E2IAI"/>
          </table:covered-table-cell>
          <table:table-cell table:style-name="ID0EBJAI">
            <text:p text:style-name="ID0EOKAI"><text:span text:style-name="ID0EXKAI">주소</text:span></text:p>
          </table:table-cell>
          <table:table-cell table:style-name="ID0E4KAI" table:number-columns-spanned="3">
            <text:p text:style-name="ID0EIMAI"><text:span text:style-name="ID0EVMAI">서울시 은평구 신사동 140-1</text:span></text:p>
          </table:table-cell>
        </table:table-row>
      </table:table>
      <text:p text:style-name="ID0E1MAI"/>
      <text:p text:style-name="ID0EINAI"><text:span text:style-name="ID0EPNAI">▣ 병역사항</text:span></text:p>
      <table:table table:style-name="ID0EVNAI">
        <table:table-column table:style-name="ID0EROAI"/>
        <table:table-column table:style-name="ID0ETOAI"/>
        <table:table-column table:style-name="ID0EVOAI"/>
        <table:table-column table:style-name="ID0EXOAI"/>
        <table:table-column table:style-name="ID0EZOAI"/>
        <table:table-column table:style-name="ID0E2OAI"/>
        <table:table-row table:style-name="ID0E4OAI">
          <table:table-cell table:style-name="ID0ECPAI">
            <text:p text:style-name="ID0EPQAI"><text:span text:style-name="ID0EYQAI">병역구분</text:span></text:p>
          </table:table-cell>
          <table:table-cell table:style-name="ID0E5QAI">
            <text:p text:style-name="ID0EHSAI"><text:span text:style-name="ID0EQSAI">군필</text:span></text:p>
          </table:table-cell>
          <table:table-cell table:style-name="ID0EVSAI">
            <text:p text:style-name="ID0ECUAI"><text:span text:style-name="ID0ELUAI">군별</text:span></text:p>
          </table:table-cell>
          <table:table-cell table:style-name="ID0ERUAI">
            <text:p text:style-name="ID0E1VAI"><text:span text:style-name="ID0EDWAI">육군</text:span></text:p>
          </table:table-cell>
          <table:table-cell table:style-name="ID0EIWAI">
            <text:p text:style-name="ID0EVXAI"><text:span text:style-name="ID0E5XAI">복무기간</text:span></text:p>
          </table:table-cell>
          <table:table-cell table:style-name="ID0EEYAI">
            <text:p text:style-name="ID0ENZAI"><text:span text:style-name="ID0EWZAI">2016.12.13~2018.9.12</text:span></text:p>
          </table:table-cell>
        </table:table-row>
      </table:table>
      <text:p text:style-name="ID0EZZAI"/>
      <text:p text:style-name="ID0EH1AI"><text:span text:style-name="ID0EO1AI">▣ 학력사항</text:span></text:p>
      <table:table table:style-name="ID0EU1AI">
        <table:table-column table:style-name="ID0EQ2AI"/>
        <table:table-column table:style-name="ID0ES2AI"/>
        <table:table-column table:style-name="ID0EU2AI"/>
        <table:table-column table:style-name="ID0EW2AI"/>
        <table:table-row table:style-name="ID0EY2AI">
          <table:table-cell table:style-name="ID0E42AI">
            <text:p text:style-name="ID0EK4AI"><text:span text:style-name="ID0ET4AI">재학기간</text:span></text:p>
          </table:table-cell>
          <table:table-cell table:style-name="ID0EZ4AI">
            <text:p text:style-name="ID0EG6AI"><text:span text:style-name="ID0EP6AI">학교명 및 전공</text:span></text:p>
          </table:table-cell>
          <table:table-cell table:style-name="ID0EV6AI">
            <text:p text:style-name="ID0ECBBI"><text:span text:style-name="ID0ELBBI">구분</text:span></text:p>
          </table:table-cell>
          <table:table-cell table:style-name="ID0ERBBI">
            <text:p text:style-name="ID0E5CBI"><text:span text:style-name="ID0EHDBI">졸업여부</text:span></text:p>
          </table:table-cell>
        </table:table-row>
        <table:table-row table:style-name="ID0ENDBI">
          <table:table-cell table:style-name="ID0ESDBI">
            <text:p text:style-name="ID0E2EBI"><text:span text:style-name="ID0EEFBI">2019.03</text:span><text:span text:style-name="ID0EJFBI">~</text:span><text:span text:style-name="ID0EMFBI">2024.02</text:span></text:p>
          </table:table-cell>
          <table:table-cell table:style-name="ID0ERFBI">
            <text:p text:style-name="ID0E1GBI"><text:span text:style-name="ID0EDHBI">서울디지털대학교 문예창작학과</text:span></text:p>
          </table:table-cell>
          <table:table-cell table:style-name="ID0EIHBI">
            <text:p text:style-name="ID0ERIBI"><text:span text:style-name="ID0E1IBI">4년제</text:span></text:p>
          </table:table-cell>
          <table:table-cell table:style-name="ID0E4IBI">
            <text:p text:style-name="ID0EGKBI"><text:span text:style-name="ID0EPKBI">졸업</text:span></text:p>
          </table:table-cell>
        </table:table-row>
        <table:table-row table:style-name="ID0EUKBI">
          <table:table-cell table:style-name="ID0EZKBI">
            <text:p text:style-name="ID0ECMBI"><text:span text:style-name="ID0ELMBI">2014</text:span></text:p>
          </table:table-cell>
          <table:table-cell table:style-name="ID0EQMBI">
            <text:p text:style-name="ID0EZNBI"><text:span text:style-name="ID0ECOBI">검정고시</text:span></text:p>
          </table:table-cell>
          <table:table-cell table:style-name="ID0EHOBI">
            <text:p text:style-name="ID0EQPBI"><text:span text:style-name="ID0E2PBI">고등학교</text:span></text:p>
          </table:table-cell>
          <table:table-cell table:style-name="ID0EMQBI">
            <text:p text:style-name="ID0EVRBI"><text:span text:style-name="ID0E5RBI">졸업</text:span></text:p>
          </table:table-cell>
        </table:table-row>
        <table:table-row table:style-name="ID0EDSBI">
          <table:table-cell table:style-name="ID0EISBI">
            <text:p text:style-name="ID0EJTBI"><text:span text:style-name="ID0ESTBI">2011</text:span></text:p>
          </table:table-cell>
          <table:table-cell table:style-name="ID0EXTBI">
            <text:p text:style-name="ID0EYUBI"><text:span text:style-name="ID0EEVBI">검정고시</text:span></text:p>
          </table:table-cell>
          <table:table-cell table:style-name="ID0EJVBI">
            <text:p text:style-name="ID0EKWBI"><text:span text:style-name="ID0EYWBI">중학교</text:span></text:p>
          </table:table-cell>
          <table:table-cell table:style-name="ID0EJXBI">
            <text:p text:style-name="ID0EKYBI"><text:span text:style-name="ID0EWYBI">졸업</text:span></text:p>
          </table:table-cell>
        </table:table-row>
        <table:table-row table:style-name="ID0E2YBI">
          <table:table-cell table:style-name="ID0EAZBI">
            <text:p text:style-name="ID0EB1BI"><text:span text:style-name="ID0EK1BI">2010</text:span></text:p>
          </table:table-cell>
          <table:table-cell table:style-name="ID0EP1BI">
            <text:p text:style-name="ID0EQ2BI"><text:span text:style-name="ID0E32BI">검정고시</text:span></text:p>
          </table:table-cell>
          <table:table-cell table:style-name="ID0EB3BI">
            <text:p text:style-name="ID0EC4BI"><text:span text:style-name="ID0EO4BI">초등학교</text:span></text:p>
          </table:table-cell>
          <table:table-cell table:style-name="ID0E64BI">
            <text:p text:style-name="ID0EA6BI"><text:span text:style-name="ID0EM6BI">졸업</text:span></text:p>
          </table:table-cell>
        </table:table-row>
      </table:table>
      <text:p text:style-name="ID0ER6BI"/>
      <text:p text:style-name="ID0E66BI"/>
      <text:p text:style-name="ID0ENACI"><text:span text:style-name="ID0EUACI">▣ 자격증</text:span></text:p>
      <table:table table:style-name="ID0E1ACI">
        <table:table-column table:style-name="ID0EWBCI"/>
        <table:table-column table:style-name="ID0EYBCI"/>
        <table:table-column table:style-name="ID0E1BCI"/>
        <table:table-row table:style-name="ID0E3BCI">
          <table:table-cell table:style-name="ID0EBCCI">
            <text:p text:style-name="ID0EODCI"><text:span text:style-name="ID0EXDCI">취득일</text:span></text:p>
          </table:table-cell>
          <table:table-cell table:style-name="ID0E4DCI">
            <text:p text:style-name="ID0EKFCI"><text:span text:style-name="ID0ETFCI">자격면허(급수/점수)</text:span></text:p>
          </table:table-cell>
          <table:table-cell table:style-name="ID0EZFCI">
            <text:p text:style-name="ID0EGHCI"><text:span text:style-name="ID0EPHCI">발급기관</text:span></text:p>
          </table:table-cell>
        </table:table-row>
        <table:table-row table:style-name="ID0EVHCI">
          <table:table-cell table:style-name="ID0E1HCI">
            <text:p text:style-name="ID0EDJCI"><text:span text:style-name="ID0EMJCI">-</text:span></text:p>
          </table:table-cell>
          <table:table-cell table:style-name="ID0ERJCI">
            <text:p text:style-name="ID0E1KCI"><text:span text:style-name="ID0EDLCI">-</text:span></text:p>
          </table:table-cell>
          <table:table-cell table:style-name="ID0EILCI">
            <text:p text:style-name="ID0ERMCI"><text:span text:style-name="ID0E1MCI">-</text:span></text:p>
          </table:table-cell>
        </table:table-row>
      </table:table>
      <text:p text:style-name="ID0E6MCI"/>
      <text:p text:style-name="ID0ENNCI"/>
      <text:p text:style-name="ID0E2NCI"><text:span text:style-name="ID0ECOCI">▣</text:span><text:span text:style-name="ID0EHOCI">사회경험</text:span></text:p>
      <table:table table:style-name="ID0ENOCI">
        <table:table-column table:style-name="ID0EJPCI"/>
        <table:table-column table:style-name="ID0ELPCI"/>
        <table:table-column table:style-name="ID0ENPCI"/>
        <table:table-column table:style-name="ID0EPPCI"/>
        <table:table-row table:style-name="ID0ERPCI">
          <table:table-cell table:style-name="ID0EWPCI">
            <text:p text:style-name="ID0EDRCI"><text:span text:style-name="ID0EMRCI">기간</text:span></text:p>
          </table:table-cell>
          <table:table-cell table:style-name="ID0ESRCI">
            <text:p text:style-name="ID0E6SCI"><text:span text:style-name="ID0EITCI">회사명</text:span></text:p>
          </table:table-cell>
          <table:table-cell table:style-name="ID0EOTCI">
            <text:p text:style-name="ID0E2UCI"><text:span text:style-name="ID0EEVCI">직급/직책</text:span></text:p>
          </table:table-cell>
          <table:table-cell table:style-name="ID0EKVCI">
            <text:p text:style-name="ID0EXWCI"><text:span text:style-name="ID0EAXCI">주요 업무</text:span></text:p>
          </table:table-cell>
        </table:table-row>
        <table:table-row table:style-name="ID0EGXCI">
          <table:table-cell table:style-name="ID0ELXCI">
            <text:p text:style-name="ID0EUYCI"><text:span text:style-name="ID0E4YCI">2019.07</text:span><text:span text:style-name="ID0ECZCI">~</text:span><text:span text:style-name="ID0EFZCI">2021.07</text:span></text:p>
          </table:table-cell>
          <table:table-cell table:style-name="ID0EKZCI">
            <text:p text:style-name="ID0ET1CI"><text:span text:style-name="ID0E31CI">비케이알 버거킹</text:span></text:p>
          </table:table-cell>
          <table:table-cell table:style-name="ID0EB2CI">
            <text:p text:style-name="ID0EK3CI"><text:span text:style-name="ID0ET3CI">팀리더 알바1년</text:span></text:p>
            <text:p text:style-name="ID0EY3CI"><text:span text:style-name="ID0EB4CI">매니저 1년</text:span></text:p>
          </table:table-cell>
          <table:table-cell table:style-name="ID0EG4CI">
            <text:p text:style-name="ID0EP5CI"><text:span text:style-name="ID0EY5CI">고객서비스, 식품 조리, 자재 및 식품 관리, 인력 관리, 매장 관리(청결, 유통기한)</text:span></text:p>
          </table:table-cell>
        </table:table-row>
        <table:table-row table:style-name="ID0E45CI">
          <table:table-cell table:style-name="ID0EC6CI">
            <text:p text:style-name="ID0ELADI"><text:span text:style-name="ID0EUADI">2022.09</text:span><text:span text:style-name="ID0EZADI">~</text:span><text:span text:style-name="ID0E3ADI">2023.10</text:span></text:p>
          </table:table-cell>
          <table:table-cell table:style-name="ID0EBBDI">
            <text:p text:style-name="ID0EKCDI"><text:span text:style-name="ID0ETCDI">스타벅스</text:span></text:p>
          </table:table-cell>
          <table:table-cell table:style-name="ID0EYCDI">
            <text:p text:style-name="ID0EBEDI"><text:span text:style-name="ID0EKEDI">바리스타</text:span></text:p>
          </table:table-cell>
          <table:table-cell table:style-name="ID0EPEDI">
            <text:p text:style-name="ID0EYFDI"><text:span text:style-name="ID0EBGDI">고객 서비스, 커피 제조, 매장 관리(청결, 유통기한)</text:span></text:p>
          </table:table-cell>
        </table:table-row>
      </table:table>
      <text:p text:style-name="ID0EGGDI"><text:span text:style-name="ID0ENGDI">▣ 교육 수료사항</text:span></text:p>
      <table:table table:style-name="ID0ETGDI">
        <table:table-column table:style-name="ID0EPHDI"/>
        <table:table-column table:style-name="ID0ERHDI"/>
        <table:table-column table:style-name="ID0ETHDI"/>
        <table:table-column table:style-name="ID0EVHDI"/>
        <table:table-row table:style-name="ID0EXHDI">
          <table:table-cell table:style-name="ID0E3HDI">
            <text:p text:style-name="ID0EJJDI"><text:span text:style-name="ID0ESJDI">기간</text:span></text:p>
          </table:table-cell>
          <table:table-cell table:style-name="ID0EYJDI">
            <text:p text:style-name="ID0EFLDI"><text:span text:style-name="ID0EOLDI">훈련기관</text:span></text:p>
          </table:table-cell>
          <table:table-cell table:style-name="ID0EULDI">
            <text:p text:style-name="ID0EBNDI"><text:span text:style-name="ID0EKNDI">훈련과정</text:span></text:p>
          </table:table-cell>
          <table:table-cell table:style-name="ID0EQNDI">
            <text:p text:style-name="ID0E4ODI"><text:span text:style-name="ID0EGPDI">출석률</text:span></text:p>
          </table:table-cell>
        </table:table-row>
        <table:table-row table:style-name="ID0EMPDI">
          <table:table-cell table:style-name="ID0ERPDI">
            <text:p text:style-name="ID0E1QDI"><text:span text:style-name="ID0EDRDI">2024. 01. 11 </text:span></text:p>
            <text:p text:style-name="ID0EHRDI"><text:span text:style-name="ID0EQRDI">~ </text:span></text:p>
            <text:p text:style-name="ID0EURDI"><text:span text:style-name="ID0E4RDI">2024. 06. 26</text:span></text:p>
          </table:table-cell>
          <table:table-cell table:style-name="ID0EASDI">
            <text:p text:style-name="ID0EJTDI"><text:span text:style-name="ID0ESTDI">KH 정보교육원</text:span></text:p>
          </table:table-cell>
          <table:table-cell table:style-name="ID0EVTDI">
            <text:p text:style-name="ID0E5UDI"><text:span text:style-name="ID0EHVDI">(디지털컨버전스)공공데이터 융합 자바개발자 양성과정A1_1회차</text:span></text:p>
          </table:table-cell>
          <table:table-cell table:style-name="ID0EKVDI">
            <text:p text:style-name="ID0ETWDI"><text:span text:style-name="ID0E3WDI">%</text:span></text:p>
          </table:table-cell>
        </table:table-row>
        <table:table-row table:style-name="ID0E6WDI">
          <table:table-cell table:style-name="ID0EEXDI" table:number-rows-spanned="9">
            <text:p text:style-name="ID0ETYDI"><text:span text:style-name="ID0E3YDI">활용가능기술</text:span></text:p>
          </table:table-cell>
          <table:table-cell table:style-name="ID0ECZDI">
            <text:p text:style-name="ID0EP1DI"><text:span text:style-name="ID0EY1DI">구분</text:span></text:p>
          </table:table-cell>
          <table:table-cell table:style-name="ID0E51DI" table:number-columns-spanned="2">
            <text:p text:style-name="ID0EN3DI"><text:span text:style-name="ID0EW3DI">상세 skill</text:span></text:p>
          </table:table-cell>
        </table:table-row>
        <table:table-row table:style-name="ID0E33DI">
          <table:covered-table-cell table:style-name="ID0EB4DI">
            <text:p text:style-name="ID0EN5DI"/>
          </table:covered-table-cell>
          <table:table-cell table:style-name="ID0ET5DI">
            <text:p text:style-name="ID0E36DI"><text:span text:style-name="ID0EGAAK">Front-end</text:span></text:p>
          </table:table-cell>
          <table:table-cell table:style-name="ID0EKAAK" table:number-columns-spanned="2">
            <text:p text:style-name="ID0EVBAK"><text:span text:style-name="ID0E5BAK">JavaScript, jQuery, HTML5, CSS3, Ajax</text:span></text:p>
          </table:table-cell>
        </table:table-row>
        <table:table-row table:style-name="ID0EBCAK">
          <table:covered-table-cell table:style-name="ID0EGCAK">
            <text:p text:style-name="ID0ESDAK"/>
          </table:covered-table-cell>
          <table:table-cell table:style-name="ID0EYDAK">
            <text:p text:style-name="ID0EBFAK"><text:span text:style-name="ID0EKFAK">Back-end</text:span></text:p>
          </table:table-cell>
          <table:table-cell table:style-name="ID0EOFAK" table:number-columns-spanned="2">
            <text:p text:style-name="ID0EZGAK"><text:span text:style-name="ID0ECHAK">Java, JSP</text:span><text:span text:style-name="ID0EFHAK">&amp;</text:span><text:span text:style-name="ID0EIHAK">Servlet, MyBatis</text:span></text:p>
          </table:table-cell>
        </table:table-row>
        <table:table-row table:style-name="ID0ELHAK">
          <table:covered-table-cell table:style-name="ID0EQHAK">
            <text:p text:style-name="ID0E3IAK"/>
          </table:covered-table-cell>
          <table:table-cell table:style-name="ID0ECJAK">
            <text:p text:style-name="ID0ELKAK"><text:span text:style-name="ID0EUKAK">framework/Library</text:span></text:p>
          </table:table-cell>
          <table:table-cell table:style-name="ID0EYKAK" table:number-columns-spanned="2">
            <text:p text:style-name="ID0EDMAK"><text:span text:style-name="ID0EMMAK">Spring</text:span></text:p>
          </table:table-cell>
        </table:table-row>
        <table:table-row table:style-name="ID0EPMAK">
          <table:covered-table-cell table:style-name="ID0EUMAK">
            <text:p text:style-name="ID0EAOAK"/>
          </table:covered-table-cell>
          <table:table-cell table:style-name="ID0EGOAK">
            <text:p text:style-name="ID0EPPAK"><text:span text:style-name="ID0EYPAK">DB</text:span></text:p>
          </table:table-cell>
          <table:table-cell table:style-name="ID0E3PAK" table:number-columns-spanned="2">
            <text:p text:style-name="ID0EHRAK"><text:span text:style-name="ID0EQRAK">Oracle</text:span></text:p>
          </table:table-cell>
        </table:table-row>
        <table:table-row table:style-name="ID0ETRAK">
          <table:covered-table-cell table:style-name="ID0EYRAK">
            <text:p text:style-name="ID0EETAK"/>
          </table:covered-table-cell>
          <table:table-cell table:style-name="ID0EKTAK">
            <text:p text:style-name="ID0ETUAK"><text:span text:style-name="ID0E3UAK">Tool</text:span></text:p>
          </table:table-cell>
          <table:table-cell table:style-name="ID0EAVAK" table:number-columns-spanned="2">
            <text:p text:style-name="ID0ELWAK"><text:span text:style-name="ID0EUWAK">Eclipse, Visual studio Code</text:span></text:p>
          </table:table-cell>
        </table:table-row>
        <table:table-row table:style-name="ID0EXWAK">
          <table:covered-table-cell table:style-name="ID0E3WAK">
            <text:p text:style-name="ID0EIYAK"/>
          </table:covered-table-cell>
          <table:table-cell table:style-name="ID0EOYAK">
            <text:p text:style-name="ID0EXZAK"><text:span text:style-name="ID0EA1AK">Environment</text:span></text:p>
          </table:table-cell>
          <table:table-cell table:style-name="ID0EE1AK" table:number-columns-spanned="2">
            <text:p text:style-name="ID0EP2AK"><text:span text:style-name="ID0EY2AK">Window 10, Tomcat</text:span></text:p>
          </table:table-cell>
        </table:table-row>
        <table:table-row table:style-name="ID0E22AK">
          <table:covered-table-cell table:style-name="ID0EA3AK">
            <text:p text:style-name="ID0EM4AK"/>
          </table:covered-table-cell>
          <table:table-cell table:style-name="ID0ES4AK">
            <text:p text:style-name="ID0E25AK"><text:span text:style-name="ID0EE6AK">Collaboration</text:span></text:p>
          </table:table-cell>
          <table:table-cell table:style-name="ID0EI6AK" table:number-columns-spanned="2">
            <text:p text:style-name="ID0ETABK"><text:span text:style-name="ID0E3ABK">GitHub</text:span></text:p>
          </table:table-cell>
        </table:table-row>
      </table:table>
      <text:p text:style-name="ID0E6ABK"/>
      <text:p text:style-name="ID0ENBBK"/>
      <text:p text:style-name="ID0EZBBK"><text:span text:style-name="ID0ECCBK">위의 모든 기재사항은 사실과 다름없을 확인합니다. </text:span></text:p>
      <text:p text:style-name="ID0EHCBK"><text:span text:style-name="ID0EQCBK">작성자:</text:span><text:bookmark-start text:name="Bookmark1"/><text:bookmark-end text:name="Bookmark1"/><text:span text:style-name="ID0E4CBK">임성혁</text:span></text:p>
      <text:p text:style-name="ID0EDDBK"/>
      <text:p text:style-name="ID0EMDBK"><text:span text:style-name="ID0EVDBK">자 </text:span><text:span text:style-name="ID0EAEBK">기 </text:span><text:span text:style-name="ID0ELEBK">소 </text:span><text:span text:style-name="ID0EWEBK">개 </text:span><text:span text:style-name="ID0EBFBK">서</text:span></text:p>
      <table:table table:style-name="ID0ELFBK">
        <table:table-column table:style-name="ID0EHGBK"/>
        <table:table-row table:style-name="ID0EJGBK">
          <table:table-cell table:style-name="ID0EOGBK">
            <text:p text:style-name="ID0E2HBK"><text:span text:style-name="ID0ECIBK">해당 분야에 지원한 본인만의 강점 또는 장점에 대해 작성해 주세요. </text:span></text:p>
          </table:table-cell>
        </table:table-row>
        <table:table-row table:style-name="ID0EJIBK">
          <table:table-cell table:style-name="ID0EOIBK">
            <text:p text:style-name="ID0E2JBK"><text:span text:style-name="ID0ECKBK">1. </text:span><text:span text:style-name="ID0EKKBK">열정(욕심)</text:span></text:p>
            <text:p text:style-name="ID0ERKBK"><text:span text:style-name="ID0EYKBK"><text:s/></text:span><text:span text:style-name="ID0EBLBK">첫 번째로 소개드릴 저의 강점은 어떤 곳에서든지 계속해서 성장하고자 하는 자세로 임한다는 것입니다. 일을 잘하고자 하는 욕구가 워낙 강한 전 매니저로 일했었던 버거킹에서 부족한 부분을 채우기 위해 원인과 해결방안을 찾아내며 끊임없이 성장하기를 갈구하였습니다.</text:span></text:p>
            <text:p text:style-name="ID0EGLBK"><text:span text:style-name="ID0ENLBK"><text:s/></text:span><text:span text:style-name="ID0EWLBK">과거의 저는 내향적인 유형으로 돌발상황에 유연한 대처가 어려웠던 사람이었습니다. 평생 지녀온 성격을 갑자기 고치기란 불가능해보였지만 그 때 당시 해결방안으로 생각했었던 매장의 모든 매뉴얼을 완벽하게 숙지함으로 어떠한 돌발상황에도 당황하지 않을 수 있었습니다. 이후에 오히려 저는 점점 외향적인 성격을 띄우게 되었고, 어디에서 일하든지 예기치 못한 일이 발생했을 때 침착함을 갖고 해결에 나가는 사람이 될 수 있었습니다.</text:span></text:p>
            <text:p text:style-name="ID0E2LBK"><text:span text:style-name="ID0ECMBK">2. 적응력</text:span><text:span text:style-name="ID0EJMBK">(끈기)</text:span></text:p>
            <text:p text:style-name="ID0ESMBK"><text:span text:style-name="ID0ECNBK"><text:s/></text:span><text:span text:style-name="ID0ENNBK">저는 또 다른 강점 중 하나는 새로운 것을 받아들이는데 있어 심리적 허들이 낮은 편이라는 </text:span><text:span text:style-name="ID0EVNBK">것</text:span><text:span text:style-name="ID0E5NBK">입니다.</text:span><text:span text:style-name="ID0EFOBK"><text:s/>이 강점은 앞서 말씀드린 계속 성장하고자 하는 열정으로부터 파생된 강점이라 할 수 있습니다.<text:s/></text:span></text:p>
            <text:p text:style-name="ID0EPOBK"><text:span text:style-name="ID0E6OBK"><text:s/>저는 일평생 운동을 좋아하지 않았지만 체중 감량을 위해 약 2년 6개월 전부터 운동을 시작하게 되었습니다. 처음엔 줄넘기만 했었지만 더 효과적인 다이어트를 위해 새로운 운동들을 찾아나섰고, 줄넘기 이후에 연결되어 시작한 운동들은 등산, 러닝, 헬스, 클라이밍 순으로 이어져 왔습니다. 새로운 운동 종목을 적절한 때마다 받아들이며 저는 단기간(약4개월)에 85kg -&gt; 70kg 감량을 할 수가 있었고, 이외 러닝을 시작한지 5개월만에 2022년 서울레이스 하프마라톤 대회에 참가하여 1시간 42분이라는 기록을 달성할 수 있었습니다. 또한 헬스를 처음 시작할 때 3대 운동 중량이 200kg도 넘지 못 했던 제가 1년 4개월 만에 390kg에 도달할 수도 있었습니다.<text:s/></text:span></text:p>
            <text:p text:style-name="ID0EJPBK"><text:span text:style-name="ID0EQPBK"><text:s/>저는 요식업계에서 몸으로 움직이며 일만 해왔었습니다. 그런 제가 현재 프로그래머가 되기 위해 앉아서 코딩을 작성하는 것이 저에게는 새로운 도전이었으며 공부를 시작했던 초반에는 정적인 것이 조금 버겁기도 했었습니다. 하지만 시간이 지날수록 코딩에 즐거움을 느낄 수 있었고, 오랫동안 앉아 있는 것 또한 힘든줄 모를 정도로 프로그래밍 밖에 여념이 없을 정도로 현재 열정을 품고 준비하는 과정에 있습니다.</text:span></text:p>
          </table:table-cell>
        </table:table-row>
        <table:table-row table:style-name="ID0E1PBK">
          <table:table-cell table:style-name="ID0E6PBK">
            <text:p text:style-name="ID0EMRBK"><text:span text:style-name="ID0ETRBK">해당 분야에 지원하기 위해 어떤 지식/기술을 습득하였으며, 어떻게 노력하였는지 작성해 주세요.</text:span></text:p>
            <text:p text:style-name="ID0EZRBK"><text:span text:style-name="ID0EASBK">(학교, 학원, 개인학습, 프로젝트 경험 및 문제 해결 노력 등) </text:span></text:p>
          </table:table-cell>
        </table:table-row>
        <table:table-row table:style-name="ID0EHSBK">
          <table:table-cell table:style-name="ID0EMSBK">
            <text:p text:style-name="ID0EZTBK"><text:span text:style-name="ID0EAUBK">2차 때 작성</text:span></text:p>
          </table:table-cell>
        </table:table-row>
        <table:table-row table:style-name="ID0EFUBK">
          <table:table-cell table:style-name="ID0EKUBK">
            <text:p text:style-name="ID0EXVBK"><text:span text:style-name="ID0E5VBK">지원동기 및 취업 후 이루고 싶은 본인만의 목표(포부)에 대해 작성해 주세요. </text:span></text:p>
          </table:table-cell>
        </table:table-row>
        <table:table-row table:style-name="ID0EFWBK">
          <table:table-cell table:style-name="ID0EKWBK">
            <text:p text:style-name="ID0EXXBK"><text:span text:style-name="ID0E5XBK">2차 때 작성</text:span></text:p>
          </table:table-cell>
        </table:table-row>
      </table:table>
      <text:p text:style-name="ID0EDYBK"><text:span text:style-name="ID0EMYBK">프 로 젝 트</text:span></text:p>
      <text:p text:style-name="ID0EWYBK"/>
      <table:table table:style-name="ID0EFZBK">
        <table:table-column table:style-name="ID0EB1BK"/>
        <table:table-column table:style-name="ID0ED1BK"/>
        <table:table-row table:style-name="ID0EF1BK">
          <table:table-cell table:style-name="ID0EK1BK">
            <text:p text:style-name="ID0EX2BK"><text:span text:style-name="ID0EA3BK">항목</text:span></text:p>
          </table:table-cell>
          <table:table-cell table:style-name="ID0EG3BK">
            <text:p text:style-name="ID0ET4BK"><text:span text:style-name="ID0E34BK">주요내용</text:span></text:p>
          </table:table-cell>
        </table:table-row>
        <table:table-row table:style-name="ID0EC5BK">
          <table:table-cell table:style-name="ID0EH5BK">
            <text:p text:style-name="ID0EQ6BK"><text:span text:style-name="ID0EZ6BK">프로젝트 명</text:span></text:p>
          </table:table-cell>
          <table:table-cell table:style-name="ID0E46BK">
            <text:p text:style-name="ID0EGBCK"/>
          </table:table-cell>
        </table:table-row>
        <table:table-row table:style-name="ID0EQBCK">
          <table:table-cell table:style-name="ID0EVBCK">
            <text:p text:style-name="ID0E5CCK"><text:span text:style-name="ID0EHDCK">수행기간</text:span></text:p>
          </table:table-cell>
          <table:table-cell table:style-name="ID0ELDCK">
            <text:p text:style-name="ID0EUECK"><text:span text:style-name="ID0EAFCK">0000.00.00 ~ 0000.00.00</text:span></text:p>
          </table:table-cell>
        </table:table-row>
        <table:table-row table:style-name="ID0EDFCK">
          <table:table-cell table:style-name="ID0EIFCK">
            <text:p text:style-name="ID0ERGCK"><text:span text:style-name="ID0E1GCK">개발 목표</text:span></text:p>
          </table:table-cell>
          <table:table-cell table:style-name="ID0E5GCK">
            <text:p text:style-name="ID0EHICK"/>
          </table:table-cell>
        </table:table-row>
        <table:table-row table:style-name="ID0EVICK">
          <table:table-cell table:style-name="ID0E1ICK">
            <text:p text:style-name="ID0EDKCK"><text:span text:style-name="ID0EMKCK">사용기술 </text:span></text:p>
            <text:p text:style-name="ID0ERKCK"><text:span text:style-name="ID0E1KCK">및</text:span></text:p>
            <text:p text:style-name="ID0E5KCK"><text:span text:style-name="ID0EHLCK">개발환경 </text:span></text:p>
          </table:table-cell>
          <table:table-cell table:style-name="ID0EMLCK">
            <table:table table:style-name="ID0EVMCK">
              <table:table-column table:style-name="ID0ERNCK"/>
              <table:table-column table:style-name="ID0ETNCK"/>
              <table:table-row>
                <table:table-cell table:style-name="ID0EWNCK">
                  <text:p text:style-name="ID0E4OCK"><text:span text:style-name="ID0EHPCK">운영체제</text:span></text:p>
                </table:table-cell>
                <table:table-cell table:style-name="ID0ELPCK">
                  <text:p text:style-name="ID0ESQCK"><text:span text:style-name="ID0E3QCK">:</text:span></text:p>
                </table:table-cell>
              </table:table-row>
              <table:table-row>
                <table:table-cell table:style-name="ID0EARCK">
                  <text:p text:style-name="ID0EHSCK"><text:span text:style-name="ID0ERSCK">사용언어</text:span></text:p>
                </table:table-cell>
                <table:table-cell table:style-name="ID0EVSCK">
                  <text:p text:style-name="ID0E3TCK"><text:span text:style-name="ID0EGUCK">:</text:span></text:p>
                </table:table-cell>
              </table:table-row>
              <table:table-row>
                <table:table-cell table:style-name="ID0EKUCK">
                  <text:p text:style-name="ID0ERVCK"><text:span text:style-name="ID0E2VCK">FrameWork/ Library</text:span></text:p>
                </table:table-cell>
                <table:table-cell table:style-name="ID0E6VCK">
                  <text:p text:style-name="ID0EGXCK"><text:span text:style-name="ID0EQXCK">:</text:span></text:p>
                </table:table-cell>
              </table:table-row>
              <table:table-row>
                <table:table-cell table:style-name="ID0EUXCK">
                  <text:p text:style-name="ID0E2YCK"><text:span text:style-name="ID0EFZCK">DB</text:span></text:p>
                </table:table-cell>
                <table:table-cell table:style-name="ID0EJZCK">
                  <text:p text:style-name="ID0EQ1CK"><text:span text:style-name="ID0E11CK">:</text:span></text:p>
                </table:table-cell>
              </table:table-row>
              <table:table-row>
                <table:table-cell table:style-name="ID0E51CK">
                  <text:p text:style-name="ID0EF3CK"><text:span text:style-name="ID0EP3CK">Tool</text:span></text:p>
                </table:table-cell>
                <table:table-cell table:style-name="ID0ET3CK">
                  <text:p text:style-name="ID0E14CK"><text:span text:style-name="ID0EE5CK">:</text:span></text:p>
                </table:table-cell>
              </table:table-row>
              <table:table-row>
                <table:table-cell table:style-name="ID0EI5CK">
                  <text:p text:style-name="ID0EP6CK"><text:span text:style-name="ID0EZ6CK">WAS</text:span></text:p>
                </table:table-cell>
                <table:table-cell table:style-name="ID0E46CK">
                  <text:p text:style-name="ID0EEBDK"><text:span text:style-name="ID0EOBDK">:</text:span></text:p>
                </table:table-cell>
              </table:table-row>
              <table:table-row>
                <table:table-cell table:style-name="ID0ESBDK">
                  <text:p text:style-name="ID0EZCDK"><text:span text:style-name="ID0EDDDK">Collaboration</text:span></text:p>
                </table:table-cell>
                <table:table-cell table:style-name="ID0EHDDK">
                  <text:p text:style-name="ID0EOEDK"><text:span text:style-name="ID0EYEDK">:</text:span></text:p>
                </table:table-cell>
              </table:table-row>
            </table:table>
          </table:table-cell>
        </table:table-row>
        <table:table-row table:style-name="ID0E2EDK">
          <table:table-cell table:style-name="ID0EAFDK">
            <text:p text:style-name="ID0EJGDK"><text:span text:style-name="ID0ESGDK">구현기능</text:span></text:p>
          </table:table-cell>
          <table:table-cell table:style-name="ID0EWGDK">
            <text:p text:style-name="ID0E6HDK"/>
          </table:table-cell>
        </table:table-row>
        <table:table-row table:style-name="ID0EQIDK">
          <table:table-cell table:style-name="ID0EVIDK">
            <text:p text:style-name="ID0E5JDK"><text:span text:style-name="ID0EHKDK">담당 역할</text:span></text:p>
          </table:table-cell>
          <table:table-cell table:style-name="ID0ELKDK">
            <text:p text:style-name="ID0EULDK"/>
          </table:table-cell>
        </table:table-row>
        <table:table-row table:style-name="ID0E5LDK">
          <table:table-cell table:style-name="ID0EDMDK">
            <text:p text:style-name="ID0EMNDK"><text:span text:style-name="ID0EVNDK">프로젝트 </text:span></text:p>
            <text:p text:style-name="ID0E1NDK"><text:span text:style-name="ID0EDODK">참여소감</text:span></text:p>
          </table:table-cell>
          <table:table-cell table:style-name="ID0EHODK">
            <text:p text:style-name="ID0EQPDK"/>
          </table:table-cell>
        </table:table-row>
      </table:table>
      <text:p text:style-name="ID0E1PDK"><text:span text:style-name="ID0EDQDK">상 세 구 현 내 용 </text:span></text:p>
      <table:table table:style-name="ID0EOQDK">
        <table:table-column table:style-name="ID0EKRDK"/>
        <table:table-row table:style-name="ID0EMRDK">
          <table:table-cell table:style-name="ID0ERRDK">
            <text:p text:style-name="ID0E5SDK"><text:span text:style-name="ID0EHTDK">화면설명</text:span></text:p>
          </table:table-cell>
        </table:table-row>
        <table:table-row table:style-name="ID0ENTDK">
          <table:table-cell table:style-name="ID0ESTDK">
            <text:p text:style-name="ID0E6UDK"><text:span text:style-name="ID0EIVDK">이미지</text:span></text:p>
          </table:table-cell>
        </table:table-row>
        <table:table-row table:style-name="ID0EMVDK">
          <table:table-cell table:style-name="ID0ERVDK">
            <text:p text:style-name="ID0E5WDK"><text:span text:style-name="ID0EHXDK">구현기능설명 </text:span></text:p>
            <text:p text:style-name="ID0EQXDK"/>
          </table:table-cell>
        </table:table-row>
        <table:table-row table:style-name="ID0E3XDK">
          <table:table-cell table:style-name="ID0EBYDK">
            <text:p text:style-name="ID0EOZDK"><text:span text:style-name="ID0EXZDK">화면설명</text:span></text:p>
          </table:table-cell>
        </table:table-row>
        <table:table-row table:style-name="ID0E4ZDK">
          <table:table-cell table:style-name="ID0EC1DK">
            <text:p text:style-name="ID0EL2DK"><text:span text:style-name="ID0EU2DK">이미지</text:span></text:p>
          </table:table-cell>
        </table:table-row>
        <table:table-row table:style-name="ID0EY2DK">
          <table:table-cell table:style-name="ID0E42DK">
            <text:p text:style-name="ID0EG4DK"><text:span text:style-name="ID0EP4DK">구현기능설명 </text:span></text:p>
            <text:p text:style-name="ID0EY4DK"/>
          </table:table-cell>
        </table:table-row>
        <table:table-row table:style-name="ID0EE5DK">
          <table:table-cell table:style-name="ID0EJ5DK">
            <text:p text:style-name="ID0EW6DK"><text:span text:style-name="ID0E66DK">화면설명</text:span></text:p>
          </table:table-cell>
        </table:table-row>
        <table:table-row table:style-name="ID0EFAEK">
          <table:table-cell table:style-name="ID0EKAEK">
            <text:p text:style-name="ID0ETBEK"><text:span text:style-name="ID0E3BEK">이미지</text:span></text:p>
          </table:table-cell>
        </table:table-row>
        <table:table-row table:style-name="ID0EACEK">
          <table:table-cell table:style-name="ID0EFCEK">
            <text:p text:style-name="ID0EODEK"><text:span text:style-name="ID0EXDEK">구현기능설명 </text:span></text:p>
            <text:p text:style-name="ID0EAEEK"/>
          </table:table-cell>
        </table:table-row>
      </table:table>
      <text:p text:style-name="ID0EMEEK"><text:span text:style-name="ID0EVEEK">프 로 젝 트</text:span></text:p>
      <text:p text:style-name="ID0E6EEK"/>
      <table:table table:style-name="ID0EOFEK">
        <table:table-column table:style-name="ID0EKGEK"/>
        <table:table-column table:style-name="ID0EMGEK"/>
        <table:table-row table:style-name="ID0EOGEK">
          <table:table-cell table:style-name="ID0ETGEK">
            <text:p text:style-name="ID0EAIEK"><text:span text:style-name="ID0EJIEK">항목</text:span></text:p>
          </table:table-cell>
          <table:table-cell table:style-name="ID0EPIEK">
            <text:p text:style-name="ID0E3JEK"><text:span text:style-name="ID0EFKEK">주요내용</text:span></text:p>
          </table:table-cell>
        </table:table-row>
        <table:table-row table:style-name="ID0ELKEK">
          <table:table-cell table:style-name="ID0EQKEK">
            <text:p text:style-name="ID0EZLEK"><text:span text:style-name="ID0ECMEK">프로젝트 명</text:span></text:p>
          </table:table-cell>
          <table:table-cell table:style-name="ID0EGMEK">
            <text:p text:style-name="ID0EPNEK"/>
          </table:table-cell>
        </table:table-row>
        <table:table-row table:style-name="ID0EZNEK">
          <table:table-cell table:style-name="ID0E5NEK">
            <text:p text:style-name="ID0EHPEK"><text:span text:style-name="ID0EQPEK">수행기간</text:span></text:p>
          </table:table-cell>
          <table:table-cell table:style-name="ID0EUPEK">
            <text:p text:style-name="ID0E4QEK"><text:span text:style-name="ID0EJREK">0000.00.00 ~ 0000.00.00</text:span></text:p>
          </table:table-cell>
        </table:table-row>
        <table:table-row table:style-name="ID0EMREK">
          <table:table-cell table:style-name="ID0ERREK">
            <text:p text:style-name="ID0E1SEK"><text:span text:style-name="ID0EDTEK">개발 목표</text:span></text:p>
          </table:table-cell>
          <table:table-cell table:style-name="ID0EHTEK">
            <text:p text:style-name="ID0EQUEK"/>
          </table:table-cell>
        </table:table-row>
        <table:table-row table:style-name="ID0E5UEK">
          <table:table-cell table:style-name="ID0EDVEK">
            <text:p text:style-name="ID0EMWEK"><text:span text:style-name="ID0EVWEK">사용기술 </text:span></text:p>
            <text:p text:style-name="ID0E1WEK"><text:span text:style-name="ID0EDXEK">및</text:span></text:p>
            <text:p text:style-name="ID0EHXEK"><text:span text:style-name="ID0EQXEK">개발환경 </text:span></text:p>
          </table:table-cell>
          <table:table-cell table:style-name="ID0EVXEK">
            <table:table table:style-name="ID0E5YEK">
              <table:table-column table:style-name="ID0E1ZEK"/>
              <table:table-column table:style-name="ID0E3ZEK"/>
              <table:table-row>
                <table:table-cell table:style-name="ID0E6ZEK">
                  <text:p text:style-name="ID0EG2EK"><text:span text:style-name="ID0EQ2EK">운영체제</text:span></text:p>
                </table:table-cell>
                <table:table-cell table:style-name="ID0EU2EK">
                  <text:p text:style-name="ID0E23EK"><text:span text:style-name="ID0EF4EK">:</text:span></text:p>
                </table:table-cell>
              </table:table-row>
              <table:table-row>
                <table:table-cell table:style-name="ID0EJ4EK">
                  <text:p text:style-name="ID0EQ5EK"><text:span text:style-name="ID0E15EK">사용언어</text:span></text:p>
                </table:table-cell>
                <table:table-cell table:style-name="ID0E55EK">
                  <text:p text:style-name="ID0EFAFK"><text:span text:style-name="ID0EPAFK">:</text:span></text:p>
                </table:table-cell>
              </table:table-row>
              <table:table-row>
                <table:table-cell table:style-name="ID0ETAFK">
                  <text:p text:style-name="ID0E1BFK"><text:span text:style-name="ID0EECFK">FrameWork/ Library</text:span></text:p>
                </table:table-cell>
                <table:table-cell table:style-name="ID0EICFK">
                  <text:p text:style-name="ID0EPDFK"><text:span text:style-name="ID0EZDFK">:</text:span></text:p>
                </table:table-cell>
              </table:table-row>
              <table:table-row>
                <table:table-cell table:style-name="ID0E4DFK">
                  <text:p text:style-name="ID0EEFFK"><text:span text:style-name="ID0EOFFK">DB</text:span></text:p>
                </table:table-cell>
                <table:table-cell table:style-name="ID0ESFFK">
                  <text:p text:style-name="ID0EZGFK"><text:span text:style-name="ID0EDHFK">:</text:span></text:p>
                </table:table-cell>
              </table:table-row>
              <table:table-row>
                <table:table-cell table:style-name="ID0EHHFK">
                  <text:p text:style-name="ID0EOIFK"><text:span text:style-name="ID0EYIFK">Tool</text:span></text:p>
                </table:table-cell>
                <table:table-cell table:style-name="ID0E3IFK">
                  <text:p text:style-name="ID0EDKFK"><text:span text:style-name="ID0ENKFK">:</text:span></text:p>
                </table:table-cell>
              </table:table-row>
              <table:table-row>
                <table:table-cell table:style-name="ID0ERKFK">
                  <text:p text:style-name="ID0EYLFK"><text:span text:style-name="ID0ECMFK">WAS</text:span></text:p>
                </table:table-cell>
                <table:table-cell table:style-name="ID0EGMFK">
                  <text:p text:style-name="ID0ENNFK"><text:span text:style-name="ID0EXNFK">:</text:span></text:p>
                </table:table-cell>
              </table:table-row>
              <table:table-row>
                <table:table-cell table:style-name="ID0E2NFK">
                  <text:p text:style-name="ID0ECPFK"><text:span text:style-name="ID0EMPFK">Collaboration</text:span></text:p>
                </table:table-cell>
                <table:table-cell table:style-name="ID0EQPFK">
                  <text:p text:style-name="ID0EXQFK"><text:span text:style-name="ID0EBRFK">:</text:span></text:p>
                </table:table-cell>
              </table:table-row>
            </table:table>
          </table:table-cell>
        </table:table-row>
        <table:table-row table:style-name="ID0EERFK">
          <table:table-cell table:style-name="ID0EJRFK">
            <text:p text:style-name="ID0ESSFK"><text:span text:style-name="ID0E2SFK">구현기능</text:span></text:p>
          </table:table-cell>
          <table:table-cell table:style-name="ID0E6SFK">
            <text:p text:style-name="ID0EIUFK"/>
          </table:table-cell>
        </table:table-row>
        <table:table-row table:style-name="ID0EZUFK">
          <table:table-cell table:style-name="ID0E5UFK">
            <text:p text:style-name="ID0EHWFK"><text:span text:style-name="ID0EQWFK">담당 역할</text:span></text:p>
          </table:table-cell>
          <table:table-cell table:style-name="ID0EUWFK">
            <text:p text:style-name="ID0E4XFK"/>
          </table:table-cell>
        </table:table-row>
        <table:table-row table:style-name="ID0EHYFK">
          <table:table-cell table:style-name="ID0EMYFK">
            <text:p text:style-name="ID0EVZFK"><text:span text:style-name="ID0E5ZFK">프로젝트 </text:span></text:p>
            <text:p text:style-name="ID0ED1FK"><text:span text:style-name="ID0EM1FK">참여소감</text:span></text:p>
          </table:table-cell>
          <table:table-cell table:style-name="ID0EQ1FK">
            <text:p text:style-name="ID0EZ2FK"/>
          </table:table-cell>
        </table:table-row>
      </table:table>
      <text:p text:style-name="ID0ED3FK"><text:span text:style-name="ID0EM3FK">상 세 구 현 내 용 </text:span></text:p>
      <table:table table:style-name="ID0EX3FK">
        <table:table-column table:style-name="ID0ET4FK"/>
        <table:table-row table:style-name="ID0EV4FK">
          <table:table-cell table:style-name="ID0E14FK">
            <text:p text:style-name="ID0EH6FK"><text:span text:style-name="ID0EQ6FK">화면설명</text:span></text:p>
          </table:table-cell>
        </table:table-row>
        <table:table-row table:style-name="ID0EW6FK">
          <table:table-cell table:style-name="ID0E26FK">
            <text:p text:style-name="ID0EIBGK"><text:span text:style-name="ID0ERBGK">이미지</text:span></text:p>
          </table:table-cell>
        </table:table-row>
        <table:table-row table:style-name="ID0EVBGK">
          <table:table-cell table:style-name="ID0E1BGK">
            <text:p text:style-name="ID0EHDGK"><text:span text:style-name="ID0EQDGK">구현기능설명 </text:span></text:p>
            <text:p text:style-name="ID0EZDGK"/>
          </table:table-cell>
        </table:table-row>
        <table:table-row table:style-name="ID0EFEGK">
          <table:table-cell table:style-name="ID0EKEGK">
            <text:p text:style-name="ID0EXFGK"><text:span text:style-name="ID0EAGGK">화면설명</text:span></text:p>
          </table:table-cell>
        </table:table-row>
        <table:table-row table:style-name="ID0EGGGK">
          <table:table-cell table:style-name="ID0ELGGK">
            <text:p text:style-name="ID0EUHGK"><text:span text:style-name="ID0E4HGK">이미지</text:span></text:p>
          </table:table-cell>
        </table:table-row>
        <table:table-row table:style-name="ID0EBIGK">
          <table:table-cell table:style-name="ID0EGIGK">
            <text:p text:style-name="ID0EPJGK"><text:span text:style-name="ID0EYJGK">구현기능설명 </text:span></text:p>
            <text:p text:style-name="ID0EBKGK"/>
          </table:table-cell>
        </table:table-row>
        <table:table-row table:style-name="ID0ENKGK">
          <table:table-cell table:style-name="ID0ESKGK">
            <text:p text:style-name="ID0E6LGK"><text:span text:style-name="ID0EIMGK">화면설명</text:span></text:p>
          </table:table-cell>
        </table:table-row>
        <table:table-row table:style-name="ID0EOMGK">
          <table:table-cell table:style-name="ID0ETMGK">
            <text:p text:style-name="ID0E3NGK"><text:span text:style-name="ID0EFOGK">이미지</text:span></text:p>
          </table:table-cell>
        </table:table-row>
        <table:table-row table:style-name="ID0EJOGK">
          <table:table-cell table:style-name="ID0EOOGK">
            <text:p text:style-name="ID0EXPGK"><text:span text:style-name="ID0EAQGK">구현기능설명 </text:span></text:p>
            <text:p text:style-name="ID0EJQGK"/>
          </table:table-cell>
        </table:table-row>
      </table:table>
      <text:p text:style-name="ID0EVQGK"/>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number="urn:oasis:names:tc:opendocument:xmlns:datastyle:1.0" xmlns:xlink="http://www.w3.org/1999/xlink" xmlns:dc="http://purl.org/dc/elements/1.1/" xmlns:pcut="urn:cleverage:xmlns:post-processings:pcut">
  <office:font-face-decls>
    <style:font-face style:name="맑은 고딕" svg:font-family="맑은 고딕" style:font-family-generic="roman"/>
    <style:font-face style:name="굴림" svg:font-family="굴림" style:font-family-generic="roman"/>
    <style:font-face style:name="Arial" svg:font-family="Arial" style:font-family-generic="swiss"/>
    <style:font-face style:name="바탕" svg:font-family="바탕" style:font-family-generic="roman"/>
    <style:font-face style:name="Georgia" svg:font-family="Georgia" style:font-family-generic="roman"/>
  </office:font-face-decls>
  <office:styles>
    <style:default-style style:family="paragraph">
      <style:paragraph-properties fo:widows="2" fo:orphans="2" fo:text-align="justify"/>
      <style:text-properties fo:language="en" fo:country="US" style:language-complex="ar" style:country-complex="SA" style:language-asian="ko" style:country-asian="KR" style:font-name="맑은 고딕" style:font-name-complex="맑은 고딕" style:font-name-asian="맑은 고딕" fo:font-weight="bold" fo:color="#000000" fo:font-size="10pt" style:font-size-asian="10pt" style:font-size-complex="10pt" fo:text-align="justify" style:use-window-font-color="true"/>
    </style:default-style>
    <style:default-style style:family="text">
      <style:text-properties fo:language="en" fo:country="US" style:language-complex="ar" style:country-complex="SA" style:language-asian="ko" style:country-asian="KR" style:font-name="맑은 고딕" style:font-name-complex="맑은 고딕" style:font-name-asian="맑은 고딕" fo:font-weight="bold" fo:color="#000000" fo:font-size="10pt" style:font-size-asian="10pt" style:font-size-complex="10pt" style:use-window-font-color="true"/>
    </style:default-style>
    <style:default-style style:family="table">
      <style:table-properties table:border-model="collapsing" fo:margin-left="0cm"/>
    </style:default-style>
    <style:style style:name="Balloon_20_Text" style:display-name="Balloon Text" style:family="paragraph" style:parent-style-name="Standard">
      <style:paragraph-properties fo:margin-left="0cm" fo:text-indent="0cm" fo:margin-right="0cm" fo:widows="2" fo:orphans="2"/>
      <style:text-properties style:font-name="맑은 고딕" style:font-size-complex="9pt" fo:font-size="9pt"/>
    </style:style>
    <style:style style:name="BulletSymbol" style:display-name="BulletSymbol" style:family="text">
      <style:text-properties/>
    </style:style>
    <style:style style:name="Caption" style:display-name="Caption" style:family="paragraph" style:parent-style-name="Standard">
      <style:paragraph-properties fo:margin-top="0.212cm" fo:margin-bottom="0.212cm" fo:margin-left="0cm" fo:text-indent="0cm" fo:margin-right="0cm" fo:widows="2" fo:orphans="2"/>
      <style:text-properties style:font-name-complex="Arial" fo:font-style="italic" style:font-size-complex="12pt" fo:font-size="12pt"/>
    </style:style>
    <style:style style:name="Default_20_Paragraph_20_Font" style:display-name="Default Paragraph Font" style:family="text">
      <style:text-properties/>
    </style:style>
    <style:style style:name="Footer" style:display-name="Footer" style:family="paragraph" style:parent-style-name="Standard">
      <style:paragraph-properties fo:margin-left="0cm" fo:text-indent="0cm" fo:margin-right="0cm" fo:widows="2" fo:orphans="2">
        <style:tab-stops>
          <style:tab-stop style:type="center" style:position="7.96cm"/>
          <style:tab-stop style:type="right" style:position="15.921cm"/>
        </style:tab-stops>
      </style:paragraph-properties>
    </style:style>
    <style:style style:name="Header" style:display-name="Header" style:family="paragraph" style:parent-style-name="Standard">
      <style:paragraph-properties fo:margin-left="0cm" fo:text-indent="0cm" fo:margin-right="0cm" fo:widows="2" fo:orphans="2">
        <style:tab-stops>
          <style:tab-stop style:type="center" style:position="7.96cm"/>
          <style:tab-stop style:type="right" style:position="15.921cm"/>
        </style:tab-stops>
      </style:paragraph-properties>
    </style:style>
    <style:style style:name="Heading" style:display-name="Heading" style:family="paragraph" style:parent-style-name="Standard" style:next-style-name="Balloon_20_Text">
      <style:paragraph-properties fo:keep-with-next="always" fo:margin-top="0.423cm" fo:margin-bottom="0.212cm" fo:margin-left="0cm" fo:text-indent="0cm" fo:margin-right="0cm" fo:widows="2" fo:orphans="2"/>
      <style:text-properties style:font-name="Arial" style:font-name-complex="Arial" style:font-name-asian="바탕" style:font-size-complex="14pt" fo:font-size="14pt" style:font-size-asian="14pt"/>
    </style:style>
    <style:style style:name="Heading_20_1" style:display-name="Heading 1" style:family="paragraph" style:parent-style-name="Standard" style:next-style-name="Balloon_20_Text" style:default-outline-level="1">
      <style:paragraph-properties fo:keep-with-next="always" fo:keep-together="always" fo:margin-top="0.847cm" fo:margin-bottom="0.212cm" fo:margin-left="0cm" fo:text-indent="0cm" fo:margin-right="0cm" fo:widows="2" fo:orphans="2"/>
      <style:text-properties fo:font-weight="bold" style:font-size-complex="24pt" fo:font-size="24pt"/>
    </style:style>
    <style:style style:name="Heading_20_2" style:display-name="Heading 2" style:family="paragraph" style:parent-style-name="Standard" style:next-style-name="Balloon_20_Text" style:default-outline-level="2">
      <style:paragraph-properties fo:keep-with-next="always" fo:keep-together="always" fo:margin-top="0.635cm" fo:margin-bottom="0.141cm" fo:margin-left="0cm" fo:text-indent="0cm" fo:margin-right="0cm" fo:widows="2" fo:orphans="2"/>
      <style:text-properties fo:font-weight="bold" style:font-size-complex="18pt" fo:font-size="18pt"/>
    </style:style>
    <style:style style:name="Heading_20_3" style:display-name="Heading 3" style:family="paragraph" style:parent-style-name="Standard" style:next-style-name="Balloon_20_Text" style:default-outline-level="3">
      <style:paragraph-properties fo:keep-with-next="always" fo:keep-together="always" fo:margin-top="0.494cm" fo:margin-bottom="0.141cm" fo:margin-left="0cm" fo:text-indent="0cm" fo:margin-right="0cm" fo:widows="2" fo:orphans="2"/>
      <style:text-properties fo:font-weight="bold" style:font-size-complex="14pt" fo:font-size="14pt"/>
    </style:style>
    <style:style style:name="Heading_20_4" style:display-name="Heading 4" style:family="paragraph" style:parent-style-name="Standard" style:next-style-name="Balloon_20_Text" style:default-outline-level="4">
      <style:paragraph-properties fo:keep-with-next="always" fo:keep-together="always" fo:margin-top="0.423cm" fo:margin-bottom="0.071cm" fo:margin-left="0cm" fo:text-indent="0cm" fo:margin-right="0cm" fo:widows="2" fo:orphans="2"/>
      <style:text-properties fo:font-weight="bold" style:font-size-complex="12pt" fo:font-size="12pt"/>
    </style:style>
    <style:style style:name="Heading_20_5" style:display-name="Heading 5" style:family="paragraph" style:parent-style-name="Standard" style:next-style-name="Balloon_20_Text" style:default-outline-level="5">
      <style:paragraph-properties fo:keep-with-next="always" fo:keep-together="always" fo:margin-top="0.388cm" fo:margin-bottom="0.071cm" fo:margin-left="0cm" fo:text-indent="0cm" fo:margin-right="0cm" fo:widows="2" fo:orphans="2"/>
      <style:text-properties fo:font-weight="bold" style:font-size-complex="11pt" fo:font-size="11pt"/>
    </style:style>
    <style:style style:name="Heading_20_6" style:display-name="Heading 6" style:family="paragraph" style:parent-style-name="Standard" style:next-style-name="Balloon_20_Text" style:default-outline-level="6">
      <style:paragraph-properties fo:keep-with-next="always" fo:keep-together="always" fo:margin-top="0.353cm" fo:margin-bottom="0.071cm" fo:margin-left="0cm" fo:text-indent="0cm" fo:margin-right="0cm" fo:widows="2" fo:orphans="2"/>
      <style:text-properties fo:font-weight="bold"/>
    </style:style>
    <style:style style:name="Index" style:display-name="Index" style:family="paragraph" style:parent-style-name="Standard">
      <style:paragraph-properties fo:margin-left="0cm" fo:text-indent="0cm" fo:margin-right="0cm" fo:widows="2" fo:orphans="2"/>
      <style:text-properties style:font-name-complex="Arial"/>
    </style:style>
    <style:style style:name="Internet_20_link" style:display-name="Internet link" style:family="text" style:parent-style-name="Default_20_Paragraph_20_Font">
      <style:text-properties fo:language="en" fo:country="US" style:language-complex="ar" style:country-complex="SA" style:language-asian="ko" style:country-asian="KR" fo:color="#0000FF" style:text-underline-style="solid" style:text-underline-type="single" style:text-underline-width="normal" style:text-underline-color="font-color"/>
    </style:style>
    <style:style style:name="List" style:display-name="List" style:family="paragraph" style:parent-style-name="Text_20_body">
      <style:paragraph-properties fo:margin-left="0cm" fo:text-indent="0cm" fo:margin-right="0cm" fo:widows="2" fo:orphans="2"/>
      <style:text-properties style:font-name-complex="Arial"/>
    </style:style>
    <style:style style:name="ListLabel_20_1" style:display-name="ListLabel 1" style:family="text">
      <style:text-properties/>
    </style:style>
    <style:style style:name="ListLabel_20_2" style:display-name="ListLabel 2" style:family="text">
      <style:text-properties style:font-name-asian="맑은 고딕"/>
    </style:style>
    <style:style style:name="ListLabel_20_3" style:display-name="ListLabel 3" style:family="text">
      <style:text-properties style:font-name-complex="맑은 고딕" style:font-name-asian="맑은 고딕"/>
    </style:style>
    <style:style style:name="ListLabel_20_4" style:display-name="ListLabel 4" style:family="text">
      <style:text-properties style:font-name-complex="맑은 고딕" style:font-name-asian="맑은 고딕" fo:font-size="9pt" style:font-size-asian="9pt"/>
    </style:style>
    <style:style style:name="ListLabel_20_5" style:display-name="ListLabel 5" style:family="text">
      <style:text-properties style:font-name-complex="맑은 고딕" style:font-name-asian="맑은 고딕" fo:font-size="9pt" style:font-size-asian="9pt"/>
    </style:style>
    <style:style style:name="ListLabel_20_6" style:display-name="ListLabel 6" style:family="text">
      <style:text-properties style:font-name-complex="바탕" style:font-name-asian="맑은 고딕"/>
    </style:style>
    <style:style style:name="List_20_Paragraph" style:display-name="List Paragraph" style:family="paragraph" style:parent-style-name="Standard">
      <style:paragraph-properties fo:margin-left="1.411cm" fo:text-indent="0cm" fo:margin-right="0cm" fo:widows="2" fo:orphans="2"/>
    </style:style>
    <style:style style:name="MS바탕글" style:display-name="MS바탕글" style:family="paragraph" style:parent-style-name="Standard">
      <style:paragraph-properties fo:line-height="160%" fo:margin-left="0cm" fo:text-indent="0cm" fo:margin-right="0cm" fo:widows="2" fo:orphans="2"/>
      <style:text-properties style:font-name-complex="굴림" fo:color="#000000"/>
    </style:style>
    <style:style style:name="No_20_Spacing" style:display-name="No Spacing" style:family="paragraph">
      <style:paragraph-properties fo:margin-left="0cm" fo:text-indent="0cm" fo:margin-right="0cm" fo:widows="2" fo:orphans="2"/>
      <style:text-properties fo:color="#000000"/>
    </style:style>
    <style:style style:name="Normal_20__28_Web_29_" style:display-name="Normal (Web)" style:family="paragraph" style:parent-style-name="Standard">
      <style:paragraph-properties fo:text-align="start" fo:margin-left="0cm" fo:text-indent="0cm" fo:margin-right="0cm" fo:widows="2" fo:orphans="2"/>
      <style:text-properties style:font-name="굴림" style:font-name-complex="굴림" style:font-name-asian="굴림" style:font-size-complex="12pt" fo:font-size="12pt" style:font-size-asian="12pt"/>
    </style:style>
    <style:style style:name="Standard" style:display-name="Standard" style:family="paragraph">
      <style:paragraph-properties fo:margin-left="0cm" fo:text-indent="0cm" fo:margin-right="0cm" fo:widows="2" fo:orphans="2"/>
      <style:text-properties fo:color="#000000"/>
    </style:style>
    <style:style style:name="Subtitle" style:display-name="Subtitle" style:family="paragraph" style:parent-style-name="Standard" style:next-style-name="Balloon_20_Text">
      <style:paragraph-properties fo:keep-with-next="always" fo:keep-together="always" fo:text-align="start" fo:margin-top="0.635cm" fo:margin-bottom="0.141cm" fo:margin-left="0cm" fo:text-indent="0cm" fo:margin-right="0cm" fo:widows="2" fo:orphans="2"/>
      <style:text-properties style:font-name="Georgia" style:font-name-complex="Georgia" style:font-name-asian="Georgia" fo:font-style="italic" fo:color="#666666" style:font-size-complex="24pt" fo:font-size="24pt" style:font-size-asian="24pt"/>
    </style:style>
    <style:style style:name="Table_20_Contents" style:display-name="Table Contents" style:family="paragraph" style:parent-style-name="Standard">
      <style:paragraph-properties fo:margin-left="0cm" fo:text-indent="0cm" fo:margin-right="0cm" fo:widows="2" fo:orphans="2"/>
    </style:style>
    <style:style style:name="Text_20_body" style:display-name="Text body" style:family="paragraph" style:parent-style-name="Standard">
      <style:paragraph-properties fo:margin-top="0cm" fo:margin-bottom="0.212cm" fo:margin-left="0cm" fo:text-indent="0cm" fo:margin-right="0cm" fo:widows="2" fo:orphans="2"/>
    </style:style>
    <style:style style:name="Title" style:display-name="Title" style:family="paragraph" style:parent-style-name="Standard" style:next-style-name="Subtitle">
      <style:paragraph-properties fo:keep-with-next="always" fo:keep-together="always" fo:text-align="start" fo:margin-top="0.847cm" fo:margin-bottom="0.212cm" fo:margin-left="0cm" fo:text-indent="0cm" fo:margin-right="0cm" fo:widows="2" fo:orphans="2"/>
      <style:text-properties fo:font-weight="bold" style:font-size-complex="36pt" fo:font-size="36pt"/>
    </style:style>
    <style:style style:name="X3AS7TABSTYLE" style:display-name="X3AS7TABSTYLE" style:family="paragraph" style:parent-style-name="Footer">
      <style:paragraph-properties fo:margin-left="0cm" fo:text-indent="0cm" fo:margin-right="0cm" fo:widows="2" fo:orphans="2">
        <style:tab-stops>
          <style:tab-stop style:type="center" style:position="7.96cm"/>
          <style:tab-stop style:type="right" style:position="15.921cm"/>
          <style:tab-stop style:type="right" style:position="25cm"/>
          <style:tab-stop style:type="center" style:position="7.96cm"/>
          <style:tab-stop style:type="right" style:position="15.921cm"/>
        </style:tab-stops>
      </style:paragraph-properties>
    </style:style>
    <style:style style:name="X3AS7TOCHyperlink" style:display-name="X3AS7TOCHyperlink" style:family="text">
      <style:text-properties fo:color="#000000"/>
    </style:style>
    <style:style style:name="a4" style:display-name="Normal Table" style:family="table"/>
    <style:style style:name="annotation_20_reference" style:display-name="annotation reference" style:family="text" style:parent-style-name="Default_20_Paragraph_20_Font">
      <style:text-properties style:font-size-complex="9pt" fo:font-size="9pt"/>
    </style:style>
    <style:style style:name="annotation_20_subject" style:display-name="annotation subject" style:family="paragraph" style:parent-style-name="annotation_20_text">
      <style:paragraph-properties fo:margin-left="0cm" fo:text-indent="0cm" fo:margin-right="0cm" fo:widows="2" fo:orphans="2"/>
      <style:text-properties fo:font-weight="bold"/>
    </style:style>
    <style:style style:name="annotation_20_text" style:display-name="annotation text" style:family="paragraph" style:parent-style-name="Standard">
      <style:paragraph-properties fo:text-align="start" fo:margin-left="0cm" fo:text-indent="0cm" fo:margin-right="0cm" fo:widows="2" fo:orphans="2"/>
    </style:style>
    <style:style style:name="머리글_20_Char" style:display-name="머리글 Char" style:family="text" style:parent-style-name="Default_20_Paragraph_20_Font">
      <style:text-properties/>
    </style:style>
    <style:style style:name="메모_20_주제_20_Char" style:display-name="메모 주제 Char" style:family="text" style:parent-style-name="메모_20_텍스트_20_Char">
      <style:text-properties fo:font-weight="bold"/>
    </style:style>
    <style:style style:name="메모_20_텍스트_20_Char" style:display-name="메모 텍스트 Char" style:family="text" style:parent-style-name="Default_20_Paragraph_20_Font">
      <style:text-properties/>
    </style:style>
    <style:style style:name="바닥글_20_Char" style:display-name="바닥글 Char" style:family="text" style:parent-style-name="Default_20_Paragraph_20_Font">
      <style:text-properties/>
    </style:style>
    <style:style style:name="바탕글" style:display-name="바탕글" style:family="paragraph" style:parent-style-name="Standard">
      <style:paragraph-properties fo:line-height="160%" fo:margin-left="0cm" fo:text-indent="0cm" fo:margin-right="0cm" fo:widows="2" fo:orphans="2"/>
      <style:text-properties style:font-name="바탕" style:font-name-complex="굴림" style:font-name-asian="바탕" fo:color="#000000"/>
    </style:style>
    <style:style style:name="바탕글1" style:display-name="바탕글1" style:family="paragraph" style:parent-style-name="Standard">
      <style:paragraph-properties fo:line-height="160%" fo:margin-left="0cm" fo:text-indent="0cm" fo:margin-right="0cm" fo:widows="2" fo:orphans="2"/>
      <style:text-properties style:font-name="바탕" style:font-name-complex="굴림" style:font-name-asian="바탕" fo:color="#000000"/>
    </style:style>
    <style:style style:name="풍선_20_도움말_20_텍스트_20_Char" style:display-name="풍선 도움말 텍스트 Char" style:family="text" style:parent-style-name="Default_20_Paragraph_20_Font">
      <style:text-properties style:font-name="맑은 고딕" style:font-size-complex="9pt" fo:font-size="9pt"/>
    </style:style>
  </office:styles>
  <office:automatic-styles>
    <style:page-layout style:name="PAGEID0E6QGK">
      <style:page-layout-properties fo:page-width="21.001cm" fo:page-height="29.7cm" fo:margin-top="1.27cm" fo:margin-left="1.27cm" fo:margin-bottom="1.27cm" fo:margin-right="1.27cm">
        <style:footnote-sep style:distance-before-sep="0cm" style:distance-after-sep="0cm" style:width="0.005cm" style:rel-width="27.62580575266778"/>
        <style:columns fo:column-count="1"/>
      </style:page-layout-properties>
    </style:page-layout>
    <style:style style:name="HiddenParagraph" style:family="paragraph" style:parent-style-name="Standard">
      <style:text-properties fo:font-size="2pt" style:font-size-asian="2pt" style:font-size-complex="2pt"/>
    </style:style>
  </office:automatic-styles>
  <office:master-styles>
    <style:master-page style:name="Standard" style:page-layout-name="PAGEID0E6QGK"/>
  </office:master-styles>
</office:document-styles>
</file>

<file path=meta.xml><?xml version="1.0" encoding="utf-8"?>
<office:document-meta xmlns:office="urn:oasis:names:tc:opendocument:xmlns:office:1.0" xmlns:dc="http://purl.org/dc/elements/1.1/" xmlns:dcterms="http://purl.org/dc/terms/" xmlns:meta="urn:oasis:names:tc:opendocument:xmlns:meta:1.0" office:version="1.1">
  <office:meta>
    <meta:generator>OpenXML/ODF Translator Command Line Tool 3.0</meta:generator>
    <dc:title/>
    <dc:description/>
    <meta:initial-creator>limbit</meta:initial-creator>
    <dc:creator>limbit</dc:creator>
    <dc:date>2024-03-26T22:18:06</dc:date>
    <dc:subject/>
    <meta:editing-cycles>1</meta:editing-cycles>
    <meta:keyword/>
    <meta:document-statistic/>
  </office:meta>
</office:document-meta>
</file>